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pitch="variable" style:font-charset="x-symbol"/>
    <style:font-face style:name="Mangal2" svg:font-family="Mangal"/>
    <style:font-face style:name="OpenSymbol" svg:font-family="OpenSymbol"/>
    <style:font-face style:name="Gothic" svg:font-family="Gothic" style:font-pitch="variable"/>
    <style:font-face style:name="Lucidasans" svg:font-family="Lucidasans" style:font-pitch="variable"/>
    <style:font-face style:name="Mangal1" svg:font-family="Mangal" style:font-pitch="variable"/>
    <style:font-face style:name="OpenSymbol2" svg:font-family="OpenSymbol" style:font-pitch="variable"/>
    <style:font-face style:name="SimSun1" svg:font-family="SimSu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9.001cm" fo:margin-top="0cm" fo:margin-bottom="0cm" table:align="margins"/>
    </style:style>
    <style:style style:name="Tableau1.A" style:family="table-column">
      <style:table-column-properties style:column-width="2.99cm" style:rel-column-width="10312*"/>
    </style:style>
    <style:style style:name="Tableau1.B" style:family="table-column">
      <style:table-column-properties style:column-width="1.931cm" style:rel-column-width="6661*"/>
    </style:style>
    <style:style style:name="Tableau1.C" style:family="table-column">
      <style:table-column-properties style:column-width="2.487cm" style:rel-column-width="8578*"/>
    </style:style>
    <style:style style:name="Tableau1.D" style:family="table-column">
      <style:table-column-properties style:column-width="5.98cm" style:rel-column-width="20624*"/>
    </style:style>
    <style:style style:name="Tableau1.E" style:family="table-column">
      <style:table-column-properties style:column-width="5.613cm" style:rel-column-width="1936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="0cm" fo:border-left="1pt solid #000001" fo:border-right="none" fo:border-top="1pt solid #000001" fo:border-bottom="1pt solid #000001"/>
    </style:style>
    <style:style style:name="Tableau1.E1" style:family="table-cell">
      <style:table-cell-properties style:vertical-align="middle" fo:padding="0cm" fo:border="1pt solid #000001"/>
    </style:style>
    <style:style style:name="Tableau1.2" style:family="table-row">
      <style:table-row-properties style:row-height="5.001cm" fo:keep-together="auto"/>
    </style:style>
    <style:style style:name="Tableau1.A2" style:family="table-cell">
      <style:table-cell-properties style:vertical-align="middle" fo:padding="0cm" fo:border-left="1pt solid #000001" fo:border-right="none" fo:border-top="none" fo:border-bottom="1pt solid #000001"/>
    </style:style>
    <style:style style:name="Tableau1.D2" style:family="table-cell">
      <style:table-cell-properties style:vertical-align="" fo:padding="0cm" fo:border-left="1pt solid #000001" fo:border-right="none" fo:border-top="none" fo:border-bottom="1pt solid #000001"/>
    </style:style>
    <style:style style:name="Tableau1.E2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2" style:family="table">
      <style:table-properties style:width="5.5cm" fo:margin-top="0cm" fo:margin-bottom="0cm" table:align="center"/>
    </style:style>
    <style:style style:name="Tableau2.A" style:family="table-column">
      <style:table-column-properties style:column-width="1cm"/>
    </style:style>
    <style:style style:name="Tableau2.B" style:family="table-column">
      <style:table-column-properties style:column-width="4.5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padding="0cm" fo:border-left="none" fo:border-right="0.5pt solid #000001" fo:border-top="none" fo:border-bottom="1pt solid #000001"/>
    </style:style>
    <style:style style:name="Tableau2.B1" style:family="table-cell">
      <style:table-cell-properties style:vertical-align="middle" fo:padding="0cm" fo:border-left="1pt solid #000001" fo:border-right="none" fo:border-top="none" fo:border-bottom="1pt solid #000001"/>
    </style:style>
    <style:style style:name="Tableau2.2" style:family="table-row">
      <style:table-row-properties style:min-row-height="1.6cm" fo:keep-together="auto"/>
    </style:style>
    <style:style style:name="Tableau2.A2" style:family="table-cell">
      <style:table-cell-properties style:vertical-align="middle" fo:padding="0cm" fo:border-left="none" fo:border-right="0.5pt solid #000001" fo:border-top="0.5pt solid #000001" fo:border-bottom="none"/>
    </style:style>
    <style:style style:name="Tableau2.B2" style:family="table-cell">
      <style:table-cell-properties style:vertical-align="middle" fo:padding="0cm" fo:border-left="1pt solid #000001" fo:border-right="none" fo:border-top="0.5pt solid #000001" fo:border-bottom="none"/>
    </style:style>
    <style:style style:name="Tableau3" style:family="table">
      <style:table-properties style:width="5.5cm" fo:margin-top="0cm" fo:margin-bottom="0cm" table:align="center"/>
    </style:style>
    <style:style style:name="Tableau3.A" style:family="table-column">
      <style:table-column-properties style:column-width="1cm"/>
    </style:style>
    <style:style style:name="Tableau3.B" style:family="table-column">
      <style:table-column-properties style:column-width="4.5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middle" fo:padding="0cm" fo:border-left="none" fo:border-right="0.5pt solid #000001" fo:border-top="none" fo:border-bottom="1pt solid #000001"/>
    </style:style>
    <style:style style:name="Tableau3.B1" style:family="table-cell">
      <style:table-cell-properties style:vertical-align="middle" fo:padding="0cm" fo:border-left="1pt solid #000001" fo:border-right="none" fo:border-top="none" fo:border-bottom="1pt solid #000001"/>
    </style:style>
    <style:style style:name="Tableau3.2" style:family="table-row">
      <style:table-row-properties style:min-row-height="1.6cm" fo:keep-together="auto"/>
    </style:style>
    <style:style style:name="Tableau3.A2" style:family="table-cell">
      <style:table-cell-properties style:vertical-align="middle" fo:padding="0cm" fo:border-left="none" fo:border-right="0.5pt solid #000001" fo:border-top="0.5pt solid #000001" fo:border-bottom="none"/>
    </style:style>
    <style:style style:name="Tableau3.B2" style:family="table-cell">
      <style:table-cell-properties style:vertical-align="middle" fo:padding="0cm" fo:border-left="1pt solid #000001" fo:border-right="none" fo:border-top="0.5pt solid #000001" fo:border-bottom="none"/>
    </style:style>
    <style:style style:name="Tableau4" style:family="table">
      <style:table-properties style:width="5.5cm" fo:margin-top="0cm" fo:margin-bottom="0cm" table:align="center"/>
    </style:style>
    <style:style style:name="Tableau4.A" style:family="table-column">
      <style:table-column-properties style:column-width="1cm"/>
    </style:style>
    <style:style style:name="Tableau4.B" style:family="table-column">
      <style:table-column-properties style:column-width="4.5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middle" fo:padding="0cm" fo:border-left="none" fo:border-right="0.5pt solid #000001" fo:border-top="none" fo:border-bottom="1pt solid #000001"/>
    </style:style>
    <style:style style:name="Tableau4.B1" style:family="table-cell">
      <style:table-cell-properties style:vertical-align="middle" fo:padding="0cm" fo:border-left="1pt solid #000001" fo:border-right="none" fo:border-top="none" fo:border-bottom="1pt solid #000001"/>
    </style:style>
    <style:style style:name="Tableau4.2" style:family="table-row">
      <style:table-row-properties style:min-row-height="1.6cm" fo:keep-together="auto"/>
    </style:style>
    <style:style style:name="Tableau4.A2" style:family="table-cell">
      <style:table-cell-properties style:vertical-align="middle" fo:padding="0cm" fo:border-left="none" fo:border-right="0.5pt solid #000001" fo:border-top="0.5pt solid #000001" fo:border-bottom="none"/>
    </style:style>
    <style:style style:name="Tableau4.B2" style:family="table-cell">
      <style:table-cell-properties style:vertical-align="middle" fo:padding="0cm" fo:border-left="1pt solid #000001" fo:border-right="none" fo:border-top="0.5pt solid #000001" fo:border-bottom="none"/>
    </style:style>
    <style:style style:name="Tableau5" style:family="table">
      <style:table-properties style:width="5.5cm" fo:margin-top="0cm" fo:margin-bottom="0cm" table:align="center"/>
    </style:style>
    <style:style style:name="Tableau5.A" style:family="table-column">
      <style:table-column-properties style:column-width="1cm"/>
    </style:style>
    <style:style style:name="Tableau5.B" style:family="table-column">
      <style:table-column-properties style:column-width="4.5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middle" fo:padding="0cm" fo:border-left="none" fo:border-right="0.5pt solid #000001" fo:border-top="none" fo:border-bottom="1pt solid #000001"/>
    </style:style>
    <style:style style:name="Tableau5.B1" style:family="table-cell">
      <style:table-cell-properties style:vertical-align="middle" fo:padding="0cm" fo:border-left="1pt solid #000001" fo:border-right="none" fo:border-top="none" fo:border-bottom="1pt solid #000001"/>
    </style:style>
    <style:style style:name="Tableau5.2" style:family="table-row">
      <style:table-row-properties style:min-row-height="1.6cm" fo:keep-together="auto"/>
    </style:style>
    <style:style style:name="Tableau5.A2" style:family="table-cell">
      <style:table-cell-properties style:vertical-align="middle" fo:padding="0cm" fo:border-left="none" fo:border-right="0.5pt solid #000001" fo:border-top="0.5pt solid #000001" fo:border-bottom="none"/>
    </style:style>
    <style:style style:name="Tableau5.B2" style:family="table-cell">
      <style:table-cell-properties style:vertical-align="middle" fo:padding="0cm" fo:border-left="1pt solid #000001" fo:border-right="none" fo:border-top="0.5pt solid #000001" fo:border-bottom="none"/>
    </style:style>
    <style:style style:name="Tableau6" style:family="table">
      <style:table-properties style:width="19.001cm" fo:margin-top="0cm" fo:margin-bottom="0cm" table:align="margins"/>
    </style:style>
    <style:style style:name="Tableau6.A" style:family="table-column">
      <style:table-column-properties style:column-width="2.99cm" style:rel-column-width="10312*"/>
    </style:style>
    <style:style style:name="Tableau6.B" style:family="table-column">
      <style:table-column-properties style:column-width="1.931cm" style:rel-column-width="6661*"/>
    </style:style>
    <style:style style:name="Tableau6.C" style:family="table-column">
      <style:table-column-properties style:column-width="2.487cm" style:rel-column-width="8578*"/>
    </style:style>
    <style:style style:name="Tableau6.D" style:family="table-column">
      <style:table-column-properties style:column-width="5.98cm" style:rel-column-width="20624*"/>
    </style:style>
    <style:style style:name="Tableau6.E" style:family="table-column">
      <style:table-column-properties style:column-width="5.613cm" style:rel-column-width="19360*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middle" fo:padding="0cm" fo:border-left="1pt solid #000001" fo:border-right="none" fo:border-top="1pt solid #000001" fo:border-bottom="1pt solid #000001"/>
    </style:style>
    <style:style style:name="Tableau6.E1" style:family="table-cell">
      <style:table-cell-properties style:vertical-align="middle" fo:padding="0cm" fo:border="1pt solid #000001"/>
    </style:style>
    <style:style style:name="Tableau6.2" style:family="table-row">
      <style:table-row-properties style:row-height="5.001cm" fo:keep-together="auto"/>
    </style:style>
    <style:style style:name="Tableau6.A2" style:family="table-cell">
      <style:table-cell-properties style:vertical-align="middle" fo:padding="0cm" fo:border-left="1pt solid #000001" fo:border-right="none" fo:border-top="none" fo:border-bottom="1pt solid #000001"/>
    </style:style>
    <style:style style:name="Tableau6.D2" style:family="table-cell">
      <style:table-cell-properties style:vertical-align="" fo:padding="0cm" fo:border-left="1pt solid #000001" fo:border-right="none" fo:border-top="none" fo:border-bottom="1pt solid #000001"/>
    </style:style>
    <style:style style:name="Tableau6.E2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7" style:family="table">
      <style:table-properties style:width="5.5cm" fo:margin-top="0cm" fo:margin-bottom="0cm" table:align="center"/>
    </style:style>
    <style:style style:name="Tableau7.A" style:family="table-column">
      <style:table-column-properties style:column-width="1cm"/>
    </style:style>
    <style:style style:name="Tableau7.B" style:family="table-column">
      <style:table-column-properties style:column-width="4.5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middle" fo:padding="0cm" fo:border-left="none" fo:border-right="0.5pt solid #000001" fo:border-top="none" fo:border-bottom="1pt solid #000001"/>
    </style:style>
    <style:style style:name="Tableau7.B1" style:family="table-cell">
      <style:table-cell-properties style:vertical-align="middle" fo:padding="0cm" fo:border-left="1pt solid #000001" fo:border-right="none" fo:border-top="none" fo:border-bottom="1pt solid #000001"/>
    </style:style>
    <style:style style:name="Tableau7.2" style:family="table-row">
      <style:table-row-properties style:min-row-height="1.6cm" fo:keep-together="auto"/>
    </style:style>
    <style:style style:name="Tableau7.A2" style:family="table-cell">
      <style:table-cell-properties style:vertical-align="middle" fo:padding="0cm" fo:border-left="none" fo:border-right="0.5pt solid #000001" fo:border-top="0.5pt solid #000001" fo:border-bottom="none"/>
    </style:style>
    <style:style style:name="Tableau7.B2" style:family="table-cell">
      <style:table-cell-properties style:vertical-align="middle" fo:padding="0cm" fo:border-left="1pt solid #000001" fo:border-right="none" fo:border-top="0.5pt solid #000001" fo:border-bottom="none"/>
    </style:style>
    <style:style style:name="Tableau8" style:family="table">
      <style:table-properties style:width="5.5cm" fo:margin-top="0cm" fo:margin-bottom="0cm" table:align="center"/>
    </style:style>
    <style:style style:name="Tableau8.A" style:family="table-column">
      <style:table-column-properties style:column-width="1cm"/>
    </style:style>
    <style:style style:name="Tableau8.B" style:family="table-column">
      <style:table-column-properties style:column-width="4.5cm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middle" fo:padding="0cm" fo:border-left="none" fo:border-right="0.5pt solid #000001" fo:border-top="none" fo:border-bottom="1pt solid #000001"/>
    </style:style>
    <style:style style:name="Tableau8.B1" style:family="table-cell">
      <style:table-cell-properties style:vertical-align="middle" fo:padding="0cm" fo:border-left="1pt solid #000001" fo:border-right="none" fo:border-top="none" fo:border-bottom="1pt solid #000001"/>
    </style:style>
    <style:style style:name="Tableau8.2" style:family="table-row">
      <style:table-row-properties style:min-row-height="1.6cm" fo:keep-together="auto"/>
    </style:style>
    <style:style style:name="Tableau8.A2" style:family="table-cell">
      <style:table-cell-properties style:vertical-align="middle" fo:padding="0cm" fo:border-left="none" fo:border-right="0.5pt solid #000001" fo:border-top="0.5pt solid #000001" fo:border-bottom="none"/>
    </style:style>
    <style:style style:name="Tableau8.B2" style:family="table-cell">
      <style:table-cell-properties style:vertical-align="middle" fo:padding="0cm" fo:border-left="1pt solid #000001" fo:border-right="none" fo:border-top="0.5pt solid #000001" fo:border-bottom="none"/>
    </style:style>
    <style:style style:name="Tableau9" style:family="table">
      <style:table-properties style:width="5.5cm" fo:margin-top="0cm" fo:margin-bottom="0cm" table:align="center"/>
    </style:style>
    <style:style style:name="Tableau9.A" style:family="table-column">
      <style:table-column-properties style:column-width="1cm"/>
    </style:style>
    <style:style style:name="Tableau9.B" style:family="table-column">
      <style:table-column-properties style:column-width="4.5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vertical-align="middle" fo:padding="0cm" fo:border-left="none" fo:border-right="0.5pt solid #000001" fo:border-top="none" fo:border-bottom="1pt solid #000001"/>
    </style:style>
    <style:style style:name="Tableau9.B1" style:family="table-cell">
      <style:table-cell-properties style:vertical-align="middle" fo:padding="0cm" fo:border-left="1pt solid #000001" fo:border-right="none" fo:border-top="none" fo:border-bottom="1pt solid #000001"/>
    </style:style>
    <style:style style:name="Tableau9.2" style:family="table-row">
      <style:table-row-properties style:min-row-height="1.6cm" fo:keep-together="auto"/>
    </style:style>
    <style:style style:name="Tableau9.A2" style:family="table-cell">
      <style:table-cell-properties style:vertical-align="middle" fo:padding="0cm" fo:border-left="none" fo:border-right="0.5pt solid #000001" fo:border-top="0.5pt solid #000001" fo:border-bottom="none"/>
    </style:style>
    <style:style style:name="Tableau9.B2" style:family="table-cell">
      <style:table-cell-properties style:vertical-align="middle" fo:padding="0cm" fo:border-left="1pt solid #000001" fo:border-right="none" fo:border-top="0.5pt solid #000001" fo:border-bottom="none"/>
    </style:style>
    <style:style style:name="Tableau10" style:family="table">
      <style:table-properties style:width="5.5cm" fo:margin-top="0cm" fo:margin-bottom="0cm" table:align="center"/>
    </style:style>
    <style:style style:name="Tableau10.A" style:family="table-column">
      <style:table-column-properties style:column-width="1cm"/>
    </style:style>
    <style:style style:name="Tableau10.B" style:family="table-column">
      <style:table-column-properties style:column-width="4.5cm"/>
    </style:style>
    <style:style style:name="Tableau10.1" style:family="table-row">
      <style:table-row-properties fo:keep-together="auto"/>
    </style:style>
    <style:style style:name="Tableau10.A1" style:family="table-cell">
      <style:table-cell-properties style:vertical-align="middle" fo:padding="0cm" fo:border-left="none" fo:border-right="0.5pt solid #000001" fo:border-top="none" fo:border-bottom="1pt solid #000001"/>
    </style:style>
    <style:style style:name="Tableau10.B1" style:family="table-cell">
      <style:table-cell-properties style:vertical-align="middle" fo:padding="0cm" fo:border-left="1pt solid #000001" fo:border-right="none" fo:border-top="none" fo:border-bottom="1pt solid #000001"/>
    </style:style>
    <style:style style:name="Tableau10.2" style:family="table-row">
      <style:table-row-properties style:min-row-height="1.6cm" fo:keep-together="auto"/>
    </style:style>
    <style:style style:name="Tableau10.A2" style:family="table-cell">
      <style:table-cell-properties style:vertical-align="middle" fo:padding="0cm" fo:border-left="none" fo:border-right="0.5pt solid #000001" fo:border-top="0.5pt solid #000001" fo:border-bottom="none"/>
    </style:style>
    <style:style style:name="Tableau10.B2" style:family="table-cell">
      <style:table-cell-properties style:vertical-align="middle" fo:padding="0cm" fo:border-left="1pt solid #000001" fo:border-right="none" fo:border-top="0.5pt solid #000001" fo:border-bottom="none"/>
    </style:style>
    <style:style style:name="P1" style:family="paragraph" style:parent-style-name="Standard">
      <style:text-properties style:use-window-font-color="true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Times New Roman" fo:font-size="18pt" fo:language="fr" fo:country="FR" style:font-size-asian="18pt" style:language-asian="fr" style:country-asian="FR" style:font-name-complex="Times New Roman1" style:font-size-complex="18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Times New Roman" fo:font-size="18pt" fo:language="fr" fo:country="FR" fo:font-style="italic" style:font-size-asian="18pt" style:language-asian="fr" style:country-asian="FR" style:font-style-asian="italic" style:font-name-complex="Times New Roman1" style:font-size-complex="18pt" style:language-complex="ar" style:country-complex="SA" style:font-style-complex="italic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18pt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use-window-font-color="true" fo:font-size="18pt" officeooo:paragraph-rsid="001253f3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style:use-window-font-color="true" fo:font-size="18pt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use-window-font-color="true" officeooo:rsid="001253f3" officeooo:paragraph-rsid="001253f3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OpenSymbol1" officeooo:rsid="001253f3" officeooo:paragraph-rsid="001253f3"/>
    </style:style>
    <style:style style:name="P9" style:family="paragraph" style:parent-style-name="Standard">
      <style:paragraph-properties fo:text-align="start" style:justify-single-word="false"/>
      <style:text-properties style:use-window-font-color="true"/>
    </style:style>
    <style:style style:name="P10" style:family="paragraph" style:parent-style-name="Standard">
      <style:paragraph-properties fo:text-align="start" style:justify-single-word="false"/>
      <style:text-properties style:use-window-font-color="true" fo:font-size="12pt" style:font-size-asian="10.5pt" style:font-size-complex="12pt"/>
    </style:style>
    <style:style style:name="P11" style:family="paragraph" style:parent-style-name="Standard">
      <style:paragraph-properties fo:text-align="center" style:justify-single-word="false"/>
      <style:text-properties style:use-window-font-color="true"/>
    </style:style>
    <style:style style:name="P12" style:family="paragraph" style:parent-style-name="Standard">
      <style:text-properties style:use-window-font-color="true" officeooo:paragraph-rsid="001253f3"/>
    </style:style>
    <style:style style:name="P13" style:family="paragraph" style:parent-style-name="Standard">
      <style:text-properties style:use-window-font-color="true" officeooo:paragraph-rsid="002a5f66"/>
    </style:style>
    <style:style style:name="P14" style:family="paragraph" style:parent-style-name="Standard">
      <style:paragraph-properties>
        <style:tab-stops>
          <style:tab-stop style:position="3.704cm"/>
          <style:tab-stop style:position="7.038cm"/>
        </style:tab-stops>
      </style:paragraph-properties>
      <style:text-properties style:use-window-font-color="true" officeooo:paragraph-rsid="002a5f66"/>
    </style:style>
    <style:style style:name="P15" style:family="paragraph" style:parent-style-name="Standard">
      <style:paragraph-properties fo:text-align="center" style:justify-single-word="false"/>
      <style:text-properties style:use-window-font-color="true" officeooo:rsid="002a5f66" officeooo:paragraph-rsid="002a5f66"/>
    </style:style>
    <style:style style:name="P16" style:family="paragraph" style:parent-style-name="Standard">
      <style:text-properties style:use-window-font-color="true" officeooo:paragraph-rsid="00191547"/>
    </style:style>
    <style:style style:name="P17" style:family="paragraph" style:parent-style-name="Standard">
      <style:paragraph-properties fo:break-before="page"/>
      <style:text-properties style:use-window-font-color="true" officeooo:paragraph-rsid="002913f1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 style:shadow="none"/>
      <style:text-properties style:use-window-font-color="true" fo:font-size="18pt" style:font-size-asian="18pt" style:font-size-complex="18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8pt" fo:language="fr" fo:country="FR" officeooo:paragraph-rsid="00368b37" style:font-size-asian="18pt" style:language-asian="fr" style:country-asian="FR" style:font-name-complex="Times New Roman1" style:font-size-complex="18pt" style:language-complex="ar" style:country-complex="SA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8pt" fo:language="fr" fo:country="FR" officeooo:rsid="006bed12" officeooo:paragraph-rsid="00368b37" style:font-size-asian="18pt" style:language-asian="fr" style:country-asian="FR" style:font-name-complex="Times New Roman1" style:font-size-complex="18pt" style:language-complex="ar" style:country-complex="SA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8pt" fo:language="fr" fo:country="FR" fo:font-style="italic" officeooo:rsid="006bed12" officeooo:paragraph-rsid="00368b37" style:font-size-asian="18pt" style:language-asian="fr" style:country-asian="FR" style:font-style-asian="italic" style:font-name-complex="Times New Roman1" style:font-size-complex="18pt" style:language-complex="ar" style:country-complex="SA" style:font-style-complex="italic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8pt" fo:language="fr" fo:country="FR" fo:font-style="italic" officeooo:paragraph-rsid="00368b37" style:font-size-asian="18pt" style:language-asian="fr" style:country-asian="FR" style:font-style-asian="italic" style:font-name-complex="Times New Roman1" style:font-size-complex="18pt" style:language-complex="ar" style:country-complex="SA" style:font-style-complex="italic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8pt" fo:language="fr" fo:country="FR" fo:font-style="normal" officeooo:rsid="006665a7" officeooo:paragraph-rsid="00368b37" style:font-size-asian="18pt" style:language-asian="fr" style:country-asian="FR" style:font-style-asian="normal" style:font-name-complex="Times New Roman1" style:font-size-complex="18pt" style:language-complex="ar" style:country-complex="SA" style:font-style-complex="normal"/>
    </style:style>
    <style:style style:name="P24" style:family="paragraph" style:parent-style-name="Standard">
      <style:paragraph-properties fo:text-align="center" style:justify-single-word="false"/>
      <style:text-properties style:use-window-font-color="true" officeooo:rsid="001253f3" officeooo:paragraph-rsid="00368b37"/>
    </style:style>
    <style:style style:name="P25" style:family="paragraph" style:parent-style-name="Standard">
      <style:paragraph-properties fo:text-align="center" style:justify-single-word="false"/>
      <style:text-properties style:use-window-font-color="true" fo:font-size="18pt" officeooo:rsid="001253f3" officeooo:paragraph-rsid="00368b37" style:font-size-asian="18pt" style:font-size-complex="18pt"/>
    </style:style>
    <style:style style:name="P26" style:family="paragraph" style:parent-style-name="Standard">
      <style:paragraph-properties fo:text-align="center" style:justify-single-word="false"/>
      <style:text-properties style:use-window-font-color="true" fo:font-size="18pt" fo:font-style="normal" officeooo:rsid="0068579e" officeooo:paragraph-rsid="00368b37" style:font-size-asian="18pt" style:font-style-asian="normal" style:font-size-complex="18pt" style:font-style-complex="normal"/>
    </style:style>
    <style:style style:name="P27" style:family="paragraph" style:parent-style-name="Standard">
      <style:paragraph-properties fo:text-align="center" style:justify-single-word="false"/>
      <style:text-properties style:use-window-font-color="true" style:font-name="OpenSymbol1" officeooo:rsid="001253f3" officeooo:paragraph-rsid="00368b37"/>
    </style:style>
    <style:style style:name="P28" style:family="paragraph" style:parent-style-name="Standard">
      <style:paragraph-properties fo:text-align="start" style:justify-single-word="false"/>
      <style:text-properties fo:font-size="18pt" officeooo:paragraph-rsid="00368b37" style:font-size-asian="18pt" style:font-size-complex="18pt"/>
    </style:style>
    <style:style style:name="P29" style:family="paragraph" style:parent-style-name="Standard">
      <style:paragraph-properties fo:text-align="center" style:justify-single-word="false"/>
      <style:text-properties fo:font-size="18pt" officeooo:paragraph-rsid="00368b37" style:font-size-asian="18pt" style:font-size-complex="18pt"/>
    </style:style>
    <style:style style:name="P30" style:family="paragraph" style:parent-style-name="Standard">
      <style:paragraph-properties fo:text-align="start" style:justify-single-word="false"/>
      <style:text-properties officeooo:paragraph-rsid="00368b37"/>
    </style:style>
    <style:style style:name="P31" style:family="paragraph" style:parent-style-name="Standard">
      <style:paragraph-properties fo:text-align="start" style:justify-single-word="false"/>
      <style:text-properties fo:font-size="12pt" officeooo:paragraph-rsid="00368b37" style:font-size-asian="10.5pt" style:font-size-complex="12pt"/>
    </style:style>
    <style:style style:name="P32" style:family="paragraph" style:parent-style-name="Standard">
      <style:paragraph-properties fo:text-align="center" style:justify-single-word="false"/>
      <style:text-properties officeooo:paragraph-rsid="00368b37"/>
    </style:style>
    <style:style style:name="P33" style:family="paragraph" style:parent-style-name="Standard">
      <style:paragraph-properties fo:text-align="center" style:justify-single-word="false"/>
      <style:text-properties fo:color="#111111" style:font-name="Times New Roman" fo:font-size="18pt" fo:language="fr" fo:country="FR" fo:font-style="normal" officeooo:rsid="006665a7" officeooo:paragraph-rsid="00368b37" style:font-size-asian="18pt" style:language-asian="fr" style:country-asian="FR" style:font-style-asian="normal" style:font-name-complex="Times New Roman1" style:font-size-complex="18pt" style:language-complex="ar" style:country-complex="SA" style:font-style-complex="normal"/>
    </style:style>
    <style:style style:name="P34" style:family="paragraph" style:parent-style-name="Standard">
      <style:paragraph-properties fo:text-align="center" style:justify-single-word="false"/>
      <style:text-properties fo:color="#111111" style:font-name="Times New Roman" fo:font-size="18pt" fo:language="fr" fo:country="FR" fo:font-style="normal" officeooo:rsid="006bed12" officeooo:paragraph-rsid="00368b37" style:font-size-asian="18pt" style:language-asian="fr" style:country-asian="FR" style:font-style-asian="normal" style:font-name-complex="Times New Roman1" style:font-size-complex="18pt" style:language-complex="ar" style:country-complex="SA" style:font-style-complex="normal"/>
    </style:style>
    <style:style style:name="P35" style:family="paragraph" style:parent-style-name="Standard">
      <style:paragraph-properties fo:text-align="center" style:justify-single-word="false"/>
      <style:text-properties fo:color="#333333" fo:font-size="18pt" officeooo:rsid="001253f3" officeooo:paragraph-rsid="00368b37" style:font-size-asian="18pt" style:font-size-complex="18pt"/>
    </style:style>
    <style:style style:name="P36" style:family="paragraph" style:parent-style-name="Standard">
      <style:text-properties officeooo:paragraph-rsid="00368b37"/>
    </style:style>
    <style:style style:name="P37" style:family="paragraph" style:parent-style-name="Standard">
      <style:paragraph-properties fo:margin-top="0cm" fo:margin-bottom="0cm" loext:contextual-spacing="false" fo:text-align="center" style:justify-single-word="false" style:shadow="none"/>
      <style:text-properties fo:font-size="18pt" officeooo:paragraph-rsid="00368b37" style:font-size-asian="18pt" style:font-size-complex="18pt"/>
    </style:style>
    <style:style style:name="P38" style:family="paragraph" style:parent-style-name="Standard" style:master-page-name="Right_20_Page">
      <style:paragraph-properties style:page-number="auto"/>
      <style:text-properties style:use-window-font-color="true" style:font-name="Times New Roman" officeooo:rsid="002eaa51" officeooo:paragraph-rsid="00368b37"/>
    </style:style>
    <style:style style:name="P39" style:family="paragraph" style:parent-style-name="Standard">
      <style:paragraph-properties fo:break-before="page"/>
      <style:text-properties officeooo:paragraph-rsid="00368b37"/>
    </style:style>
    <style:style style:name="P40" style:family="paragraph" style:parent-style-name="tfTitre_20_a_29_">
      <style:text-properties style:use-window-font-color="true"/>
    </style:style>
    <style:style style:name="P4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Gothic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style:paragraph-properties fo:margin-left="0cm" fo:margin-right="0cm" fo:margin-top="0cm" fo:margin-bottom="0cm" fo:line-height="100%" fo:text-indent="0cm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officeooo:rsid="002913f1" style:font-style-asian="italic" style:font-style-complex="italic"/>
    </style:style>
    <style:style style:name="T2" style:family="text">
      <style:text-properties fo:font-style="italic" officeooo:rsid="002a5f66" style:font-style-asian="italic" style:font-style-complex="italic"/>
    </style:style>
    <style:style style:name="T3" style:family="text">
      <style:text-properties fo:font-style="italic" officeooo:rsid="002a5f66"/>
    </style:style>
    <style:style style:name="T4" style:family="text">
      <style:text-properties style:font-name="OpenSymbol1" officeooo:rsid="002a5f66"/>
    </style:style>
    <style:style style:name="T5" style:family="text">
      <style:text-properties style:text-position="super 58%" style:font-name="Times New Roman" fo:language="fr" fo:country="FR" style:language-asian="fr" style:country-asian="FR" style:font-name-complex="Times New Roman1" style:language-complex="ar" style:country-complex="SA"/>
    </style:style>
    <style:style style:name="T6" style:family="text">
      <style:text-properties style:text-position="super 58%" style:font-name="Times New Roman" fo:language="fr" fo:country="FR" fo:font-style="normal" officeooo:rsid="006bed12" style:language-asian="fr" style:country-asian="FR" style:font-style-asian="normal" style:font-name-complex="Times New Roman1" style:language-complex="ar" style:country-complex="SA" style:font-style-complex="normal"/>
    </style:style>
    <style:style style:name="T7" style:family="text">
      <style:text-properties style:font-name="OpenSymbol2" fo:language="fr" fo:country="FR" officeooo:rsid="001253f3" style:language-asian="fr" style:country-asian="FR" style:font-name-complex="Times New Roman1" style:language-complex="ar" style:country-complex="SA"/>
    </style:style>
    <style:style style:name="T8" style:family="text">
      <style:text-properties style:font-name="OpenSymbol2" fo:font-size="18pt" fo:language="fr" fo:country="FR" officeooo:rsid="001253f3" style:font-size-asian="18pt" style:language-asian="fr" style:country-asian="FR" style:font-name-complex="Times New Roman1" style:font-size-complex="18pt" style:language-complex="ar" style:country-complex="SA"/>
    </style:style>
    <style:style style:name="T9" style:family="text">
      <style:text-properties style:font-name="OpenSymbol2" officeooo:rsid="002a5f66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size="18pt" fo:language="fr" fo:country="FR" style:font-size-asian="18pt" style:language-asian="fr" style:country-asian="FR" style:font-name-complex="Times New Roman1" style:font-size-complex="18pt" style:language-complex="ar" style:country-complex="SA"/>
    </style:style>
    <style:style style:name="T12" style:family="text">
      <style:text-properties style:font-name="Times New Roman" fo:language="fr" fo:country="FR" style:language-asian="fr" style:country-asian="FR" style:font-name-complex="Times New Roman1" style:language-complex="ar" style:country-complex="SA"/>
    </style:style>
    <style:style style:name="T13" style:family="text">
      <style:text-properties style:font-name="Times New Roman" fo:language="fr" fo:country="FR" fo:font-style="italic" style:language-asian="fr" style:country-asian="FR" style:font-style-asian="italic" style:font-name-complex="Times New Roman1" style:language-complex="ar" style:country-complex="SA" style:font-style-complex="italic"/>
    </style:style>
    <style:style style:name="T14" style:family="text">
      <style:text-properties style:font-name="Times New Roman" fo:language="fr" fo:country="FR" fo:font-style="normal" officeooo:rsid="001253f3" style:language-asian="fr" style:country-asian="FR" style:font-style-asian="normal" style:font-name-complex="Times New Roman1" style:language-complex="ar" style:country-complex="SA" style:font-style-complex="normal"/>
    </style:style>
    <style:style style:name="T15" style:family="text">
      <style:text-properties style:font-name="Times New Roman" officeooo:rsid="002a5f66"/>
    </style:style>
    <style:style style:name="T16" style:family="text">
      <style:text-properties officeooo:rsid="002913f1"/>
    </style:style>
    <style:style style:name="T17" style:family="text">
      <style:text-properties officeooo:rsid="002a5f66"/>
    </style:style>
    <style:style style:name="T18" style:family="text">
      <style:text-properties officeooo:rsid="006bed12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9cm" svg:stroke-color="#000000" draw:marker-start-width="0.34cm" draw:marker-start-center="false" draw:marker-end-width="0.3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/>
    </style:style>
    <style:style style:name="gr5" style:family="graphic">
      <style:graphic-properties draw:stroke="dash" draw:stroke-dash="Dashed_20__28_var_29__20_75" svg:stroke-width="0.011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6" style:family="graphic">
      <style:graphic-properties draw:stroke="dash" draw:stroke-dash="Dashed_20__28_var_29__20_76" svg:stroke-width="0.011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7" style:family="graphic">
      <style:graphic-properties draw:stroke="dash" draw:stroke-dash="Dashed_20__28_var_29__20_77" svg:stroke-width="0.011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8" style:family="graphic">
      <style:graphic-properties draw:stroke="dash" draw:stroke-dash="Dashed_20__28_var_29__20_78" svg:stroke-width="0.011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9" style:family="graphic">
      <style:graphic-properties draw:stroke="dash" draw:stroke-dash="Dashed_20__28_var_29__20_79" svg:stroke-width="0.011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10" style:family="graphic">
      <style:graphic-properties draw:stroke="dash" draw:stroke-dash="Dashed_20__28_var_29__20_80" svg:stroke-width="0.011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11" style:family="graphic">
      <style:graphic-properties draw:stroke="dash" draw:stroke-dash="Dashed_20__28_var_29__20_81" svg:stroke-width="0.011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12" style:family="graphic">
      <style:graphic-properties draw:stroke="dash" draw:stroke-dash="Dashed_20__28_var_29__20_82" svg:stroke-width="0.011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37cm" fo:min-width="0.212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37cm" fo:min-width="0.215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41cm" fo:min-width="0.27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37cm" fo:min-width="0.192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36cm" fo:min-width="0.191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.03cm" svg:stroke-color="#000000" draw:marker-start="" draw:marker-start-width="0.25cm" draw:marker-start-center="false" draw:marker-end="Arrow" draw:marker-end-width="0.1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09cm" fo:min-width="0.187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1" style:family="graphic">
      <style:graphic-properties draw:stroke="dash" draw:stroke-dash="Fine_20_Dashed" svg:stroke-width="0.011cm" svg:stroke-color="#000000" draw:marker-start="" draw:marker-start-width="0.18cm" draw:marker-start-center="false" draw:marker-end="" draw:marker-end-width="0.18cm" draw:marker-end-center="false" draw:stroke-linejoin="round" svg:stroke-linecap="round" draw:fill="solid" draw:fill-color="#729fcf" draw:textarea-horizontal-align="center" draw:textarea-vertical-align="middle" fo:padding-top="0.131cm" fo:padding-bottom="0.131cm" fo:padding-left="0.254cm" fo:padding-right="0.254cm" draw:shadow="hidden" draw:shadow-offset-x="0.199cm" draw:shadow-offset-y="0.199cm" draw:shadow-color="#808080" style:run-through="foreground"/>
    </style:style>
    <style:style style:name="gr22" style:family="graphic">
      <style:graphic-properties draw:stroke="solid" draw:stroke-dash="Dashed_20__28_var_29__20_3" svg:stroke-width="0.03cm" svg:stroke-color="#000000" draw:marker-start="" draw:marker-start-width="0.21cm" draw:marker-start-center="false" draw:marker-end="Arrow" draw:marker-end-width="0.15cm" draw:marker-end-center="false" draw:stroke-linejoin="miter" svg:stroke-linecap="butt" draw:fill="solid" draw:fill-color="#729fcf" draw:textarea-horizontal-align="center" draw:textarea-vertical-align="middle" fo:padding-top="0.139cm" fo:padding-bottom="0.139cm" fo:padding-left="0.263cm" fo:padding-right="0.263cm" draw:shadow="hidden" draw:shadow-offset-x="0.199cm" draw:shadow-offset-y="0.199cm" draw:shadow-color="#808080" style:run-through="foreground"/>
    </style:style>
    <style:style style:name="gr23" style:family="graphic">
      <style:graphic-properties draw:stroke="solid" draw:stroke-dash="Dashed_20__28_var_29__20_3" svg:stroke-width="0.03cm" svg:stroke-color="#000000" draw:marker-start="" draw:marker-start-width="0.169cm" draw:marker-start-center="false" draw:marker-end="" draw:marker-end-width="0.169cm" draw:marker-end-center="false" draw:stroke-linejoin="round" svg:stroke-linecap="round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16cm" fo:min-width="0.164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16cm" fo:min-width="0.168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6" style:family="graphic">
      <style:graphic-properties draw:stroke="dash" draw:stroke-dash="Fine_20_Dashed" svg:stroke-width="0.011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09cm" fo:min-width="0.19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11cm" fo:min-width="0.19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16cm" fo:min-width="0.166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30" style:family="graphic">
      <style:graphic-properties draw:stroke="dash" draw:stroke-dash="Fine_20_Dashed" svg:stroke-width="0.009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29cm" fo:padding-bottom="0.129cm" fo:padding-left="0.254cm" fo:padding-right="0.254cm" draw:shadow="hidden" draw:shadow-offset-x="0.199cm" draw:shadow-offset-y="0.199cm" draw:shadow-color="#808080" style:run-through="foreground"/>
    </style:style>
    <style:style style:name="gr31" style:family="graphic">
      <style:graphic-properties draw:stroke="solid" draw:stroke-dash="Dashed_20__28_var_29__20_3" svg:stroke-width="0.03cm" svg:stroke-color="#000000" draw:marker-start="" draw:marker-start-width="0.229cm" draw:marker-start-center="false" draw:marker-end="Arrow" draw:marker-end-width="0.15cm" draw:marker-end-center="false" draw:stroke-linejoin="miter" svg:stroke-linecap="butt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2" style:family="graphic">
      <style:graphic-properties draw:stroke="solid" draw:stroke-dash="Dashed_20__28_var_29__20_3" svg:stroke-width="0.03cm" svg:stroke-color="#000000" draw:marker-start="" draw:marker-start-width="0.21cm" draw:marker-start-center="false" draw:marker-end="" draw:marker-end-width="0.21cm" draw:marker-end-center="false" draw:stroke-linejoin="round" svg:stroke-linecap="round" draw:fill="solid" draw:fill-color="#729fcf" draw:textarea-horizontal-align="center" draw:textarea-vertical-align="middle" fo:padding-top="0.139cm" fo:padding-bottom="0.139cm" fo:padding-left="0.263cm" fo:padding-right="0.263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07cm" fo:min-width="0.199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07cm" fo:min-width="0.175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07cm" fo:min-width="0.176cm" fo:padding-top="0cm" fo:padding-bottom="0cm" fo:padding-left="0cm" fo:padding-right="0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9">fonction</text:p>
          </table:table-cell>
          <table:table-cell table:style-name="Tableau1.A1" office:value-type="string">
            <text:p text:style-name="P21">Df</text:p>
          </table:table-cell>
          <table:table-cell table:style-name="Tableau1.A1" office:value-type="string">
            <text:p text:style-name="P23">parité</text:p>
          </table:table-cell>
          <table:table-cell table:style-name="Tableau1.A1" office:value-type="string">
            <text:p text:style-name="P19">variations</text:p>
          </table:table-cell>
          <table:table-cell table:style-name="Tableau1.E1" office:value-type="string">
            <text:p text:style-name="P20">courbe</text:p>
          </table:table-cell>
        </table:table-row>
        <table:table-row table:style-name="Tableau1.2">
          <table:table-cell table:style-name="Tableau1.A2" office:value-type="string">
            <text:p text:style-name="P24">affine</text:p>
            <text:p text:style-name="P25"><text:span text:style-name="T13">x </text:span><text:span text:style-name="T13"><draw:g text:anchor-type="as-char" svg:y="-0.303cm" draw:z-index="0" draw:style-name="gr1"><draw:line draw:style-name="gr2" draw:text-style-name="P41" svg:x1="0.001cm" svg:y1="0cm" svg:x2="0.001cm" svg:y2="0.249cm"><text:p/></draw:line><draw:line draw:style-name="gr2" draw:text-style-name="P41" svg:x1="0.001cm" svg:y1="0.125cm" svg:x2="0.53cm" svg:y2="0.125cm"><text:p/></draw:line><draw:line draw:style-name="gr2" draw:text-style-name="P41" svg:x1="0.534cm" svg:y1="0.13cm" svg:x2="0.44cm" svg:y2="0cm"><text:p/></draw:line><draw:line draw:style-name="gr2" draw:text-style-name="P41" svg:x1="0.534cm" svg:y1="0.12cm" svg:x2="0.44cm" svg:y2="0.249cm"><text:p/></draw:line></draw:g></text:span><text:span text:style-name="T13"><text:s/>ax</text:span><text:span text:style-name="T12"> + </text:span><text:span text:style-name="T13">b</text:span></text:p>
          </table:table-cell>
          <table:table-cell table:style-name="Tableau1.A2" office:value-type="string">
            <text:p text:style-name="P27">ℝ</text:p>
          </table:table-cell>
          <table:table-cell table:style-name="Tableau1.A2" office:value-type="string">
            <text:p text:style-name="P26">ni paire, ni impaire si a et b sont non nuls,</text:p>
          </table:table-cell>
          <table:table-cell table:style-name="Tableau1.D2" office:value-type="string">
            <text:p text:style-name="P28"><text:span text:style-name="T12">si </text:span><text:span text:style-name="T13">a</text:span><text:span text:style-name="T12"> &lt; 0,</text:span></text:p>
            <text:p text:style-name="P30"/>
            <text:p text:style-name="P30"/>
            <text:p text:style-name="P31"/>
            <text:p text:style-name="P28"><text:span text:style-name="T12">si </text:span><text:span text:style-name="T13">a</text:span><text:span text:style-name="T12"> &gt; 0,</text:span></text:p>
          </table:table-cell>
          <table:table-cell table:style-name="Tableau1.E2" office:value-type="string">
            <text:p text:style-name="P32"/>
          </table:table-cell>
        </table:table-row>
        <table:table-row table:style-name="Tableau1.2">
          <table:table-cell table:style-name="Tableau1.A2" office:value-type="string">
            <text:p text:style-name="P24">carrée</text:p>
            <text:p text:style-name="P25"><text:span text:style-name="T13">x</text:span><text:span text:style-name="T12"> </text:span><text:span text:style-name="T12"><draw:g text:anchor-type="as-char" svg:y="-0.303cm" draw:z-index="1" draw:style-name="gr1"><draw:line draw:style-name="gr2" draw:text-style-name="P41" svg:x1="0.001cm" svg:y1="0cm" svg:x2="0.001cm" svg:y2="0.249cm"><text:p/></draw:line><draw:line draw:style-name="gr2" draw:text-style-name="P41" svg:x1="0.001cm" svg:y1="0.125cm" svg:x2="0.53cm" svg:y2="0.125cm"><text:p/></draw:line><draw:line draw:style-name="gr2" draw:text-style-name="P41" svg:x1="0.534cm" svg:y1="0.13cm" svg:x2="0.44cm" svg:y2="0cm"><text:p/></draw:line><draw:line draw:style-name="gr2" draw:text-style-name="P41" svg:x1="0.534cm" svg:y1="0.12cm" svg:x2="0.44cm" svg:y2="0.249cm"><text:p/></draw:line></draw:g></text:span><text:span text:style-name="T12"><text:s/></text:span><text:span text:style-name="T13">x</text:span><text:span text:style-name="T5">2</text:span></text:p>
          </table:table-cell>
          <table:table-cell table:style-name="Tableau1.A2" office:value-type="string">
            <text:p text:style-name="P32"/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able:table table:name="Tableau2" table:style-name="Tableau2">
              <table:table-column table:style-name="Tableau2.A"/>
              <table:table-column table:style-name="Tableau2.B"/>
              <table:table-row table:style-name="Tableau2.1">
                <table:table-cell table:style-name="Tableau2.A1" office:value-type="string">
                  <text:p text:style-name="P22">x</text:p>
                </table:table-cell>
                <table:table-cell table:style-name="Tableau2.B1" office:value-type="string">
                  <text:p text:style-name="P32"><text:span text:style-name="T11">−</text:span><text:span text:style-name="T8">∞</text:span><text:span text:style-name="T11"> <text:s text:c="15"/>+</text:span><text:span text:style-name="T8">∞</text:span></text:p>
                </table:table-cell>
              </table:table-row>
              <table:table-row table:style-name="Tableau2.2">
                <table:table-cell table:style-name="Tableau2.A2" office:value-type="string">
                  <text:p text:style-name="P29"><text:span text:style-name="T13">x</text:span><text:span text:style-name="T5">2</text:span></text:p>
                </table:table-cell>
                <table:table-cell table:style-name="Tableau2.B2" office:value-type="string">
                  <text:p text:style-name="P32"/>
                </table:table-cell>
              </table:table-row>
            </table:table>
            <text:p text:style-name="P32"/>
          </table:table-cell>
          <table:table-cell table:style-name="Tableau1.E2" office:value-type="string">
            <text:p text:style-name="P29"><draw:g text:anchor-type="as-char" draw:z-index="2" draw:name="Forme2" draw:style-name="gr3"><draw:g draw:style-name="gr4"><draw:line draw:style-name="gr5" draw:text-style-name="P42" svg:x1="0.005cm" svg:y1="0.008cm" svg:x2="0.005cm" svg:y2="4.077cm"><text:p/></draw:line><draw:line draw:style-name="gr6" draw:text-style-name="P42" svg:x1="1.144cm" svg:y1="0.008cm" svg:x2="1.144cm" svg:y2="4.077cm"><text:p/></draw:line><draw:line draw:style-name="gr7" draw:text-style-name="P42" svg:x1="3.424cm" svg:y1="0.008cm" svg:x2="3.424cm" svg:y2="4.077cm"><text:p/></draw:line><draw:line draw:style-name="gr8" draw:text-style-name="P42" svg:x1="4.564cm" svg:y1="0.008cm" svg:x2="4.564cm" svg:y2="4.077cm"><text:p/></draw:line><draw:line draw:style-name="gr9" draw:text-style-name="P42" svg:x1="0.005cm" svg:y1="0.008cm" svg:x2="4.563cm" svg:y2="0.008cm"><text:p/></draw:line><draw:line draw:style-name="gr10" draw:text-style-name="P42" svg:x1="0.005cm" svg:y1="1.025cm" svg:x2="4.563cm" svg:y2="1.025cm"><text:p/></draw:line><draw:line draw:style-name="gr11" draw:text-style-name="P42" svg:x1="0.005cm" svg:y1="2.043cm" svg:x2="4.563cm" svg:y2="2.043cm"><text:p/></draw:line><draw:line draw:style-name="gr12" draw:text-style-name="P42" svg:x1="0.005cm" svg:y1="3.059cm" svg:x2="4.563cm" svg:y2="3.059cm"><text:p/></draw:line></draw:g><draw:frame draw:style-name="gr13" draw:text-style-name="P44" svg:width="0.212cm" svg:height="0.438cm" svg:x="2.201cm" svg:y="4.122cm"><draw:text-box><text:p text:style-name="P43"><text:span text:style-name="T19">0</text:span></text:p></draw:text-box></draw:frame><draw:frame draw:style-name="gr14" draw:text-style-name="P44" svg:width="0.216cm" svg:height="0.438cm" svg:x="3.343cm" svg:y="4.122cm"><draw:text-box><text:p text:style-name="P43"><text:span text:style-name="T19">1</text:span></text:p></draw:text-box></draw:frame><draw:frame draw:style-name="gr15" draw:text-style-name="P44" svg:width="0.78cm" svg:height="0.692cm" svg:x="1.85cm" svg:y="2.596cm"><draw:text-box><text:p text:style-name="P43"><text:span text:style-name="T19">1</text:span></text:p></draw:text-box></draw:frame><draw:frame draw:style-name="gr16" draw:text-style-name="P45" svg:width="0.193cm" svg:height="0.438cm" svg:x="1.967cm" svg:y="0.055cm"><draw:text-box><text:p text:style-name="P43"><text:span text:style-name="T20">y</text:span></text:p></draw:text-box></draw:frame><draw:frame draw:style-name="gr17" draw:text-style-name="P45" svg:width="0.191cm" svg:height="0.436cm" svg:x="4.41cm" svg:y="4.117cm"><draw:text-box><text:p text:style-name="P43"><text:span text:style-name="T20">x</text:span></text:p></draw:text-box></draw:frame><draw:g draw:style-name="gr4"><draw:polyline draw:style-name="gr18" draw:text-style-name="P42" svg:width="2.278cm" svg:height="4.068cm" svg:x="2.284cm" svg:y="0.008cm" svg:viewBox="0 0 2279 4069" draw:points="0,4069 114,4059 229,4028 342,3977 456,3906 570,3815 685,3703 798,3570 912,3419 1026,3246 1141,3052 1254,2838 1367,2604 1481,2350 1596,2075 1709,1779 1823,1465 1937,1129 2052,774 2165,396 2279,0"><text:p/></draw:polyline><draw:polyline draw:style-name="gr18" draw:text-style-name="P42" svg:width="2.278cm" svg:height="4.068cm" svg:x="0.005cm" svg:y="0.008cm" svg:viewBox="0 0 2279 4069" draw:points="2279,4069 2165,4059 2052,4028 1937,3977 1823,3906 1709,3815 1596,3703 1481,3570 1367,3419 1254,3246 1141,3052 1026,2838 912,2604 798,2350 685,2075 570,1779 456,1465 342,1129 229,774 114,396 0,0"><text:p/></draw:polyline></draw:g><draw:line draw:style-name="gr19" draw:text-style-name="P46" svg:x1="2.289cm" svg:y1="4.092cm" svg:x2="2.289cm" svg:y2="0cm"><text:p/></draw:line><draw:line draw:style-name="gr19" draw:text-style-name="P46" svg:x1="-0.001cm" svg:y1="4.089cm" svg:x2="4.568cm" svg:y2="4.089cm"><text:p/></draw:line></draw:g></text:p>
          </table:table-cell>
        </table:table-row>
        <table:table-row table:style-name="Tableau1.2">
          <table:table-cell table:style-name="Tableau1.A2" office:value-type="string">
            <text:p text:style-name="P24">c<text:span text:style-name="T18">ub</text:span>e</text:p>
            <text:p text:style-name="P25"><text:span text:style-name="T13">x</text:span><text:span text:style-name="T12"> </text:span><text:span text:style-name="T12"><draw:g text:anchor-type="as-char" svg:y="-0.303cm" draw:z-index="3" draw:style-name="gr1"><draw:line draw:style-name="gr2" draw:text-style-name="P41" svg:x1="0.001cm" svg:y1="0cm" svg:x2="0.001cm" svg:y2="0.249cm"><text:p/></draw:line><draw:line draw:style-name="gr2" draw:text-style-name="P41" svg:x1="0.001cm" svg:y1="0.125cm" svg:x2="0.53cm" svg:y2="0.125cm"><text:p/></draw:line><draw:line draw:style-name="gr2" draw:text-style-name="P41" svg:x1="0.534cm" svg:y1="0.13cm" svg:x2="0.44cm" svg:y2="0cm"><text:p/></draw:line><draw:line draw:style-name="gr2" draw:text-style-name="P41" svg:x1="0.534cm" svg:y1="0.12cm" svg:x2="0.44cm" svg:y2="0.249cm"><text:p/></draw:line></draw:g></text:span><text:span text:style-name="T12"><text:s/></text:span><text:span text:style-name="T13">x</text:span><text:span text:style-name="T6">3</text:span></text:p>
          </table:table-cell>
          <table:table-cell table:style-name="Tableau1.A2" office:value-type="string">
            <text:p text:style-name="P32"/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able:table table:name="Tableau3" table:style-name="Tableau3">
              <table:table-column table:style-name="Tableau3.A"/>
              <table:table-column table:style-name="Tableau3.B"/>
              <table:table-row table:style-name="Tableau3.1">
                <table:table-cell table:style-name="Tableau3.A1" office:value-type="string">
                  <text:p text:style-name="P22">x</text:p>
                </table:table-cell>
                <table:table-cell table:style-name="Tableau3.B1" office:value-type="string">
                  <text:p text:style-name="P29"><text:span text:style-name="T12">−</text:span><text:span text:style-name="T7">∞</text:span><text:span text:style-name="T12"> <text:s text:c="15"/>+</text:span><text:span text:style-name="T7">∞</text:span></text:p>
                </table:table-cell>
              </table:table-row>
              <table:table-row table:style-name="Tableau3.2">
                <table:table-cell table:style-name="Tableau3.A2" office:value-type="string">
                  <text:p text:style-name="P35"><text:span text:style-name="T13">x</text:span><text:span text:style-name="T6">3</text:span></text:p>
                </table:table-cell>
                <table:table-cell table:style-name="Tableau3.B2" office:value-type="string">
                  <text:p text:style-name="P32"/>
                </table:table-cell>
              </table:table-row>
            </table:table>
            <text:p text:style-name="P32"/>
          </table:table-cell>
          <table:table-cell table:style-name="Tableau1.E2" office:value-type="string">
            <text:p text:style-name="P37"><draw:g text:anchor-type="as-char" draw:z-index="4" draw:name="Forme4" draw:style-name="gr3"><draw:frame draw:style-name="gr20" draw:text-style-name="P44" svg:width="0.188cm" svg:height="0.41cm" svg:x="2.044cm" svg:y="2.353cm"><draw:text-box><text:p text:style-name="P43"><text:span text:style-name="T19">0</text:span></text:p></draw:text-box></draw:frame><draw:g draw:style-name="gr4"><draw:line draw:style-name="gr21" draw:text-style-name="P46" svg:x1="0.009cm" svg:y1="0cm" svg:x2="0.009cm" svg:y2="4.59cm"><text:p/></draw:line><draw:line draw:style-name="gr21" draw:text-style-name="P46" svg:x1="0.772cm" svg:y1="0cm" svg:x2="0.772cm" svg:y2="4.59cm"><text:p/></draw:line><draw:line draw:style-name="gr21" draw:text-style-name="P46" svg:x1="1.536cm" svg:y1="0cm" svg:x2="1.536cm" svg:y2="4.59cm"><text:p/></draw:line><draw:line draw:style-name="gr21" draw:text-style-name="P46" svg:x1="3.063cm" svg:y1="0cm" svg:x2="3.063cm" svg:y2="4.59cm"><text:p/></draw:line><draw:line draw:style-name="gr21" draw:text-style-name="P46" svg:x1="3.826cm" svg:y1="0cm" svg:x2="3.826cm" svg:y2="4.59cm"><text:p/></draw:line><draw:line draw:style-name="gr21" draw:text-style-name="P46" svg:x1="4.59cm" svg:y1="0cm" svg:x2="4.59cm" svg:y2="4.59cm"><text:p/></draw:line><draw:line draw:style-name="gr21" draw:text-style-name="P46" svg:x1="0cm" svg:y1="0cm" svg:x2="4.6cm" svg:y2="0cm"><text:p/></draw:line><draw:line draw:style-name="gr21" draw:text-style-name="P46" svg:x1="0cm" svg:y1="0.767cm" svg:x2="4.6cm" svg:y2="0.767cm"><text:p/></draw:line><draw:line draw:style-name="gr21" draw:text-style-name="P46" svg:x1="0cm" svg:y1="1.536cm" svg:x2="4.6cm" svg:y2="1.536cm"><text:p/></draw:line><draw:line draw:style-name="gr21" draw:text-style-name="P46" svg:x1="0cm" svg:y1="3.067cm" svg:x2="4.6cm" svg:y2="3.067cm"><text:p/></draw:line><draw:line draw:style-name="gr21" draw:text-style-name="P46" svg:x1="0cm" svg:y1="3.833cm" svg:x2="4.6cm" svg:y2="3.833cm"><text:p/></draw:line><draw:line draw:style-name="gr21" draw:text-style-name="P46" svg:x1="0cm" svg:y1="4.6cm" svg:x2="4.6cm" svg:y2="4.6cm"><text:p/></draw:line></draw:g><draw:line draw:style-name="gr22" draw:text-style-name="P46" svg:x1="2.3cm" svg:y1="4.589cm" svg:x2="2.3cm" svg:y2="0.013cm"><text:p/></draw:line><draw:line draw:style-name="gr22" draw:text-style-name="P46" svg:x1="0cm" svg:y1="2.3cm" svg:x2="4.593cm" svg:y2="2.3cm"><text:p/></draw:line><draw:g draw:style-name="gr4"><draw:line draw:style-name="gr23" draw:text-style-name="P46" svg:x1="1.206cm" svg:y1="4.562cm" svg:x2="1.216cm" svg:y2="4.502cm"><text:p/></draw:line><draw:line draw:style-name="gr23" draw:text-style-name="P46" svg:x1="1.216cm" svg:y1="4.502cm" svg:x2="1.226cm" svg:y2="4.444cm"><text:p/></draw:line><draw:line draw:style-name="gr23" draw:text-style-name="P46" svg:x1="1.226cm" svg:y1="4.444cm" svg:x2="1.235cm" svg:y2="4.386cm"><text:p/></draw:line><draw:line draw:style-name="gr23" draw:text-style-name="P46" svg:x1="1.236cm" svg:y1="4.386cm" svg:x2="1.246cm" svg:y2="4.33cm"><text:p/></draw:line><draw:line draw:style-name="gr23" draw:text-style-name="P46" svg:x1="1.246cm" svg:y1="4.33cm" svg:x2="1.256cm" svg:y2="4.274cm"><text:p/></draw:line><draw:line draw:style-name="gr23" draw:text-style-name="P46" svg:x1="1.256cm" svg:y1="4.274cm" svg:x2="1.265cm" svg:y2="4.22cm"><text:p/></draw:line><draw:line draw:style-name="gr23" draw:text-style-name="P46" svg:x1="1.265cm" svg:y1="4.22cm" svg:x2="1.274cm" svg:y2="4.166cm"><text:p/></draw:line><draw:line draw:style-name="gr23" draw:text-style-name="P46" svg:x1="1.275cm" svg:y1="4.167cm" svg:x2="1.284cm" svg:y2="4.114cm"><text:p/></draw:line><draw:line draw:style-name="gr23" draw:text-style-name="P46" svg:x1="1.284cm" svg:y1="4.114cm" svg:x2="1.294cm" svg:y2="4.062cm"><text:p/></draw:line><draw:line draw:style-name="gr23" draw:text-style-name="P46" svg:x1="1.294cm" svg:y1="4.062cm" svg:x2="1.313cm" svg:y2="3.962cm"><text:p/></draw:line><draw:line draw:style-name="gr23" draw:text-style-name="P46" svg:x1="1.313cm" svg:y1="3.962cm" svg:x2="1.332cm" svg:y2="3.866cm"><text:p/></draw:line><draw:line draw:style-name="gr23" draw:text-style-name="P46" svg:x1="1.333cm" svg:y1="3.867cm" svg:x2="1.352cm" svg:y2="3.774cm"><text:p/></draw:line><draw:line draw:style-name="gr23" draw:text-style-name="P46" svg:x1="1.352cm" svg:y1="3.773cm" svg:x2="1.372cm" svg:y2="3.685cm"><text:p/></draw:line><draw:line draw:style-name="gr23" draw:text-style-name="P46" svg:x1="1.372cm" svg:y1="3.685cm" svg:x2="1.391cm" svg:y2="3.6cm"><text:p/></draw:line><draw:line draw:style-name="gr23" draw:text-style-name="P46" svg:x1="1.392cm" svg:y1="3.6cm" svg:x2="1.411cm" svg:y2="3.518cm"><text:p/></draw:line><draw:line draw:style-name="gr23" draw:text-style-name="P46" svg:x1="1.411cm" svg:y1="3.518cm" svg:x2="1.43cm" svg:y2="3.441cm"><text:p/></draw:line><draw:line draw:style-name="gr23" draw:text-style-name="P46" svg:x1="1.43cm" svg:y1="3.442cm" svg:x2="1.449cm" svg:y2="3.367cm"><text:p/></draw:line><draw:line draw:style-name="gr23" draw:text-style-name="P46" svg:x1="1.449cm" svg:y1="3.366cm" svg:x2="1.469cm" svg:y2="3.295cm"><text:p/></draw:line><draw:line draw:style-name="gr23" draw:text-style-name="P46" svg:x1="1.469cm" svg:y1="3.294cm" svg:x2="1.488cm" svg:y2="3.227cm"><text:p/></draw:line><draw:line draw:style-name="gr23" draw:text-style-name="P46" svg:x1="1.488cm" svg:y1="3.228cm" svg:x2="1.508cm" svg:y2="3.162cm"><text:p/></draw:line><draw:line draw:style-name="gr23" draw:text-style-name="P46" svg:x1="1.508cm" svg:y1="3.161cm" svg:x2="1.527cm" svg:y2="3.1cm"><text:p/></draw:line><draw:line draw:style-name="gr23" draw:text-style-name="P46" svg:x1="1.527cm" svg:y1="3.1cm" svg:x2="1.547cm" svg:y2="3.041cm"><text:p/></draw:line><draw:line draw:style-name="gr23" draw:text-style-name="P46" svg:x1="1.547cm" svg:y1="3.041cm" svg:x2="1.566cm" svg:y2="2.986cm"><text:p/></draw:line><draw:line draw:style-name="gr23" draw:text-style-name="P46" svg:x1="1.567cm" svg:y1="2.986cm" svg:x2="1.586cm" svg:y2="2.933cm"><text:p/></draw:line><draw:line draw:style-name="gr23" draw:text-style-name="P46" svg:x1="1.586cm" svg:y1="2.933cm" svg:x2="1.605cm" svg:y2="2.883cm"><text:p/></draw:line><draw:line draw:style-name="gr23" draw:text-style-name="P46" svg:x1="1.605cm" svg:y1="2.883cm" svg:x2="1.644cm" svg:y2="2.791cm"><text:p/></draw:line><draw:line draw:style-name="gr23" draw:text-style-name="P46" svg:x1="1.644cm" svg:y1="2.792cm" svg:x2="1.683cm" svg:y2="2.71cm"><text:p/></draw:line><draw:line draw:style-name="gr23" draw:text-style-name="P46" svg:x1="1.683cm" svg:y1="2.709cm" svg:x2="1.722cm" svg:y2="2.637cm"><text:p/></draw:line><draw:line draw:style-name="gr23" draw:text-style-name="P46" svg:x1="1.722cm" svg:y1="2.638cm" svg:x2="1.76cm" svg:y2="2.575cm"><text:p/></draw:line><draw:line draw:style-name="gr23" draw:text-style-name="P46" svg:x1="1.76cm" svg:y1="2.576cm" svg:x2="1.799cm" svg:y2="2.522cm"><text:p/></draw:line><draw:line draw:style-name="gr23" draw:text-style-name="P46" svg:x1="1.8cm" svg:y1="2.52cm" svg:x2="1.839cm" svg:y2="2.473cm"><text:p/></draw:line><draw:line draw:style-name="gr23" draw:text-style-name="P46" svg:x1="1.839cm" svg:y1="2.474cm" svg:x2="1.878cm" svg:y2="2.434cm"><text:p/></draw:line><draw:line draw:style-name="gr23" draw:text-style-name="P46" svg:x1="1.878cm" svg:y1="2.434cm" svg:x2="1.916cm" svg:y2="2.402cm"><text:p/></draw:line><draw:line draw:style-name="gr23" draw:text-style-name="P46" svg:x1="1.916cm" svg:y1="2.401cm" svg:x2="1.955cm" svg:y2="2.374cm"><text:p/></draw:line><draw:line draw:style-name="gr23" draw:text-style-name="P46" svg:x1="1.955cm" svg:y1="2.374cm" svg:x2="1.994cm" svg:y2="2.353cm"><text:p/></draw:line><draw:line draw:style-name="gr23" draw:text-style-name="P46" svg:x1="1.994cm" svg:y1="2.353cm" svg:x2="2.033cm" svg:y2="2.336cm"><text:p/></draw:line><draw:line draw:style-name="gr23" draw:text-style-name="P46" svg:x1="2.033cm" svg:y1="2.336cm" svg:x2="2.071cm" svg:y2="2.324cm"><text:p/></draw:line><draw:line draw:style-name="gr23" draw:text-style-name="P46" svg:x1="2.072cm" svg:y1="2.324cm" svg:x2="2.111cm" svg:y2="2.315cm"><text:p/></draw:line><draw:line draw:style-name="gr23" draw:text-style-name="P46" svg:x1="2.111cm" svg:y1="2.315cm" svg:x2="2.15cm" svg:y2="2.309cm"><text:p/></draw:line><draw:line draw:style-name="gr23" draw:text-style-name="P46" svg:x1="2.15cm" svg:y1="2.309cm" svg:x2="2.189cm" svg:y2="2.306cm"><text:p/></draw:line><draw:line draw:style-name="gr23" draw:text-style-name="P46" svg:x1="2.189cm" svg:y1="2.307cm" svg:x2="2.227cm" svg:y2="2.305cm"><text:p/></draw:line><draw:line draw:style-name="gr23" draw:text-style-name="P46" svg:x1="2.227cm" svg:y1="2.305cm" svg:x2="2.266cm" svg:y2="2.304cm"><text:p/></draw:line><draw:line draw:style-name="gr23" draw:text-style-name="P46" svg:x1="2.267cm" svg:y1="2.304cm" svg:x2="2.306cm" svg:y2="2.304cm"><text:p/></draw:line><draw:line draw:style-name="gr23" draw:text-style-name="P46" svg:x1="2.305cm" svg:y1="2.304cm" svg:x2="2.344cm" svg:y2="2.304cm"><text:p/></draw:line><draw:line draw:style-name="gr23" draw:text-style-name="P46" svg:x1="2.345cm" svg:y1="2.304cm" svg:x2="2.383cm" svg:y2="2.303cm"><text:p/></draw:line><draw:line draw:style-name="gr23" draw:text-style-name="P46" svg:x1="2.383cm" svg:y1="2.303cm" svg:x2="2.422cm" svg:y2="2.3cm"><text:p/></draw:line><draw:line draw:style-name="gr23" draw:text-style-name="P46" svg:x1="2.422cm" svg:y1="2.302cm" svg:x2="2.461cm" svg:y2="2.298cm"><text:p/></draw:line><draw:line draw:style-name="gr23" draw:text-style-name="P46" svg:x1="2.461cm" svg:y1="2.297cm" svg:x2="2.5cm" svg:y2="2.291cm"><text:p/></draw:line><draw:line draw:style-name="gr23" draw:text-style-name="P46" svg:x1="2.5cm" svg:y1="2.29cm" svg:x2="2.538cm" svg:y2="2.28cm"><text:p/></draw:line><draw:line draw:style-name="gr23" draw:text-style-name="P46" svg:x1="2.538cm" svg:y1="2.281cm" svg:x2="2.577cm" svg:y2="2.268cm"><text:p/></draw:line><draw:line draw:style-name="gr23" draw:text-style-name="P46" svg:x1="2.577cm" svg:y1="2.267cm" svg:x2="2.616cm" svg:y2="2.249cm"><text:p/></draw:line><draw:line draw:style-name="gr23" draw:text-style-name="P46" svg:x1="2.616cm" svg:y1="2.249cm" svg:x2="2.655cm" svg:y2="2.227cm"><text:p/></draw:line><draw:line draw:style-name="gr23" draw:text-style-name="P46" svg:x1="2.655cm" svg:y1="2.226cm" svg:x2="2.694cm" svg:y2="2.198cm"><text:p/></draw:line><draw:line draw:style-name="gr23" draw:text-style-name="P46" svg:x1="2.694cm" svg:y1="2.198cm" svg:x2="2.733cm" svg:y2="2.164cm"><text:p/></draw:line><draw:line draw:style-name="gr23" draw:text-style-name="P46" svg:x1="2.733cm" svg:y1="2.164cm" svg:x2="2.772cm" svg:y2="2.123cm"><text:p/></draw:line><draw:line draw:style-name="gr23" draw:text-style-name="P46" svg:x1="2.772cm" svg:y1="2.123cm" svg:x2="2.811cm" svg:y2="2.074cm"><text:p/></draw:line><draw:line draw:style-name="gr23" draw:text-style-name="P46" svg:x1="2.811cm" svg:y1="2.074cm" svg:x2="2.85cm" svg:y2="2.018cm"><text:p/></draw:line><draw:line draw:style-name="gr23" draw:text-style-name="P46" svg:x1="2.85cm" svg:y1="2.018cm" svg:x2="2.888cm" svg:y2="1.953cm"><text:p/></draw:line><draw:line draw:style-name="gr23" draw:text-style-name="P46" svg:x1="2.888cm" svg:y1="1.954cm" svg:x2="2.927cm" svg:y2="1.88cm"><text:p/></draw:line><draw:line draw:style-name="gr23" draw:text-style-name="P46" svg:x1="2.927cm" svg:y1="1.878cm" svg:x2="2.966cm" svg:y2="1.794cm"><text:p/></draw:line><draw:line draw:style-name="gr23" draw:text-style-name="P46" svg:x1="2.967cm" svg:y1="1.794cm" svg:x2="3.006cm" svg:y2="1.699cm"><text:p/></draw:line><draw:line draw:style-name="gr23" draw:text-style-name="P46" svg:x1="3.006cm" svg:y1="1.7cm" svg:x2="3.024cm" svg:y2="1.648cm"><text:p/></draw:line><draw:line draw:style-name="gr23" draw:text-style-name="P46" svg:x1="3.024cm" svg:y1="1.65cm" svg:x2="3.043cm" svg:y2="1.596cm"><text:p/></draw:line><draw:line draw:style-name="gr23" draw:text-style-name="P46" svg:x1="3.044cm" svg:y1="1.593cm" svg:x2="3.064cm" svg:y2="1.536cm"><text:p/></draw:line><draw:line draw:style-name="gr23" draw:text-style-name="P46" svg:x1="3.064cm" svg:y1="1.537cm" svg:x2="3.083cm" svg:y2="1.477cm"><text:p/></draw:line><draw:line draw:style-name="gr23" draw:text-style-name="P46" svg:x1="3.083cm" svg:y1="1.477cm" svg:x2="3.102cm" svg:y2="1.414cm"><text:p/></draw:line><draw:line draw:style-name="gr23" draw:text-style-name="P46" svg:x1="3.102cm" svg:y1="1.416cm" svg:x2="3.121cm" svg:y2="1.349cm"><text:p/></draw:line><draw:line draw:style-name="gr23" draw:text-style-name="P46" svg:x1="3.122cm" svg:y1="1.347cm" svg:x2="3.142cm" svg:y2="1.277cm"><text:p/></draw:line><draw:line draw:style-name="gr23" draw:text-style-name="P46" svg:x1="3.142cm" svg:y1="1.277cm" svg:x2="3.161cm" svg:y2="1.204cm"><text:p/></draw:line><draw:line draw:style-name="gr23" draw:text-style-name="P46" svg:x1="3.161cm" svg:y1="1.204cm" svg:x2="3.18cm" svg:y2="1.128cm"><text:p/></draw:line><draw:line draw:style-name="gr23" draw:text-style-name="P46" svg:x1="3.18cm" svg:y1="1.131cm" svg:x2="3.199cm" svg:y2="1.051cm"><text:p/></draw:line><draw:line draw:style-name="gr23" draw:text-style-name="P46" svg:x1="3.199cm" svg:y1="1.051cm" svg:x2="3.218cm" svg:y2="0.968cm"><text:p/></draw:line><draw:line draw:style-name="gr23" draw:text-style-name="P46" svg:x1="3.219cm" svg:y1="0.966cm" svg:x2="3.238cm" svg:y2="0.879cm"><text:p/></draw:line><draw:line draw:style-name="gr23" draw:text-style-name="P46" svg:x1="3.238cm" svg:y1="0.879cm" svg:x2="3.258cm" svg:y2="0.788cm"><text:p/></draw:line><draw:line draw:style-name="gr23" draw:text-style-name="P46" svg:x1="3.258cm" svg:y1="0.788cm" svg:x2="3.277cm" svg:y2="0.694cm"><text:p/></draw:line><draw:line draw:style-name="gr23" draw:text-style-name="P46" svg:x1="3.278cm" svg:y1="0.694cm" svg:x2="3.297cm" svg:y2="0.596cm"><text:p/></draw:line><draw:line draw:style-name="gr23" draw:text-style-name="P46" svg:x1="3.297cm" svg:y1="0.596cm" svg:x2="3.316cm" svg:y2="0.495cm"><text:p/></draw:line><draw:line draw:style-name="gr23" draw:text-style-name="P46" svg:x1="3.316cm" svg:y1="0.495cm" svg:x2="3.326cm" svg:y2="0.442cm"><text:p/></draw:line><draw:line draw:style-name="gr23" draw:text-style-name="P46" svg:x1="3.326cm" svg:y1="0.442cm" svg:x2="3.335cm" svg:y2="0.388cm"><text:p/></draw:line><draw:line draw:style-name="gr23" draw:text-style-name="P46" svg:x1="3.335cm" svg:y1="0.388cm" svg:x2="3.345cm" svg:y2="0.334cm"><text:p/></draw:line><draw:line draw:style-name="gr23" draw:text-style-name="P46" svg:x1="3.345cm" svg:y1="0.334cm" svg:x2="3.355cm" svg:y2="0.279cm"><text:p/></draw:line><draw:line draw:style-name="gr23" draw:text-style-name="P46" svg:x1="3.355cm" svg:y1="0.279cm" svg:x2="3.364cm" svg:y2="0.223cm"><text:p/></draw:line><draw:line draw:style-name="gr23" draw:text-style-name="P46" svg:x1="3.365cm" svg:y1="0.222cm" svg:x2="3.374cm" svg:y2="0.164cm"><text:p/></draw:line><draw:line draw:style-name="gr23" draw:text-style-name="P46" svg:x1="3.374cm" svg:y1="0.164cm" svg:x2="3.384cm" svg:y2="0.106cm"><text:p/></draw:line><draw:line draw:style-name="gr23" draw:text-style-name="P46" svg:x1="3.384cm" svg:y1="0.107cm" svg:x2="3.394cm" svg:y2="0.047cm"><text:p/></draw:line></draw:g><draw:frame draw:style-name="gr24" draw:text-style-name="P45" svg:width="0.165cm" svg:height="0.417cm" svg:x="4.353cm" svg:y="2.379cm"><draw:text-box><text:p text:style-name="P43"><text:span text:style-name="T20">x</text:span></text:p></draw:text-box></draw:frame><draw:frame draw:style-name="gr25" draw:text-style-name="P45" svg:width="0.168cm" svg:height="0.417cm" svg:x="1.976cm" svg:y="0.081cm"><draw:text-box><text:p text:style-name="P43"><text:span text:style-name="T20">y</text:span></text:p></draw:text-box></draw:frame><draw:frame draw:style-name="gr20" draw:text-style-name="P44" svg:width="0.188cm" svg:height="0.41cm" svg:x="2.99cm" svg:y="2.355cm"><draw:text-box><text:p text:style-name="P43"><text:span text:style-name="T19">1</text:span></text:p></draw:text-box></draw:frame><draw:frame draw:style-name="gr20" draw:text-style-name="P44" svg:width="0.188cm" svg:height="0.41cm" svg:x="2.046cm" svg:y="1.355cm"><draw:text-box><text:p text:style-name="P43"><text:span text:style-name="T19">1</text:span></text:p></draw:text-box></draw:frame></draw:g></text:p>
          </table:table-cell>
        </table:table-row>
        <table:table-row table:style-name="Tableau1.2">
          <table:table-cell table:style-name="Tableau1.A2" office:value-type="string">
            <text:p text:style-name="P24">inverse</text:p>
            <text:p text:style-name="P25"><text:span text:style-name="T13">x</text:span><text:span text:style-name="T12"> </text:span><text:span text:style-name="T12"><draw:g text:anchor-type="as-char" svg:y="-0.303cm" draw:z-index="5" draw:style-name="gr1"><draw:line draw:style-name="gr2" draw:text-style-name="P41" svg:x1="0.001cm" svg:y1="0cm" svg:x2="0.001cm" svg:y2="0.249cm"><text:p/></draw:line><draw:line draw:style-name="gr2" draw:text-style-name="P41" svg:x1="0.001cm" svg:y1="0.125cm" svg:x2="0.53cm" svg:y2="0.125cm"><text:p/></draw:line><draw:line draw:style-name="gr2" draw:text-style-name="P41" svg:x1="0.534cm" svg:y1="0.13cm" svg:x2="0.44cm" svg:y2="0cm"><text:p/></draw:line><draw:line draw:style-name="gr2" draw:text-style-name="P41" svg:x1="0.534cm" svg:y1="0.12cm" svg:x2="0.44cm" svg:y2="0.249cm"><text:p/></draw:line></draw:g></text:span><text:span text:style-name="T12"><text:s/></text:span><text:span text:style-name="T12"><draw:frame draw:style-name="fr1" draw:name="Objet7" text:anchor-type="as-char" svg:y="-0.931cm" svg:width="0.688cm" svg:height="1.499cm" draw:z-index="6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p>
          </table:table-cell>
          <table:table-cell table:style-name="Tableau1.A2" office:value-type="string">
            <text:p text:style-name="P32"/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22">x</text:p>
                </table:table-cell>
                <table:table-cell table:style-name="Tableau4.B1" office:value-type="string">
                  <text:p text:style-name="P29"><text:span text:style-name="T12">−</text:span><text:span text:style-name="T7">∞</text:span><text:span text:style-name="T12"> <text:s text:c="15"/>+</text:span><text:span text:style-name="T7">∞</text:span></text:p>
                </table:table-cell>
              </table:table-row>
              <table:table-row table:style-name="Tableau4.2">
                <table:table-cell table:style-name="Tableau4.A2" office:value-type="string">
                  <text:p text:style-name="P22"><draw:frame draw:style-name="fr1" draw:name="Objet1" text:anchor-type="as-char" svg:y="-0.931cm" svg:width="0.688cm" svg:height="1.499cm" draw:z-index="7"><draw:object xlink:href="./Object 2" xlink:type="simple" xlink:show="embed" xlink:actuate="onLoad"/><draw:image xlink:href="./ObjectReplacements/Object 2" xlink:type="simple" xlink:show="embed" xlink:actuate="onLoad"/><svg:desc>formule</svg:desc></draw:frame></text:p>
                </table:table-cell>
                <table:table-cell table:style-name="Tableau4.B2" office:value-type="string">
                  <text:p text:style-name="P32"/>
                </table:table-cell>
              </table:table-row>
            </table:table>
            <text:p text:style-name="P32"/>
          </table:table-cell>
          <table:table-cell table:style-name="Tableau1.E2" office:value-type="string">
            <text:p text:style-name="P37"><draw:g text:anchor-type="as-char" draw:z-index="8" draw:name="Forme1" draw:style-name="gr3"><draw:g draw:style-name="gr4"><draw:line draw:style-name="gr26" draw:text-style-name="P42" svg:x1="0.004cm" svg:y1="-0.001cm" svg:x2="0.004cm" svg:y2="4.418cm"><text:p/></draw:line><draw:line draw:style-name="gr26" draw:text-style-name="P42" svg:x1="0.77cm" svg:y1="-0.001cm" svg:x2="0.77cm" svg:y2="4.418cm"><text:p/></draw:line><draw:line draw:style-name="gr26" draw:text-style-name="P42" svg:x1="1.535cm" svg:y1="-0.001cm" svg:x2="1.535cm" svg:y2="4.418cm"><text:p/></draw:line><draw:line draw:style-name="gr26" draw:text-style-name="P42" svg:x1="3.067cm" svg:y1="-0.001cm" svg:x2="3.067cm" svg:y2="4.418cm"><text:p/></draw:line><draw:line draw:style-name="gr26" draw:text-style-name="P42" svg:x1="3.832cm" svg:y1="-0.001cm" svg:x2="3.832cm" svg:y2="4.418cm"><text:p/></draw:line><draw:line draw:style-name="gr26" draw:text-style-name="P42" svg:x1="4.599cm" svg:y1="-0.001cm" svg:x2="4.599cm" svg:y2="4.418cm"><text:p/></draw:line><draw:line draw:style-name="gr26" draw:text-style-name="P42" svg:x1="0.004cm" svg:y1="-0.001cm" svg:x2="4.598cm" svg:y2="-0.001cm"><text:p/></draw:line><draw:line draw:style-name="gr26" draw:text-style-name="P42" svg:x1="0.004cm" svg:y1="0.737cm" svg:x2="4.598cm" svg:y2="0.737cm"><text:p/></draw:line><draw:line draw:style-name="gr26" draw:text-style-name="P42" svg:x1="0.004cm" svg:y1="1.472cm" svg:x2="4.598cm" svg:y2="1.472cm"><text:p/></draw:line><draw:line draw:style-name="gr26" draw:text-style-name="P42" svg:x1="0.004cm" svg:y1="2.944cm" svg:x2="4.598cm" svg:y2="2.944cm"><text:p/></draw:line><draw:line draw:style-name="gr26" draw:text-style-name="P42" svg:x1="0.004cm" svg:y1="3.683cm" svg:x2="4.598cm" svg:y2="3.683cm"><text:p/></draw:line><draw:line draw:style-name="gr26" draw:text-style-name="P42" svg:x1="0.004cm" svg:y1="4.42cm" svg:x2="4.598cm" svg:y2="4.42cm"><text:p/></draw:line></draw:g><draw:frame draw:style-name="gr27" draw:text-style-name="P44" svg:width="0.696cm" svg:height="0.66cm" svg:x="1.773cm" svg:y="2.212cm"><draw:text-box><text:p text:style-name="P43"><text:span text:style-name="T19">0</text:span></text:p></draw:text-box></draw:frame><draw:frame draw:style-name="gr27" draw:text-style-name="P44" svg:width="0.696cm" svg:height="0.66cm" svg:x="2.736cm" svg:y="2.212cm"><draw:text-box><text:p text:style-name="P43"><text:span text:style-name="T19">1</text:span></text:p></draw:text-box></draw:frame><draw:frame draw:style-name="gr28" draw:text-style-name="P44" svg:width="0.696cm" svg:height="0.662cm" svg:x="1.753cm" svg:y="1.18cm"><draw:text-box><text:p text:style-name="P43"><text:span text:style-name="T19">1</text:span></text:p></draw:text-box></draw:frame><draw:frame draw:style-name="gr29" draw:text-style-name="P45" svg:width="0.167cm" svg:height="0.417cm" svg:x="2.032cm" svg:y="0.055cm"><draw:text-box><text:p text:style-name="P43"><text:span text:style-name="T20">y</text:span></text:p></draw:text-box></draw:frame><draw:frame draw:style-name="gr25" draw:text-style-name="P45" svg:width="0.168cm" svg:height="0.417cm" svg:x="4.382cm" svg:y="2.252cm"><draw:text-box><text:p text:style-name="P43"><text:span text:style-name="T20">x</text:span></text:p></draw:text-box></draw:frame><draw:polyline draw:style-name="gr18" draw:text-style-name="P42" svg:width="2.036cm" svg:height="1.964cm" svg:x="0.004cm" svg:y="2.455cm" svg:viewBox="0 0 2037 1965" draw:points="0,0 77,9 153,17 230,27 306,38 384,50 459,61 537,75 613,89 689,105 766,123 843,143 918,164 996,188 1072,215 1149,246 1225,281 1302,321 1379,369 1455,425 1531,492 1609,572 1685,675 1761,807 1838,982 1915,1228 1990,1596 2037,1965"><text:p/></draw:polyline><draw:polyline draw:style-name="gr18" draw:text-style-name="P42" svg:width="2.036cm" svg:height="1.964cm" svg:x="2.561cm" svg:y="-0.001cm" svg:viewBox="0 0 2037 1965" draw:points="0,0 45,369 123,736 199,981 276,1157 352,1288 429,1391 505,1473 582,1540 658,1596 735,1644 811,1684 888,1719 965,1749 1042,1776 1117,1799 1195,1823 1271,1842 1347,1860 1424,1875 1501,1890 1577,1902 1654,1915 1730,1926 1808,1937 1883,1947 1960,1956 2037,1965"><text:p/></draw:polyline><draw:line draw:style-name="gr19" draw:text-style-name="P46" svg:x1="0.001cm" svg:y1="2.238cm" svg:x2="4.601cm" svg:y2="2.238cm"><text:p/></draw:line><draw:line draw:style-name="gr19" draw:text-style-name="P46" svg:x1="2.319cm" svg:y1="4.415cm" svg:x2="2.319cm" svg:y2="0.013cm"><text:p/></draw:line></draw:g></text:p>
          </table:table-cell>
        </table:table-row>
        <table:table-row table:style-name="Tableau1.2">
          <table:table-cell table:style-name="Tableau1.A2" office:value-type="string">
            <text:p text:style-name="P24"><text:span text:style-name="T18">racine </text:span>carrée</text:p>
            <text:p text:style-name="P25"><text:span text:style-name="T13">x</text:span><text:span text:style-name="T12"> </text:span><text:span text:style-name="T12"><draw:g text:anchor-type="as-char" svg:y="-0.303cm" draw:z-index="9" draw:style-name="gr1"><draw:line draw:style-name="gr2" draw:text-style-name="P41" svg:x1="0.001cm" svg:y1="0cm" svg:x2="0.001cm" svg:y2="0.249cm"><text:p/></draw:line><draw:line draw:style-name="gr2" draw:text-style-name="P41" svg:x1="0.001cm" svg:y1="0.125cm" svg:x2="0.53cm" svg:y2="0.125cm"><text:p/></draw:line><draw:line draw:style-name="gr2" draw:text-style-name="P41" svg:x1="0.534cm" svg:y1="0.13cm" svg:x2="0.44cm" svg:y2="0cm"><text:p/></draw:line><draw:line draw:style-name="gr2" draw:text-style-name="P41" svg:x1="0.534cm" svg:y1="0.12cm" svg:x2="0.44cm" svg:y2="0.249cm"><text:p/></draw:line></draw:g></text:span><text:span text:style-name="T12"><text:s/></text:span><text:span text:style-name="T12"><draw:frame draw:style-name="fr1" draw:name="Objet13" text:anchor-type="as-char" svg:y="-0.619cm" svg:width="0.947cm" svg:height="0.778cm" draw:z-index="10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p>
          </table:table-cell>
          <table:table-cell table:style-name="Tableau1.A2" office:value-type="string">
            <text:p text:style-name="P32"/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able:table table:name="Tableau5" table:style-name="Tableau5">
              <table:table-column table:style-name="Tableau5.A"/>
              <table:table-column table:style-name="Tableau5.B"/>
              <table:table-row table:style-name="Tableau5.1">
                <table:table-cell table:style-name="Tableau5.A1" office:value-type="string">
                  <text:p text:style-name="P22">x</text:p>
                </table:table-cell>
                <table:table-cell table:style-name="Tableau5.B1" office:value-type="string">
                  <text:p text:style-name="P29"><text:span text:style-name="T12">−</text:span><text:span text:style-name="T7">∞</text:span><text:span text:style-name="T12"> <text:s text:c="15"/>+</text:span><text:span text:style-name="T7">∞</text:span></text:p>
                </table:table-cell>
              </table:table-row>
              <table:table-row table:style-name="Tableau5.2">
                <table:table-cell table:style-name="Tableau5.A2" office:value-type="string">
                  <text:p text:style-name="P22"><draw:frame draw:style-name="fr1" draw:name="Objet8" text:anchor-type="as-char" svg:y="-0.619cm" svg:width="0.947cm" svg:height="0.778cm" draw:z-index="11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      </table:table-cell>
                <table:table-cell table:style-name="Tableau5.B2" office:value-type="string">
                  <text:p text:style-name="P32"/>
                </table:table-cell>
              </table:table-row>
            </table:table>
            <text:p text:style-name="P32"/>
          </table:table-cell>
          <table:table-cell table:style-name="Tableau1.E2" office:value-type="string">
            <text:p text:style-name="P37"><draw:g text:anchor-type="as-char" draw:z-index="12" draw:name="Forme3" draw:style-name="gr3"><draw:g draw:style-name="gr4"><draw:line draw:style-name="gr30" draw:text-style-name="P46" svg:x1="1.151cm" svg:y1="0.009cm" svg:x2="1.151cm" svg:y2="3.417cm"><text:p/></draw:line><draw:line draw:style-name="gr30" draw:text-style-name="P46" svg:x1="2.302cm" svg:y1="0.009cm" svg:x2="2.302cm" svg:y2="3.417cm"><text:p/></draw:line><draw:line draw:style-name="gr30" draw:text-style-name="P46" svg:x1="3.451cm" svg:y1="0.009cm" svg:x2="3.451cm" svg:y2="3.417cm"><text:p/></draw:line><draw:line draw:style-name="gr30" draw:text-style-name="P46" svg:x1="4.6cm" svg:y1="0.009cm" svg:x2="4.6cm" svg:y2="3.417cm"><text:p/></draw:line><draw:line draw:style-name="gr30" draw:text-style-name="P46" svg:x1="0.002cm" svg:y1="0cm" svg:x2="4.601cm" svg:y2="0cm"><text:p/></draw:line><draw:line draw:style-name="gr30" draw:text-style-name="P46" svg:x1="0.002cm" svg:y1="1.138cm" svg:x2="4.601cm" svg:y2="1.138cm"><text:p/></draw:line><draw:line draw:style-name="gr30" draw:text-style-name="P46" svg:x1="0.002cm" svg:y1="2.274cm" svg:x2="4.601cm" svg:y2="2.274cm"><text:p/></draw:line></draw:g><draw:line draw:style-name="gr31" draw:text-style-name="P46" svg:x1="0.001cm" svg:y1="3.416cm" svg:x2="0.001cm" svg:y2="0.018cm"><text:p/></draw:line><draw:line draw:style-name="gr31" draw:text-style-name="P46" svg:x1="0.002cm" svg:y1="3.415cm" svg:x2="4.594cm" svg:y2="3.415cm"><text:p/></draw:line><draw:g draw:style-name="gr4"><draw:polyline draw:style-name="gr32" draw:text-style-name="P46" svg:width="0.051cm" svg:height="0.244cm" svg:x="0.004cm" svg:y="3.174cm" svg:viewBox="0 0 52 245" draw:points="0,245 13,122 24,73 52,0"><text:p/></draw:polyline><draw:g draw:style-name="gr4"><draw:polyline draw:style-name="gr32" draw:text-style-name="P46" svg:width="0.234cm" svg:height="0.322cm" svg:x="0.056cm" svg:y="2.849cm" svg:viewBox="0 0 235 323" draw:points="0,323 60,213 118,131 175,59 235,0"><text:p/></draw:polyline><draw:polyline draw:style-name="gr32" draw:text-style-name="P46" svg:width="0.935cm" svg:height="0.606cm" svg:x="0.291cm" svg:y="2.244cm" svg:viewBox="0 0 936 607" draw:points="0,607 60,550 117,500 175,454 235,409 292,368 351,328 408,289 468,251 527,219 586,184 643,150 703,119 762,87 820,59 878,30 936,0"><text:p/></draw:polyline><draw:line draw:style-name="gr32" draw:text-style-name="P46" svg:x1="1.227cm" svg:y1="2.242cm" svg:x2="1.287cm" svg:y2="2.214cm"><text:p/></draw:line><draw:line draw:style-name="gr32" draw:text-style-name="P46" svg:x1="1.286cm" svg:y1="2.217cm" svg:x2="1.346cm" svg:y2="2.191cm"><text:p/></draw:line><draw:line draw:style-name="gr32" draw:text-style-name="P46" svg:x1="1.345cm" svg:y1="2.19cm" svg:x2="1.405cm" svg:y2="2.163cm"><text:p/></draw:line><draw:line draw:style-name="gr32" draw:text-style-name="P46" svg:x1="1.404cm" svg:y1="2.164cm" svg:x2="1.461cm" svg:y2="2.138cm"><text:p/></draw:line><draw:line draw:style-name="gr32" draw:text-style-name="P46" svg:x1="1.462cm" svg:y1="2.137cm" svg:x2="1.522cm" svg:y2="2.11cm"><text:p/></draw:line><draw:line draw:style-name="gr32" draw:text-style-name="P46" svg:x1="1.521cm" svg:y1="2.112cm" svg:x2="1.581cm" svg:y2="2.086cm"><text:p/></draw:line><draw:line draw:style-name="gr32" draw:text-style-name="P46" svg:x1="1.58cm" svg:y1="2.086cm" svg:x2="1.64cm" svg:y2="2.062cm"><text:p/></draw:line><draw:line draw:style-name="gr32" draw:text-style-name="P46" svg:x1="1.639cm" svg:y1="2.063cm" svg:x2="1.696cm" svg:y2="2.039cm"><text:p/></draw:line><draw:line draw:style-name="gr32" draw:text-style-name="P46" svg:x1="1.697cm" svg:y1="2.037cm" svg:x2="1.757cm" svg:y2="2.013cm"><text:p/></draw:line><draw:line draw:style-name="gr32" draw:text-style-name="P46" svg:x1="1.755cm" svg:y1="2.012cm" svg:x2="1.812cm" svg:y2="1.99cm"><text:p/></draw:line><draw:line draw:style-name="gr32" draw:text-style-name="P46" svg:x1="1.813cm" svg:y1="1.993cm" svg:x2="1.873cm" svg:y2="1.969cm"><text:p/></draw:line><draw:line draw:style-name="gr32" draw:text-style-name="P46" svg:x1="1.872cm" svg:y1="1.969cm" svg:x2="1.929cm" svg:y2="1.945cm"><text:p/></draw:line><draw:line draw:style-name="gr32" draw:text-style-name="P46" svg:x1="1.929cm" svg:y1="1.944cm" svg:x2="1.989cm" svg:y2="1.923cm"><text:p/></draw:line><draw:line draw:style-name="gr32" draw:text-style-name="P46" svg:x1="1.989cm" svg:y1="1.922cm" svg:x2="2.049cm" svg:y2="1.9cm"><text:p/></draw:line><draw:line draw:style-name="gr32" draw:text-style-name="P46" svg:x1="2.047cm" svg:y1="1.901cm" svg:x2="2.107cm" svg:y2="1.879cm"><text:p/></draw:line><draw:line draw:style-name="gr32" draw:text-style-name="P46" svg:x1="2.107cm" svg:y1="1.88cm" svg:x2="2.164cm" svg:y2="1.859cm"><text:p/></draw:line><draw:line draw:style-name="gr32" draw:text-style-name="P46" svg:x1="2.164cm" svg:y1="1.858cm" svg:x2="2.224cm" svg:y2="1.837cm"><text:p/></draw:line><draw:line draw:style-name="gr32" draw:text-style-name="P46" svg:x1="2.223cm" svg:y1="1.838cm" svg:x2="2.283cm" svg:y2="1.817cm"><text:p/></draw:line><draw:line draw:style-name="gr32" draw:text-style-name="P46" svg:x1="2.282cm" svg:y1="1.817cm" svg:x2="2.342cm" svg:y2="1.796cm"><text:p/></draw:line><draw:line draw:style-name="gr32" draw:text-style-name="P46" svg:x1="2.342cm" svg:y1="1.796cm" svg:x2="2.399cm" svg:y2="1.776cm"><text:p/></draw:line><draw:line draw:style-name="gr32" draw:text-style-name="P46" svg:x1="2.399cm" svg:y1="1.777cm" svg:x2="2.459cm" svg:y2="1.756cm"><text:p/></draw:line><draw:line draw:style-name="gr32" draw:text-style-name="P46" svg:x1="2.458cm" svg:y1="1.756cm" svg:x2="2.515cm" svg:y2="1.736cm"><text:p/></draw:line><draw:line draw:style-name="gr32" draw:text-style-name="P46" svg:x1="2.515cm" svg:y1="1.735cm" svg:x2="2.575cm" svg:y2="1.715cm"><text:p/></draw:line><draw:line draw:style-name="gr32" draw:text-style-name="P46" svg:x1="2.575cm" svg:y1="1.718cm" svg:x2="2.632cm" svg:y2="1.698cm"><text:p/></draw:line><draw:line draw:style-name="gr32" draw:text-style-name="P46" svg:x1="2.632cm" svg:y1="1.699cm" svg:x2="2.692cm" svg:y2="1.679cm"><text:p/></draw:line><draw:line draw:style-name="gr32" draw:text-style-name="P46" svg:x1="2.692cm" svg:y1="1.679cm" svg:x2="2.752cm" svg:y2="1.661cm"><text:p/></draw:line><draw:line draw:style-name="gr32" draw:text-style-name="P46" svg:x1="2.75cm" svg:y1="1.659cm" svg:x2="2.81cm" svg:y2="1.639cm"><text:p/></draw:line><draw:line draw:style-name="gr32" draw:text-style-name="P46" svg:x1="2.81cm" svg:y1="1.642cm" svg:x2="2.867cm" svg:y2="1.622cm"><text:p/></draw:line><draw:line draw:style-name="gr32" draw:text-style-name="P46" svg:x1="2.867cm" svg:y1="1.62cm" svg:x2="2.927cm" svg:y2="1.602cm"><text:p/></draw:line><draw:line draw:style-name="gr32" draw:text-style-name="P46" svg:x1="2.926cm" svg:y1="1.604cm" svg:x2="2.986cm" svg:y2="1.586cm"><text:p/></draw:line><draw:line draw:style-name="gr32" draw:text-style-name="P46" svg:x1="2.985cm" svg:y1="1.586cm" svg:x2="3.045cm" svg:y2="1.568cm"><text:p/></draw:line><draw:line draw:style-name="gr32" draw:text-style-name="P46" svg:x1="3.045cm" svg:y1="1.567cm" svg:x2="3.102cm" svg:y2="1.549cm"><text:p/></draw:line><draw:line draw:style-name="gr32" draw:text-style-name="P46" svg:x1="3.102cm" svg:y1="1.55cm" svg:x2="3.162cm" svg:y2="1.532cm"><text:p/></draw:line><draw:line draw:style-name="gr32" draw:text-style-name="P46" svg:x1="3.161cm" svg:y1="1.532cm" svg:x2="3.218cm" svg:y2="1.516cm"><text:p/></draw:line><draw:line draw:style-name="gr32" draw:text-style-name="P46" svg:x1="3.218cm" svg:y1="1.516cm" svg:x2="3.278cm" svg:y2="1.498cm"><text:p/></draw:line><draw:line draw:style-name="gr32" draw:text-style-name="P46" svg:x1="3.278cm" svg:y1="1.498cm" svg:x2="3.335cm" svg:y2="1.482cm"><text:p/></draw:line><draw:line draw:style-name="gr32" draw:text-style-name="P46" svg:x1="3.335cm" svg:y1="1.482cm" svg:x2="3.395cm" svg:y2="1.464cm"><text:p/></draw:line><draw:line draw:style-name="gr32" draw:text-style-name="P46" svg:x1="3.395cm" svg:y1="1.464cm" svg:x2="3.455cm" svg:y2="1.448cm"><text:p/></draw:line><draw:line draw:style-name="gr32" draw:text-style-name="P46" svg:x1="3.453cm" svg:y1="1.447cm" svg:x2="3.513cm" svg:y2="1.431cm"><text:p/></draw:line><draw:line draw:style-name="gr32" draw:text-style-name="P46" svg:x1="3.513cm" svg:y1="1.431cm" svg:x2="3.57cm" svg:y2="1.415cm"><text:p/></draw:line><draw:line draw:style-name="gr32" draw:text-style-name="P46" svg:x1="3.57cm" svg:y1="1.414cm" svg:x2="3.63cm" svg:y2="1.398cm"><text:p/></draw:line><draw:line draw:style-name="gr32" draw:text-style-name="P46" svg:x1="3.628cm" svg:y1="1.398cm" svg:x2="3.688cm" svg:y2="1.382cm"><text:p/></draw:line><draw:line draw:style-name="gr32" draw:text-style-name="P46" svg:x1="3.688cm" svg:y1="1.382cm" svg:x2="3.748cm" svg:y2="1.366cm"><text:p/></draw:line><draw:line draw:style-name="gr32" draw:text-style-name="P46" svg:x1="3.748cm" svg:y1="1.364cm" svg:x2="3.805cm" svg:y2="1.348cm"><text:p/></draw:line><draw:line draw:style-name="gr32" draw:text-style-name="P46" svg:x1="3.805cm" svg:y1="1.349cm" svg:x2="3.865cm" svg:y2="1.333cm"><text:p/></draw:line><draw:line draw:style-name="gr32" draw:text-style-name="P46" svg:x1="3.863cm" svg:y1="1.333cm" svg:x2="3.923cm" svg:y2="1.318cm"><text:p/></draw:line><draw:line draw:style-name="gr32" draw:text-style-name="P46" svg:x1="3.923cm" svg:y1="1.317cm" svg:x2="3.98cm" svg:y2="1.301cm"><text:p/></draw:line><draw:line draw:style-name="gr32" draw:text-style-name="P46" svg:x1="3.98cm" svg:y1="1.302cm" svg:x2="4.037cm" svg:y2="1.287cm"><text:p/></draw:line><draw:line draw:style-name="gr32" draw:text-style-name="P46" svg:x1="4.038cm" svg:y1="1.287cm" svg:x2="4.098cm" svg:y2="1.272cm"><text:p/></draw:line><draw:line draw:style-name="gr32" draw:text-style-name="P46" svg:x1="4.097cm" svg:y1="1.272cm" svg:x2="4.157cm" svg:y2="1.256cm"><text:p/></draw:line><draw:line draw:style-name="gr32" draw:text-style-name="P46" svg:x1="4.156cm" svg:y1="1.256cm" svg:x2="4.216cm" svg:y2="1.241cm"><text:p/></draw:line><draw:line draw:style-name="gr32" draw:text-style-name="P46" svg:x1="4.215cm" svg:y1="1.24cm" svg:x2="4.272cm" svg:y2="1.224cm"><text:p/></draw:line><draw:line draw:style-name="gr32" draw:text-style-name="P46" svg:x1="4.273cm" svg:y1="1.225cm" svg:x2="4.333cm" svg:y2="1.211cm"><text:p/></draw:line><draw:line draw:style-name="gr32" draw:text-style-name="P46" svg:x1="4.331cm" svg:y1="1.211cm" svg:x2="4.391cm" svg:y2="1.196cm"><text:p/></draw:line><draw:line draw:style-name="gr32" draw:text-style-name="P46" svg:x1="4.391cm" svg:y1="1.196cm" svg:x2="4.451cm" svg:y2="1.181cm"><text:p/></draw:line><draw:line draw:style-name="gr32" draw:text-style-name="P46" svg:x1="4.45cm" svg:y1="1.182cm" svg:x2="4.507cm" svg:y2="1.168cm"><text:p/></draw:line><draw:line draw:style-name="gr32" draw:text-style-name="P46" svg:x1="4.508cm" svg:y1="1.168cm" svg:x2="4.568cm" svg:y2="1.153cm"><text:p/></draw:line></draw:g></draw:g><draw:frame draw:style-name="gr33" draw:text-style-name="P44" svg:width="0.2cm" svg:height="0.408cm" svg:x="0.005cm" svg:y="3.466cm"><draw:text-box><text:p text:style-name="P43"><text:span text:style-name="T19">0</text:span></text:p></draw:text-box></draw:frame><draw:frame draw:style-name="gr34" draw:text-style-name="P45" svg:width="0.175cm" svg:height="0.408cm" svg:x="4.42cm" svg:y="3.415cm"><draw:text-box><text:p text:style-name="P43"><text:span text:style-name="T20">x</text:span></text:p></draw:text-box></draw:frame><draw:frame draw:style-name="gr35" draw:text-style-name="P45" svg:width="0.177cm" svg:height="0.408cm" svg:x="0.153cm" svg:y="0.026cm"><draw:text-box><text:p text:style-name="P43"><text:span text:style-name="T20">y</text:span></text:p></draw:text-box></draw:frame><draw:frame draw:style-name="gr33" draw:text-style-name="P44" svg:width="0.2cm" svg:height="0.408cm" svg:x="1.071cm" svg:y="3.466cm"><draw:text-box><text:p text:style-name="P43"><text:span text:style-name="T19">1</text:span></text:p></draw:text-box></draw:frame><draw:frame draw:style-name="gr33" draw:text-style-name="P44" svg:width="0.2cm" svg:height="0.408cm" svg:x="0.064cm" svg:y="1.97cm"><draw:text-box><text:p text:style-name="P43"><text:span text:style-name="T19">1</text:span></text:p></draw:text-box></draw:frame></draw:g></text:p>
          </table:table-cell>
        </table:table-row>
      </table:table>
      <text:p text:style-name="P36"/>
      <text:p text:style-name="P39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 table:style-name="Tableau6.1">
          <table:table-cell table:style-name="Tableau6.A1" office:value-type="string">
            <text:p text:style-name="P19">fonction</text:p>
          </table:table-cell>
          <table:table-cell table:style-name="Tableau6.A1" office:value-type="string">
            <text:p text:style-name="P21">Df</text:p>
          </table:table-cell>
          <table:table-cell table:style-name="Tableau6.A1" office:value-type="string">
            <text:p text:style-name="P23">parité</text:p>
          </table:table-cell>
          <table:table-cell table:style-name="Tableau6.A1" office:value-type="string">
            <text:p text:style-name="P19">variations</text:p>
          </table:table-cell>
          <table:table-cell table:style-name="Tableau6.E1" office:value-type="string">
            <text:p text:style-name="P20">courbe</text:p>
          </table:table-cell>
        </table:table-row>
        <table:table-row table:style-name="Tableau6.2">
          <table:table-cell table:style-name="Tableau6.A2" office:value-type="string">
            <text:p text:style-name="P24">affine</text:p>
            <text:p text:style-name="P25"><text:span text:style-name="T13">x </text:span><text:span text:style-name="T13"><draw:g text:anchor-type="as-char" svg:y="-0.303cm" draw:z-index="13" draw:style-name="gr1"><draw:line draw:style-name="gr2" draw:text-style-name="P41" svg:x1="0.001cm" svg:y1="0cm" svg:x2="0.001cm" svg:y2="0.249cm"><text:p/></draw:line><draw:line draw:style-name="gr2" draw:text-style-name="P41" svg:x1="0.001cm" svg:y1="0.125cm" svg:x2="0.53cm" svg:y2="0.125cm"><text:p/></draw:line><draw:line draw:style-name="gr2" draw:text-style-name="P41" svg:x1="0.534cm" svg:y1="0.13cm" svg:x2="0.44cm" svg:y2="0cm"><text:p/></draw:line><draw:line draw:style-name="gr2" draw:text-style-name="P41" svg:x1="0.534cm" svg:y1="0.12cm" svg:x2="0.44cm" svg:y2="0.249cm"><text:p/></draw:line></draw:g></text:span><text:span text:style-name="T13"><text:s/>ax</text:span><text:span text:style-name="T12"> + </text:span><text:span text:style-name="T13">b</text:span></text:p>
          </table:table-cell>
          <table:table-cell table:style-name="Tableau6.A2" office:value-type="string">
            <text:p text:style-name="P27">ℝ</text:p>
          </table:table-cell>
          <table:table-cell table:style-name="Tableau6.A2" office:value-type="string">
            <text:p text:style-name="P26">ni paire, ni impaire si a et b sont non nuls,</text:p>
          </table:table-cell>
          <table:table-cell table:style-name="Tableau6.D2" office:value-type="string">
            <text:p text:style-name="P28"><text:span text:style-name="T12">si </text:span><text:span text:style-name="T13">a</text:span><text:span text:style-name="T12"> &lt; 0,</text:span></text:p>
            <text:p text:style-name="P30"/>
            <text:p text:style-name="P30"/>
            <text:p text:style-name="P31"/>
            <text:p text:style-name="P28"><text:span text:style-name="T12">si </text:span><text:span text:style-name="T13">a</text:span><text:span text:style-name="T12"> &gt; 0,</text:span></text:p>
          </table:table-cell>
          <table:table-cell table:style-name="Tableau6.E2" office:value-type="string">
            <text:p text:style-name="P32"/>
          </table:table-cell>
        </table:table-row>
        <table:table-row table:style-name="Tableau6.2">
          <table:table-cell table:style-name="Tableau6.A2" office:value-type="string">
            <text:p text:style-name="P24">carrée</text:p>
            <text:p text:style-name="P25"><text:span text:style-name="T13">x</text:span><text:span text:style-name="T12"> </text:span><text:span text:style-name="T12"><draw:g text:anchor-type="as-char" svg:y="-0.303cm" draw:z-index="14" draw:style-name="gr1"><draw:line draw:style-name="gr2" draw:text-style-name="P41" svg:x1="0.001cm" svg:y1="0cm" svg:x2="0.001cm" svg:y2="0.249cm"><text:p/></draw:line><draw:line draw:style-name="gr2" draw:text-style-name="P41" svg:x1="0.001cm" svg:y1="0.125cm" svg:x2="0.53cm" svg:y2="0.125cm"><text:p/></draw:line><draw:line draw:style-name="gr2" draw:text-style-name="P41" svg:x1="0.534cm" svg:y1="0.13cm" svg:x2="0.44cm" svg:y2="0cm"><text:p/></draw:line><draw:line draw:style-name="gr2" draw:text-style-name="P41" svg:x1="0.534cm" svg:y1="0.12cm" svg:x2="0.44cm" svg:y2="0.249cm"><text:p/></draw:line></draw:g></text:span><text:span text:style-name="T12"><text:s/></text:span><text:span text:style-name="T13">x</text:span><text:span text:style-name="T5">2</text:span></text:p>
          </table:table-cell>
          <table:table-cell table:style-name="Tableau6.A2" office:value-type="string">
            <text:p text:style-name="P32"/>
          </table:table-cell>
          <table:table-cell table:style-name="Tableau6.A2" office:value-type="string">
            <text:p text:style-name="P33"/>
          </table:table-cell>
          <table:table-cell table:style-name="Tableau6.A2" office:value-type="string">
            <table:table table:name="Tableau7" table:style-name="Tableau7">
              <table:table-column table:style-name="Tableau7.A"/>
              <table:table-column table:style-name="Tableau7.B"/>
              <table:table-row table:style-name="Tableau7.1">
                <table:table-cell table:style-name="Tableau7.A1" office:value-type="string">
                  <text:p text:style-name="P22">x</text:p>
                </table:table-cell>
                <table:table-cell table:style-name="Tableau7.B1" office:value-type="string">
                  <text:p text:style-name="P32"><text:span text:style-name="T11">−</text:span><text:span text:style-name="T8">∞</text:span><text:span text:style-name="T11"> <text:s text:c="15"/>+</text:span><text:span text:style-name="T8">∞</text:span></text:p>
                </table:table-cell>
              </table:table-row>
              <table:table-row table:style-name="Tableau7.2">
                <table:table-cell table:style-name="Tableau7.A2" office:value-type="string">
                  <text:p text:style-name="P29"><text:span text:style-name="T13">x</text:span><text:span text:style-name="T5">2</text:span></text:p>
                </table:table-cell>
                <table:table-cell table:style-name="Tableau7.B2" office:value-type="string">
                  <text:p text:style-name="P32"/>
                </table:table-cell>
              </table:table-row>
            </table:table>
            <text:p text:style-name="P32"/>
          </table:table-cell>
          <table:table-cell table:style-name="Tableau6.E2" office:value-type="string">
            <text:p text:style-name="P29"><draw:g text:anchor-type="as-char" draw:z-index="15" draw:name="Forme2" draw:style-name="gr3"><draw:g draw:style-name="gr4"><draw:line draw:style-name="gr5" draw:text-style-name="P42" svg:x1="0.005cm" svg:y1="0.008cm" svg:x2="0.005cm" svg:y2="4.077cm"><text:p/></draw:line><draw:line draw:style-name="gr6" draw:text-style-name="P42" svg:x1="1.144cm" svg:y1="0.008cm" svg:x2="1.144cm" svg:y2="4.077cm"><text:p/></draw:line><draw:line draw:style-name="gr7" draw:text-style-name="P42" svg:x1="3.424cm" svg:y1="0.008cm" svg:x2="3.424cm" svg:y2="4.077cm"><text:p/></draw:line><draw:line draw:style-name="gr8" draw:text-style-name="P42" svg:x1="4.564cm" svg:y1="0.008cm" svg:x2="4.564cm" svg:y2="4.077cm"><text:p/></draw:line><draw:line draw:style-name="gr9" draw:text-style-name="P42" svg:x1="0.005cm" svg:y1="0.008cm" svg:x2="4.563cm" svg:y2="0.008cm"><text:p/></draw:line><draw:line draw:style-name="gr10" draw:text-style-name="P42" svg:x1="0.005cm" svg:y1="1.025cm" svg:x2="4.563cm" svg:y2="1.025cm"><text:p/></draw:line><draw:line draw:style-name="gr11" draw:text-style-name="P42" svg:x1="0.005cm" svg:y1="2.043cm" svg:x2="4.563cm" svg:y2="2.043cm"><text:p/></draw:line><draw:line draw:style-name="gr12" draw:text-style-name="P42" svg:x1="0.005cm" svg:y1="3.059cm" svg:x2="4.563cm" svg:y2="3.059cm"><text:p/></draw:line></draw:g><draw:frame draw:style-name="gr13" draw:text-style-name="P44" svg:width="0.212cm" svg:height="0.438cm" svg:x="2.201cm" svg:y="4.122cm"><draw:text-box><text:p text:style-name="P43"><text:span text:style-name="T19">0</text:span></text:p></draw:text-box></draw:frame><draw:frame draw:style-name="gr14" draw:text-style-name="P44" svg:width="0.216cm" svg:height="0.438cm" svg:x="3.343cm" svg:y="4.122cm"><draw:text-box><text:p text:style-name="P43"><text:span text:style-name="T19">1</text:span></text:p></draw:text-box></draw:frame><draw:frame draw:style-name="gr15" draw:text-style-name="P44" svg:width="0.78cm" svg:height="0.692cm" svg:x="1.85cm" svg:y="2.596cm"><draw:text-box><text:p text:style-name="P43"><text:span text:style-name="T19">1</text:span></text:p></draw:text-box></draw:frame><draw:frame draw:style-name="gr16" draw:text-style-name="P45" svg:width="0.193cm" svg:height="0.438cm" svg:x="1.967cm" svg:y="0.055cm"><draw:text-box><text:p text:style-name="P43"><text:span text:style-name="T20">y</text:span></text:p></draw:text-box></draw:frame><draw:frame draw:style-name="gr17" draw:text-style-name="P45" svg:width="0.191cm" svg:height="0.436cm" svg:x="4.41cm" svg:y="4.117cm"><draw:text-box><text:p text:style-name="P43"><text:span text:style-name="T20">x</text:span></text:p></draw:text-box></draw:frame><draw:g draw:style-name="gr4"><draw:polyline draw:style-name="gr18" draw:text-style-name="P42" svg:width="2.278cm" svg:height="4.068cm" svg:x="2.284cm" svg:y="0.008cm" svg:viewBox="0 0 2279 4069" draw:points="0,4069 114,4059 229,4028 342,3977 456,3906 570,3815 685,3703 798,3570 912,3419 1026,3246 1141,3052 1254,2838 1367,2604 1481,2350 1596,2075 1709,1779 1823,1465 1937,1129 2052,774 2165,396 2279,0"><text:p/></draw:polyline><draw:polyline draw:style-name="gr18" draw:text-style-name="P42" svg:width="2.278cm" svg:height="4.068cm" svg:x="0.005cm" svg:y="0.008cm" svg:viewBox="0 0 2279 4069" draw:points="2279,4069 2165,4059 2052,4028 1937,3977 1823,3906 1709,3815 1596,3703 1481,3570 1367,3419 1254,3246 1141,3052 1026,2838 912,2604 798,2350 685,2075 570,1779 456,1465 342,1129 229,774 114,396 0,0"><text:p/></draw:polyline></draw:g><draw:line draw:style-name="gr19" draw:text-style-name="P46" svg:x1="2.289cm" svg:y1="4.092cm" svg:x2="2.289cm" svg:y2="0cm"><text:p/></draw:line><draw:line draw:style-name="gr19" draw:text-style-name="P46" svg:x1="-0.001cm" svg:y1="4.089cm" svg:x2="4.568cm" svg:y2="4.089cm"><text:p/></draw:line></draw:g></text:p>
          </table:table-cell>
        </table:table-row>
        <table:table-row table:style-name="Tableau6.2">
          <table:table-cell table:style-name="Tableau6.A2" office:value-type="string">
            <text:p text:style-name="P24">c<text:span text:style-name="T18">ub</text:span>e</text:p>
            <text:p text:style-name="P25"><text:span text:style-name="T13">x</text:span><text:span text:style-name="T12"> </text:span><text:span text:style-name="T12"><draw:g text:anchor-type="as-char" svg:y="-0.303cm" draw:z-index="16" draw:style-name="gr1"><draw:line draw:style-name="gr2" draw:text-style-name="P41" svg:x1="0.001cm" svg:y1="0cm" svg:x2="0.001cm" svg:y2="0.249cm"><text:p/></draw:line><draw:line draw:style-name="gr2" draw:text-style-name="P41" svg:x1="0.001cm" svg:y1="0.125cm" svg:x2="0.53cm" svg:y2="0.125cm"><text:p/></draw:line><draw:line draw:style-name="gr2" draw:text-style-name="P41" svg:x1="0.534cm" svg:y1="0.13cm" svg:x2="0.44cm" svg:y2="0cm"><text:p/></draw:line><draw:line draw:style-name="gr2" draw:text-style-name="P41" svg:x1="0.534cm" svg:y1="0.12cm" svg:x2="0.44cm" svg:y2="0.249cm"><text:p/></draw:line></draw:g></text:span><text:span text:style-name="T12"><text:s/></text:span><text:span text:style-name="T13">x</text:span><text:span text:style-name="T6">3</text:span></text:p>
          </table:table-cell>
          <table:table-cell table:style-name="Tableau6.A2" office:value-type="string">
            <text:p text:style-name="P32"/>
          </table:table-cell>
          <table:table-cell table:style-name="Tableau6.A2" office:value-type="string">
            <text:p text:style-name="P34"/>
          </table:table-cell>
          <table:table-cell table:style-name="Tableau6.A2" office:value-type="string"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P22">x</text:p>
                </table:table-cell>
                <table:table-cell table:style-name="Tableau8.B1" office:value-type="string">
                  <text:p text:style-name="P29"><text:span text:style-name="T12">−</text:span><text:span text:style-name="T7">∞</text:span><text:span text:style-name="T12"> <text:s text:c="15"/>+</text:span><text:span text:style-name="T7">∞</text:span></text:p>
                </table:table-cell>
              </table:table-row>
              <table:table-row table:style-name="Tableau8.2">
                <table:table-cell table:style-name="Tableau8.A2" office:value-type="string">
                  <text:p text:style-name="P35"><text:span text:style-name="T13">x</text:span><text:span text:style-name="T6">3</text:span></text:p>
                </table:table-cell>
                <table:table-cell table:style-name="Tableau8.B2" office:value-type="string">
                  <text:p text:style-name="P32"/>
                </table:table-cell>
              </table:table-row>
            </table:table>
            <text:p text:style-name="P32"/>
          </table:table-cell>
          <table:table-cell table:style-name="Tableau6.E2" office:value-type="string">
            <text:p text:style-name="P37"><draw:g text:anchor-type="as-char" draw:z-index="17" draw:name="Forme4" draw:style-name="gr3"><draw:frame draw:style-name="gr20" draw:text-style-name="P44" svg:width="0.188cm" svg:height="0.41cm" svg:x="2.044cm" svg:y="2.353cm"><draw:text-box><text:p text:style-name="P43"><text:span text:style-name="T19">0</text:span></text:p></draw:text-box></draw:frame><draw:g draw:style-name="gr4"><draw:line draw:style-name="gr21" draw:text-style-name="P46" svg:x1="0.009cm" svg:y1="0cm" svg:x2="0.009cm" svg:y2="4.59cm"><text:p/></draw:line><draw:line draw:style-name="gr21" draw:text-style-name="P46" svg:x1="0.772cm" svg:y1="0cm" svg:x2="0.772cm" svg:y2="4.59cm"><text:p/></draw:line><draw:line draw:style-name="gr21" draw:text-style-name="P46" svg:x1="1.536cm" svg:y1="0cm" svg:x2="1.536cm" svg:y2="4.59cm"><text:p/></draw:line><draw:line draw:style-name="gr21" draw:text-style-name="P46" svg:x1="3.063cm" svg:y1="0cm" svg:x2="3.063cm" svg:y2="4.59cm"><text:p/></draw:line><draw:line draw:style-name="gr21" draw:text-style-name="P46" svg:x1="3.826cm" svg:y1="0cm" svg:x2="3.826cm" svg:y2="4.59cm"><text:p/></draw:line><draw:line draw:style-name="gr21" draw:text-style-name="P46" svg:x1="4.59cm" svg:y1="0cm" svg:x2="4.59cm" svg:y2="4.59cm"><text:p/></draw:line><draw:line draw:style-name="gr21" draw:text-style-name="P46" svg:x1="0cm" svg:y1="0cm" svg:x2="4.6cm" svg:y2="0cm"><text:p/></draw:line><draw:line draw:style-name="gr21" draw:text-style-name="P46" svg:x1="0cm" svg:y1="0.767cm" svg:x2="4.6cm" svg:y2="0.767cm"><text:p/></draw:line><draw:line draw:style-name="gr21" draw:text-style-name="P46" svg:x1="0cm" svg:y1="1.536cm" svg:x2="4.6cm" svg:y2="1.536cm"><text:p/></draw:line><draw:line draw:style-name="gr21" draw:text-style-name="P46" svg:x1="0cm" svg:y1="3.067cm" svg:x2="4.6cm" svg:y2="3.067cm"><text:p/></draw:line><draw:line draw:style-name="gr21" draw:text-style-name="P46" svg:x1="0cm" svg:y1="3.833cm" svg:x2="4.6cm" svg:y2="3.833cm"><text:p/></draw:line><draw:line draw:style-name="gr21" draw:text-style-name="P46" svg:x1="0cm" svg:y1="4.6cm" svg:x2="4.6cm" svg:y2="4.6cm"><text:p/></draw:line></draw:g><draw:line draw:style-name="gr22" draw:text-style-name="P46" svg:x1="2.3cm" svg:y1="4.589cm" svg:x2="2.3cm" svg:y2="0.013cm"><text:p/></draw:line><draw:line draw:style-name="gr22" draw:text-style-name="P46" svg:x1="0cm" svg:y1="2.3cm" svg:x2="4.593cm" svg:y2="2.3cm"><text:p/></draw:line><draw:g draw:style-name="gr4"><draw:line draw:style-name="gr23" draw:text-style-name="P46" svg:x1="1.206cm" svg:y1="4.562cm" svg:x2="1.216cm" svg:y2="4.502cm"><text:p/></draw:line><draw:line draw:style-name="gr23" draw:text-style-name="P46" svg:x1="1.216cm" svg:y1="4.502cm" svg:x2="1.226cm" svg:y2="4.444cm"><text:p/></draw:line><draw:line draw:style-name="gr23" draw:text-style-name="P46" svg:x1="1.226cm" svg:y1="4.444cm" svg:x2="1.235cm" svg:y2="4.386cm"><text:p/></draw:line><draw:line draw:style-name="gr23" draw:text-style-name="P46" svg:x1="1.236cm" svg:y1="4.386cm" svg:x2="1.246cm" svg:y2="4.33cm"><text:p/></draw:line><draw:line draw:style-name="gr23" draw:text-style-name="P46" svg:x1="1.246cm" svg:y1="4.33cm" svg:x2="1.256cm" svg:y2="4.274cm"><text:p/></draw:line><draw:line draw:style-name="gr23" draw:text-style-name="P46" svg:x1="1.256cm" svg:y1="4.274cm" svg:x2="1.265cm" svg:y2="4.22cm"><text:p/></draw:line><draw:line draw:style-name="gr23" draw:text-style-name="P46" svg:x1="1.265cm" svg:y1="4.22cm" svg:x2="1.274cm" svg:y2="4.166cm"><text:p/></draw:line><draw:line draw:style-name="gr23" draw:text-style-name="P46" svg:x1="1.275cm" svg:y1="4.167cm" svg:x2="1.284cm" svg:y2="4.114cm"><text:p/></draw:line><draw:line draw:style-name="gr23" draw:text-style-name="P46" svg:x1="1.284cm" svg:y1="4.114cm" svg:x2="1.294cm" svg:y2="4.062cm"><text:p/></draw:line><draw:line draw:style-name="gr23" draw:text-style-name="P46" svg:x1="1.294cm" svg:y1="4.062cm" svg:x2="1.313cm" svg:y2="3.962cm"><text:p/></draw:line><draw:line draw:style-name="gr23" draw:text-style-name="P46" svg:x1="1.313cm" svg:y1="3.962cm" svg:x2="1.332cm" svg:y2="3.866cm"><text:p/></draw:line><draw:line draw:style-name="gr23" draw:text-style-name="P46" svg:x1="1.333cm" svg:y1="3.867cm" svg:x2="1.352cm" svg:y2="3.774cm"><text:p/></draw:line><draw:line draw:style-name="gr23" draw:text-style-name="P46" svg:x1="1.352cm" svg:y1="3.773cm" svg:x2="1.372cm" svg:y2="3.685cm"><text:p/></draw:line><draw:line draw:style-name="gr23" draw:text-style-name="P46" svg:x1="1.372cm" svg:y1="3.685cm" svg:x2="1.391cm" svg:y2="3.6cm"><text:p/></draw:line><draw:line draw:style-name="gr23" draw:text-style-name="P46" svg:x1="1.392cm" svg:y1="3.6cm" svg:x2="1.411cm" svg:y2="3.518cm"><text:p/></draw:line><draw:line draw:style-name="gr23" draw:text-style-name="P46" svg:x1="1.411cm" svg:y1="3.518cm" svg:x2="1.43cm" svg:y2="3.441cm"><text:p/></draw:line><draw:line draw:style-name="gr23" draw:text-style-name="P46" svg:x1="1.43cm" svg:y1="3.442cm" svg:x2="1.449cm" svg:y2="3.367cm"><text:p/></draw:line><draw:line draw:style-name="gr23" draw:text-style-name="P46" svg:x1="1.449cm" svg:y1="3.366cm" svg:x2="1.469cm" svg:y2="3.295cm"><text:p/></draw:line><draw:line draw:style-name="gr23" draw:text-style-name="P46" svg:x1="1.469cm" svg:y1="3.294cm" svg:x2="1.488cm" svg:y2="3.227cm"><text:p/></draw:line><draw:line draw:style-name="gr23" draw:text-style-name="P46" svg:x1="1.488cm" svg:y1="3.228cm" svg:x2="1.508cm" svg:y2="3.162cm"><text:p/></draw:line><draw:line draw:style-name="gr23" draw:text-style-name="P46" svg:x1="1.508cm" svg:y1="3.161cm" svg:x2="1.527cm" svg:y2="3.1cm"><text:p/></draw:line><draw:line draw:style-name="gr23" draw:text-style-name="P46" svg:x1="1.527cm" svg:y1="3.1cm" svg:x2="1.547cm" svg:y2="3.041cm"><text:p/></draw:line><draw:line draw:style-name="gr23" draw:text-style-name="P46" svg:x1="1.547cm" svg:y1="3.041cm" svg:x2="1.566cm" svg:y2="2.986cm"><text:p/></draw:line><draw:line draw:style-name="gr23" draw:text-style-name="P46" svg:x1="1.567cm" svg:y1="2.986cm" svg:x2="1.586cm" svg:y2="2.933cm"><text:p/></draw:line><draw:line draw:style-name="gr23" draw:text-style-name="P46" svg:x1="1.586cm" svg:y1="2.933cm" svg:x2="1.605cm" svg:y2="2.883cm"><text:p/></draw:line><draw:line draw:style-name="gr23" draw:text-style-name="P46" svg:x1="1.605cm" svg:y1="2.883cm" svg:x2="1.644cm" svg:y2="2.791cm"><text:p/></draw:line><draw:line draw:style-name="gr23" draw:text-style-name="P46" svg:x1="1.644cm" svg:y1="2.792cm" svg:x2="1.683cm" svg:y2="2.71cm"><text:p/></draw:line><draw:line draw:style-name="gr23" draw:text-style-name="P46" svg:x1="1.683cm" svg:y1="2.709cm" svg:x2="1.722cm" svg:y2="2.637cm"><text:p/></draw:line><draw:line draw:style-name="gr23" draw:text-style-name="P46" svg:x1="1.722cm" svg:y1="2.638cm" svg:x2="1.76cm" svg:y2="2.575cm"><text:p/></draw:line><draw:line draw:style-name="gr23" draw:text-style-name="P46" svg:x1="1.76cm" svg:y1="2.576cm" svg:x2="1.799cm" svg:y2="2.522cm"><text:p/></draw:line><draw:line draw:style-name="gr23" draw:text-style-name="P46" svg:x1="1.8cm" svg:y1="2.52cm" svg:x2="1.839cm" svg:y2="2.473cm"><text:p/></draw:line><draw:line draw:style-name="gr23" draw:text-style-name="P46" svg:x1="1.839cm" svg:y1="2.474cm" svg:x2="1.878cm" svg:y2="2.434cm"><text:p/></draw:line><draw:line draw:style-name="gr23" draw:text-style-name="P46" svg:x1="1.878cm" svg:y1="2.434cm" svg:x2="1.916cm" svg:y2="2.402cm"><text:p/></draw:line><draw:line draw:style-name="gr23" draw:text-style-name="P46" svg:x1="1.916cm" svg:y1="2.401cm" svg:x2="1.955cm" svg:y2="2.374cm"><text:p/></draw:line><draw:line draw:style-name="gr23" draw:text-style-name="P46" svg:x1="1.955cm" svg:y1="2.374cm" svg:x2="1.994cm" svg:y2="2.353cm"><text:p/></draw:line><draw:line draw:style-name="gr23" draw:text-style-name="P46" svg:x1="1.994cm" svg:y1="2.353cm" svg:x2="2.033cm" svg:y2="2.336cm"><text:p/></draw:line><draw:line draw:style-name="gr23" draw:text-style-name="P46" svg:x1="2.033cm" svg:y1="2.336cm" svg:x2="2.071cm" svg:y2="2.324cm"><text:p/></draw:line><draw:line draw:style-name="gr23" draw:text-style-name="P46" svg:x1="2.072cm" svg:y1="2.324cm" svg:x2="2.111cm" svg:y2="2.315cm"><text:p/></draw:line><draw:line draw:style-name="gr23" draw:text-style-name="P46" svg:x1="2.111cm" svg:y1="2.315cm" svg:x2="2.15cm" svg:y2="2.309cm"><text:p/></draw:line><draw:line draw:style-name="gr23" draw:text-style-name="P46" svg:x1="2.15cm" svg:y1="2.309cm" svg:x2="2.189cm" svg:y2="2.306cm"><text:p/></draw:line><draw:line draw:style-name="gr23" draw:text-style-name="P46" svg:x1="2.189cm" svg:y1="2.307cm" svg:x2="2.227cm" svg:y2="2.305cm"><text:p/></draw:line><draw:line draw:style-name="gr23" draw:text-style-name="P46" svg:x1="2.227cm" svg:y1="2.305cm" svg:x2="2.266cm" svg:y2="2.304cm"><text:p/></draw:line><draw:line draw:style-name="gr23" draw:text-style-name="P46" svg:x1="2.267cm" svg:y1="2.304cm" svg:x2="2.306cm" svg:y2="2.304cm"><text:p/></draw:line><draw:line draw:style-name="gr23" draw:text-style-name="P46" svg:x1="2.305cm" svg:y1="2.304cm" svg:x2="2.344cm" svg:y2="2.304cm"><text:p/></draw:line><draw:line draw:style-name="gr23" draw:text-style-name="P46" svg:x1="2.345cm" svg:y1="2.304cm" svg:x2="2.383cm" svg:y2="2.303cm"><text:p/></draw:line><draw:line draw:style-name="gr23" draw:text-style-name="P46" svg:x1="2.383cm" svg:y1="2.303cm" svg:x2="2.422cm" svg:y2="2.3cm"><text:p/></draw:line><draw:line draw:style-name="gr23" draw:text-style-name="P46" svg:x1="2.422cm" svg:y1="2.302cm" svg:x2="2.461cm" svg:y2="2.298cm"><text:p/></draw:line><draw:line draw:style-name="gr23" draw:text-style-name="P46" svg:x1="2.461cm" svg:y1="2.297cm" svg:x2="2.5cm" svg:y2="2.291cm"><text:p/></draw:line><draw:line draw:style-name="gr23" draw:text-style-name="P46" svg:x1="2.5cm" svg:y1="2.29cm" svg:x2="2.538cm" svg:y2="2.28cm"><text:p/></draw:line><draw:line draw:style-name="gr23" draw:text-style-name="P46" svg:x1="2.538cm" svg:y1="2.281cm" svg:x2="2.577cm" svg:y2="2.268cm"><text:p/></draw:line><draw:line draw:style-name="gr23" draw:text-style-name="P46" svg:x1="2.577cm" svg:y1="2.267cm" svg:x2="2.616cm" svg:y2="2.249cm"><text:p/></draw:line><draw:line draw:style-name="gr23" draw:text-style-name="P46" svg:x1="2.616cm" svg:y1="2.249cm" svg:x2="2.655cm" svg:y2="2.227cm"><text:p/></draw:line><draw:line draw:style-name="gr23" draw:text-style-name="P46" svg:x1="2.655cm" svg:y1="2.226cm" svg:x2="2.694cm" svg:y2="2.198cm"><text:p/></draw:line><draw:line draw:style-name="gr23" draw:text-style-name="P46" svg:x1="2.694cm" svg:y1="2.198cm" svg:x2="2.733cm" svg:y2="2.164cm"><text:p/></draw:line><draw:line draw:style-name="gr23" draw:text-style-name="P46" svg:x1="2.733cm" svg:y1="2.164cm" svg:x2="2.772cm" svg:y2="2.123cm"><text:p/></draw:line><draw:line draw:style-name="gr23" draw:text-style-name="P46" svg:x1="2.772cm" svg:y1="2.123cm" svg:x2="2.811cm" svg:y2="2.074cm"><text:p/></draw:line><draw:line draw:style-name="gr23" draw:text-style-name="P46" svg:x1="2.811cm" svg:y1="2.074cm" svg:x2="2.85cm" svg:y2="2.018cm"><text:p/></draw:line><draw:line draw:style-name="gr23" draw:text-style-name="P46" svg:x1="2.85cm" svg:y1="2.018cm" svg:x2="2.888cm" svg:y2="1.953cm"><text:p/></draw:line><draw:line draw:style-name="gr23" draw:text-style-name="P46" svg:x1="2.888cm" svg:y1="1.954cm" svg:x2="2.927cm" svg:y2="1.88cm"><text:p/></draw:line><draw:line draw:style-name="gr23" draw:text-style-name="P46" svg:x1="2.927cm" svg:y1="1.878cm" svg:x2="2.966cm" svg:y2="1.794cm"><text:p/></draw:line><draw:line draw:style-name="gr23" draw:text-style-name="P46" svg:x1="2.967cm" svg:y1="1.794cm" svg:x2="3.006cm" svg:y2="1.699cm"><text:p/></draw:line><draw:line draw:style-name="gr23" draw:text-style-name="P46" svg:x1="3.006cm" svg:y1="1.7cm" svg:x2="3.024cm" svg:y2="1.648cm"><text:p/></draw:line><draw:line draw:style-name="gr23" draw:text-style-name="P46" svg:x1="3.024cm" svg:y1="1.65cm" svg:x2="3.043cm" svg:y2="1.596cm"><text:p/></draw:line><draw:line draw:style-name="gr23" draw:text-style-name="P46" svg:x1="3.044cm" svg:y1="1.593cm" svg:x2="3.064cm" svg:y2="1.536cm"><text:p/></draw:line><draw:line draw:style-name="gr23" draw:text-style-name="P46" svg:x1="3.064cm" svg:y1="1.537cm" svg:x2="3.083cm" svg:y2="1.477cm"><text:p/></draw:line><draw:line draw:style-name="gr23" draw:text-style-name="P46" svg:x1="3.083cm" svg:y1="1.477cm" svg:x2="3.102cm" svg:y2="1.414cm"><text:p/></draw:line><draw:line draw:style-name="gr23" draw:text-style-name="P46" svg:x1="3.102cm" svg:y1="1.416cm" svg:x2="3.121cm" svg:y2="1.349cm"><text:p/></draw:line><draw:line draw:style-name="gr23" draw:text-style-name="P46" svg:x1="3.122cm" svg:y1="1.347cm" svg:x2="3.142cm" svg:y2="1.277cm"><text:p/></draw:line><draw:line draw:style-name="gr23" draw:text-style-name="P46" svg:x1="3.142cm" svg:y1="1.277cm" svg:x2="3.161cm" svg:y2="1.204cm"><text:p/></draw:line><draw:line draw:style-name="gr23" draw:text-style-name="P46" svg:x1="3.161cm" svg:y1="1.204cm" svg:x2="3.18cm" svg:y2="1.128cm"><text:p/></draw:line><draw:line draw:style-name="gr23" draw:text-style-name="P46" svg:x1="3.18cm" svg:y1="1.131cm" svg:x2="3.199cm" svg:y2="1.051cm"><text:p/></draw:line><draw:line draw:style-name="gr23" draw:text-style-name="P46" svg:x1="3.199cm" svg:y1="1.051cm" svg:x2="3.218cm" svg:y2="0.968cm"><text:p/></draw:line><draw:line draw:style-name="gr23" draw:text-style-name="P46" svg:x1="3.219cm" svg:y1="0.966cm" svg:x2="3.238cm" svg:y2="0.879cm"><text:p/></draw:line><draw:line draw:style-name="gr23" draw:text-style-name="P46" svg:x1="3.238cm" svg:y1="0.879cm" svg:x2="3.258cm" svg:y2="0.788cm"><text:p/></draw:line><draw:line draw:style-name="gr23" draw:text-style-name="P46" svg:x1="3.258cm" svg:y1="0.788cm" svg:x2="3.277cm" svg:y2="0.694cm"><text:p/></draw:line><draw:line draw:style-name="gr23" draw:text-style-name="P46" svg:x1="3.278cm" svg:y1="0.694cm" svg:x2="3.297cm" svg:y2="0.596cm"><text:p/></draw:line><draw:line draw:style-name="gr23" draw:text-style-name="P46" svg:x1="3.297cm" svg:y1="0.596cm" svg:x2="3.316cm" svg:y2="0.495cm"><text:p/></draw:line><draw:line draw:style-name="gr23" draw:text-style-name="P46" svg:x1="3.316cm" svg:y1="0.495cm" svg:x2="3.326cm" svg:y2="0.442cm"><text:p/></draw:line><draw:line draw:style-name="gr23" draw:text-style-name="P46" svg:x1="3.326cm" svg:y1="0.442cm" svg:x2="3.335cm" svg:y2="0.388cm"><text:p/></draw:line><draw:line draw:style-name="gr23" draw:text-style-name="P46" svg:x1="3.335cm" svg:y1="0.388cm" svg:x2="3.345cm" svg:y2="0.334cm"><text:p/></draw:line><draw:line draw:style-name="gr23" draw:text-style-name="P46" svg:x1="3.345cm" svg:y1="0.334cm" svg:x2="3.355cm" svg:y2="0.279cm"><text:p/></draw:line><draw:line draw:style-name="gr23" draw:text-style-name="P46" svg:x1="3.355cm" svg:y1="0.279cm" svg:x2="3.364cm" svg:y2="0.223cm"><text:p/></draw:line><draw:line draw:style-name="gr23" draw:text-style-name="P46" svg:x1="3.365cm" svg:y1="0.222cm" svg:x2="3.374cm" svg:y2="0.164cm"><text:p/></draw:line><draw:line draw:style-name="gr23" draw:text-style-name="P46" svg:x1="3.374cm" svg:y1="0.164cm" svg:x2="3.384cm" svg:y2="0.106cm"><text:p/></draw:line><draw:line draw:style-name="gr23" draw:text-style-name="P46" svg:x1="3.384cm" svg:y1="0.107cm" svg:x2="3.394cm" svg:y2="0.047cm"><text:p/></draw:line></draw:g><draw:frame draw:style-name="gr24" draw:text-style-name="P45" svg:width="0.165cm" svg:height="0.417cm" svg:x="4.353cm" svg:y="2.379cm"><draw:text-box><text:p text:style-name="P43"><text:span text:style-name="T20">x</text:span></text:p></draw:text-box></draw:frame><draw:frame draw:style-name="gr25" draw:text-style-name="P45" svg:width="0.168cm" svg:height="0.417cm" svg:x="1.976cm" svg:y="0.081cm"><draw:text-box><text:p text:style-name="P43"><text:span text:style-name="T20">y</text:span></text:p></draw:text-box></draw:frame><draw:frame draw:style-name="gr20" draw:text-style-name="P44" svg:width="0.188cm" svg:height="0.41cm" svg:x="2.99cm" svg:y="2.355cm"><draw:text-box><text:p text:style-name="P43"><text:span text:style-name="T19">1</text:span></text:p></draw:text-box></draw:frame><draw:frame draw:style-name="gr20" draw:text-style-name="P44" svg:width="0.188cm" svg:height="0.41cm" svg:x="2.046cm" svg:y="1.355cm"><draw:text-box><text:p text:style-name="P43"><text:span text:style-name="T19">1</text:span></text:p></draw:text-box></draw:frame></draw:g></text:p>
          </table:table-cell>
        </table:table-row>
        <table:table-row table:style-name="Tableau6.2">
          <table:table-cell table:style-name="Tableau6.A2" office:value-type="string">
            <text:p text:style-name="P24">inverse</text:p>
            <text:p text:style-name="P25"><text:span text:style-name="T13">x</text:span><text:span text:style-name="T12"> </text:span><text:span text:style-name="T12"><draw:g text:anchor-type="as-char" svg:y="-0.303cm" draw:z-index="18" draw:style-name="gr1"><draw:line draw:style-name="gr2" draw:text-style-name="P41" svg:x1="0.001cm" svg:y1="0cm" svg:x2="0.001cm" svg:y2="0.249cm"><text:p/></draw:line><draw:line draw:style-name="gr2" draw:text-style-name="P41" svg:x1="0.001cm" svg:y1="0.125cm" svg:x2="0.53cm" svg:y2="0.125cm"><text:p/></draw:line><draw:line draw:style-name="gr2" draw:text-style-name="P41" svg:x1="0.534cm" svg:y1="0.13cm" svg:x2="0.44cm" svg:y2="0cm"><text:p/></draw:line><draw:line draw:style-name="gr2" draw:text-style-name="P41" svg:x1="0.534cm" svg:y1="0.12cm" svg:x2="0.44cm" svg:y2="0.249cm"><text:p/></draw:line></draw:g></text:span><text:span text:style-name="T12"><text:s/></text:span><text:span text:style-name="T12"><draw:frame draw:style-name="fr1" draw:name="Objet2" text:anchor-type="as-char" svg:y="-0.931cm" svg:width="0.688cm" svg:height="1.499cm" draw:z-index="19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p>
          </table:table-cell>
          <table:table-cell table:style-name="Tableau6.A2" office:value-type="string">
            <text:p text:style-name="P32"/>
          </table:table-cell>
          <table:table-cell table:style-name="Tableau6.A2" office:value-type="string">
            <text:p text:style-name="P33"/>
          </table:table-cell>
          <table:table-cell table:style-name="Tableau6.A2" office:value-type="string">
            <table:table table:name="Tableau9" table:style-name="Tableau9">
              <table:table-column table:style-name="Tableau9.A"/>
              <table:table-column table:style-name="Tableau9.B"/>
              <table:table-row table:style-name="Tableau9.1">
                <table:table-cell table:style-name="Tableau9.A1" office:value-type="string">
                  <text:p text:style-name="P22">x</text:p>
                </table:table-cell>
                <table:table-cell table:style-name="Tableau9.B1" office:value-type="string">
                  <text:p text:style-name="P29"><text:span text:style-name="T12">−</text:span><text:span text:style-name="T7">∞</text:span><text:span text:style-name="T12"> <text:s text:c="15"/>+</text:span><text:span text:style-name="T7">∞</text:span></text:p>
                </table:table-cell>
              </table:table-row>
              <table:table-row table:style-name="Tableau9.2">
                <table:table-cell table:style-name="Tableau9.A2" office:value-type="string">
                  <text:p text:style-name="P22"><draw:frame draw:style-name="fr1" draw:name="Objet3" text:anchor-type="as-char" svg:y="-0.931cm" svg:width="0.688cm" svg:height="1.499cm" draw:z-index="20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      </table:table-cell>
                <table:table-cell table:style-name="Tableau9.B2" office:value-type="string">
                  <text:p text:style-name="P32"/>
                </table:table-cell>
              </table:table-row>
            </table:table>
            <text:p text:style-name="P32"/>
          </table:table-cell>
          <table:table-cell table:style-name="Tableau6.E2" office:value-type="string">
            <text:p text:style-name="P37"><draw:g text:anchor-type="as-char" draw:z-index="21" draw:name="Forme1" draw:style-name="gr3"><draw:g draw:style-name="gr4"><draw:line draw:style-name="gr26" draw:text-style-name="P42" svg:x1="0.004cm" svg:y1="-0.001cm" svg:x2="0.004cm" svg:y2="4.418cm"><text:p/></draw:line><draw:line draw:style-name="gr26" draw:text-style-name="P42" svg:x1="0.77cm" svg:y1="-0.001cm" svg:x2="0.77cm" svg:y2="4.418cm"><text:p/></draw:line><draw:line draw:style-name="gr26" draw:text-style-name="P42" svg:x1="1.535cm" svg:y1="-0.001cm" svg:x2="1.535cm" svg:y2="4.418cm"><text:p/></draw:line><draw:line draw:style-name="gr26" draw:text-style-name="P42" svg:x1="3.067cm" svg:y1="-0.001cm" svg:x2="3.067cm" svg:y2="4.418cm"><text:p/></draw:line><draw:line draw:style-name="gr26" draw:text-style-name="P42" svg:x1="3.832cm" svg:y1="-0.001cm" svg:x2="3.832cm" svg:y2="4.418cm"><text:p/></draw:line><draw:line draw:style-name="gr26" draw:text-style-name="P42" svg:x1="4.599cm" svg:y1="-0.001cm" svg:x2="4.599cm" svg:y2="4.418cm"><text:p/></draw:line><draw:line draw:style-name="gr26" draw:text-style-name="P42" svg:x1="0.004cm" svg:y1="-0.001cm" svg:x2="4.598cm" svg:y2="-0.001cm"><text:p/></draw:line><draw:line draw:style-name="gr26" draw:text-style-name="P42" svg:x1="0.004cm" svg:y1="0.737cm" svg:x2="4.598cm" svg:y2="0.737cm"><text:p/></draw:line><draw:line draw:style-name="gr26" draw:text-style-name="P42" svg:x1="0.004cm" svg:y1="1.472cm" svg:x2="4.598cm" svg:y2="1.472cm"><text:p/></draw:line><draw:line draw:style-name="gr26" draw:text-style-name="P42" svg:x1="0.004cm" svg:y1="2.944cm" svg:x2="4.598cm" svg:y2="2.944cm"><text:p/></draw:line><draw:line draw:style-name="gr26" draw:text-style-name="P42" svg:x1="0.004cm" svg:y1="3.683cm" svg:x2="4.598cm" svg:y2="3.683cm"><text:p/></draw:line><draw:line draw:style-name="gr26" draw:text-style-name="P42" svg:x1="0.004cm" svg:y1="4.42cm" svg:x2="4.598cm" svg:y2="4.42cm"><text:p/></draw:line></draw:g><draw:frame draw:style-name="gr27" draw:text-style-name="P44" svg:width="0.696cm" svg:height="0.66cm" svg:x="1.773cm" svg:y="2.212cm"><draw:text-box><text:p text:style-name="P43"><text:span text:style-name="T19">0</text:span></text:p></draw:text-box></draw:frame><draw:frame draw:style-name="gr27" draw:text-style-name="P44" svg:width="0.696cm" svg:height="0.66cm" svg:x="2.736cm" svg:y="2.212cm"><draw:text-box><text:p text:style-name="P43"><text:span text:style-name="T19">1</text:span></text:p></draw:text-box></draw:frame><draw:frame draw:style-name="gr28" draw:text-style-name="P44" svg:width="0.696cm" svg:height="0.662cm" svg:x="1.753cm" svg:y="1.18cm"><draw:text-box><text:p text:style-name="P43"><text:span text:style-name="T19">1</text:span></text:p></draw:text-box></draw:frame><draw:frame draw:style-name="gr29" draw:text-style-name="P45" svg:width="0.167cm" svg:height="0.417cm" svg:x="2.032cm" svg:y="0.055cm"><draw:text-box><text:p text:style-name="P43"><text:span text:style-name="T20">y</text:span></text:p></draw:text-box></draw:frame><draw:frame draw:style-name="gr25" draw:text-style-name="P45" svg:width="0.168cm" svg:height="0.417cm" svg:x="4.382cm" svg:y="2.252cm"><draw:text-box><text:p text:style-name="P43"><text:span text:style-name="T20">x</text:span></text:p></draw:text-box></draw:frame><draw:polyline draw:style-name="gr18" draw:text-style-name="P42" svg:width="2.036cm" svg:height="1.964cm" svg:x="0.004cm" svg:y="2.455cm" svg:viewBox="0 0 2037 1965" draw:points="0,0 77,9 153,17 230,27 306,38 384,50 459,61 537,75 613,89 689,105 766,123 843,143 918,164 996,188 1072,215 1149,246 1225,281 1302,321 1379,369 1455,425 1531,492 1609,572 1685,675 1761,807 1838,982 1915,1228 1990,1596 2037,1965"><text:p/></draw:polyline><draw:polyline draw:style-name="gr18" draw:text-style-name="P42" svg:width="2.036cm" svg:height="1.964cm" svg:x="2.561cm" svg:y="-0.001cm" svg:viewBox="0 0 2037 1965" draw:points="0,0 45,369 123,736 199,981 276,1157 352,1288 429,1391 505,1473 582,1540 658,1596 735,1644 811,1684 888,1719 965,1749 1042,1776 1117,1799 1195,1823 1271,1842 1347,1860 1424,1875 1501,1890 1577,1902 1654,1915 1730,1926 1808,1937 1883,1947 1960,1956 2037,1965"><text:p/></draw:polyline><draw:line draw:style-name="gr19" draw:text-style-name="P46" svg:x1="0.001cm" svg:y1="2.238cm" svg:x2="4.601cm" svg:y2="2.238cm"><text:p/></draw:line><draw:line draw:style-name="gr19" draw:text-style-name="P46" svg:x1="2.319cm" svg:y1="4.415cm" svg:x2="2.319cm" svg:y2="0.013cm"><text:p/></draw:line></draw:g></text:p>
          </table:table-cell>
        </table:table-row>
        <table:table-row table:style-name="Tableau6.2">
          <table:table-cell table:style-name="Tableau6.A2" office:value-type="string">
            <text:p text:style-name="P24"><text:span text:style-name="T18">racine </text:span>carrée</text:p>
            <text:p text:style-name="P25"><text:span text:style-name="T13">x</text:span><text:span text:style-name="T12"> </text:span><text:span text:style-name="T12"><draw:g text:anchor-type="as-char" svg:y="-0.303cm" draw:z-index="22" draw:style-name="gr1"><draw:line draw:style-name="gr2" draw:text-style-name="P41" svg:x1="0.001cm" svg:y1="0cm" svg:x2="0.001cm" svg:y2="0.249cm"><text:p/></draw:line><draw:line draw:style-name="gr2" draw:text-style-name="P41" svg:x1="0.001cm" svg:y1="0.125cm" svg:x2="0.53cm" svg:y2="0.125cm"><text:p/></draw:line><draw:line draw:style-name="gr2" draw:text-style-name="P41" svg:x1="0.534cm" svg:y1="0.13cm" svg:x2="0.44cm" svg:y2="0cm"><text:p/></draw:line><draw:line draw:style-name="gr2" draw:text-style-name="P41" svg:x1="0.534cm" svg:y1="0.12cm" svg:x2="0.44cm" svg:y2="0.249cm"><text:p/></draw:line></draw:g></text:span><text:span text:style-name="T12"><text:s/></text:span><text:span text:style-name="T12"><draw:frame draw:style-name="fr1" draw:name="Objet4" text:anchor-type="as-char" svg:y="-0.619cm" svg:width="0.947cm" svg:height="0.778cm" draw:z-index="23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p>
          </table:table-cell>
          <table:table-cell table:style-name="Tableau6.A2" office:value-type="string">
            <text:p text:style-name="P32"/>
          </table:table-cell>
          <table:table-cell table:style-name="Tableau6.A2" office:value-type="string">
            <text:p text:style-name="P34"/>
          </table:table-cell>
          <table:table-cell table:style-name="Tableau6.A2" office:value-type="string">
            <table:table table:name="Tableau10" table:style-name="Tableau10">
              <table:table-column table:style-name="Tableau10.A"/>
              <table:table-column table:style-name="Tableau10.B"/>
              <table:table-row table:style-name="Tableau10.1">
                <table:table-cell table:style-name="Tableau10.A1" office:value-type="string">
                  <text:p text:style-name="P22">x</text:p>
                </table:table-cell>
                <table:table-cell table:style-name="Tableau10.B1" office:value-type="string">
                  <text:p text:style-name="P29"><text:span text:style-name="T12">−</text:span><text:span text:style-name="T7">∞</text:span><text:span text:style-name="T12"> <text:s text:c="15"/>+</text:span><text:span text:style-name="T7">∞</text:span></text:p>
                </table:table-cell>
              </table:table-row>
              <table:table-row table:style-name="Tableau10.2">
                <table:table-cell table:style-name="Tableau10.A2" office:value-type="string">
                  <text:p text:style-name="P22"><draw:frame draw:style-name="fr1" draw:name="Objet5" text:anchor-type="as-char" svg:y="-0.619cm" svg:width="0.947cm" svg:height="0.778cm" draw:z-index="24"><draw:object xlink:href="./Object 8" xlink:type="simple" xlink:show="embed" xlink:actuate="onLoad"/><draw:image xlink:href="./ObjectReplacements/Object 8" xlink:type="simple" xlink:show="embed" xlink:actuate="onLoad"/><svg:desc>formule</svg:desc></draw:frame></text:p>
                </table:table-cell>
                <table:table-cell table:style-name="Tableau10.B2" office:value-type="string">
                  <text:p text:style-name="P32"/>
                </table:table-cell>
              </table:table-row>
            </table:table>
            <text:p text:style-name="P32"/>
          </table:table-cell>
          <table:table-cell table:style-name="Tableau6.E2" office:value-type="string">
            <text:p text:style-name="P37"><draw:g text:anchor-type="as-char" draw:z-index="25" draw:name="Forme3" draw:style-name="gr3"><draw:g draw:style-name="gr4"><draw:line draw:style-name="gr30" draw:text-style-name="P46" svg:x1="1.151cm" svg:y1="0.009cm" svg:x2="1.151cm" svg:y2="3.417cm"><text:p/></draw:line><draw:line draw:style-name="gr30" draw:text-style-name="P46" svg:x1="2.302cm" svg:y1="0.009cm" svg:x2="2.302cm" svg:y2="3.417cm"><text:p/></draw:line><draw:line draw:style-name="gr30" draw:text-style-name="P46" svg:x1="3.451cm" svg:y1="0.009cm" svg:x2="3.451cm" svg:y2="3.417cm"><text:p/></draw:line><draw:line draw:style-name="gr30" draw:text-style-name="P46" svg:x1="4.6cm" svg:y1="0.009cm" svg:x2="4.6cm" svg:y2="3.417cm"><text:p/></draw:line><draw:line draw:style-name="gr30" draw:text-style-name="P46" svg:x1="0.002cm" svg:y1="0cm" svg:x2="4.601cm" svg:y2="0cm"><text:p/></draw:line><draw:line draw:style-name="gr30" draw:text-style-name="P46" svg:x1="0.002cm" svg:y1="1.138cm" svg:x2="4.601cm" svg:y2="1.138cm"><text:p/></draw:line><draw:line draw:style-name="gr30" draw:text-style-name="P46" svg:x1="0.002cm" svg:y1="2.274cm" svg:x2="4.601cm" svg:y2="2.274cm"><text:p/></draw:line></draw:g><draw:line draw:style-name="gr31" draw:text-style-name="P46" svg:x1="0.001cm" svg:y1="3.416cm" svg:x2="0.001cm" svg:y2="0.018cm"><text:p/></draw:line><draw:line draw:style-name="gr31" draw:text-style-name="P46" svg:x1="0.002cm" svg:y1="3.415cm" svg:x2="4.594cm" svg:y2="3.415cm"><text:p/></draw:line><draw:g draw:style-name="gr4"><draw:polyline draw:style-name="gr32" draw:text-style-name="P46" svg:width="0.051cm" svg:height="0.244cm" svg:x="0.004cm" svg:y="3.174cm" svg:viewBox="0 0 52 245" draw:points="0,245 13,122 24,73 52,0"><text:p/></draw:polyline><draw:g draw:style-name="gr4"><draw:polyline draw:style-name="gr32" draw:text-style-name="P46" svg:width="0.234cm" svg:height="0.322cm" svg:x="0.056cm" svg:y="2.849cm" svg:viewBox="0 0 235 323" draw:points="0,323 60,213 118,131 175,59 235,0"><text:p/></draw:polyline><draw:polyline draw:style-name="gr32" draw:text-style-name="P46" svg:width="0.935cm" svg:height="0.606cm" svg:x="0.291cm" svg:y="2.244cm" svg:viewBox="0 0 936 607" draw:points="0,607 60,550 117,500 175,454 235,409 292,368 351,328 408,289 468,251 527,219 586,184 643,150 703,119 762,87 820,59 878,30 936,0"><text:p/></draw:polyline><draw:line draw:style-name="gr32" draw:text-style-name="P46" svg:x1="1.227cm" svg:y1="2.242cm" svg:x2="1.287cm" svg:y2="2.214cm"><text:p/></draw:line><draw:line draw:style-name="gr32" draw:text-style-name="P46" svg:x1="1.286cm" svg:y1="2.217cm" svg:x2="1.346cm" svg:y2="2.191cm"><text:p/></draw:line><draw:line draw:style-name="gr32" draw:text-style-name="P46" svg:x1="1.345cm" svg:y1="2.19cm" svg:x2="1.405cm" svg:y2="2.163cm"><text:p/></draw:line><draw:line draw:style-name="gr32" draw:text-style-name="P46" svg:x1="1.404cm" svg:y1="2.164cm" svg:x2="1.461cm" svg:y2="2.138cm"><text:p/></draw:line><draw:line draw:style-name="gr32" draw:text-style-name="P46" svg:x1="1.462cm" svg:y1="2.137cm" svg:x2="1.522cm" svg:y2="2.11cm"><text:p/></draw:line><draw:line draw:style-name="gr32" draw:text-style-name="P46" svg:x1="1.521cm" svg:y1="2.112cm" svg:x2="1.581cm" svg:y2="2.086cm"><text:p/></draw:line><draw:line draw:style-name="gr32" draw:text-style-name="P46" svg:x1="1.58cm" svg:y1="2.086cm" svg:x2="1.64cm" svg:y2="2.062cm"><text:p/></draw:line><draw:line draw:style-name="gr32" draw:text-style-name="P46" svg:x1="1.639cm" svg:y1="2.063cm" svg:x2="1.696cm" svg:y2="2.039cm"><text:p/></draw:line><draw:line draw:style-name="gr32" draw:text-style-name="P46" svg:x1="1.697cm" svg:y1="2.037cm" svg:x2="1.757cm" svg:y2="2.013cm"><text:p/></draw:line><draw:line draw:style-name="gr32" draw:text-style-name="P46" svg:x1="1.755cm" svg:y1="2.012cm" svg:x2="1.812cm" svg:y2="1.99cm"><text:p/></draw:line><draw:line draw:style-name="gr32" draw:text-style-name="P46" svg:x1="1.813cm" svg:y1="1.993cm" svg:x2="1.873cm" svg:y2="1.969cm"><text:p/></draw:line><draw:line draw:style-name="gr32" draw:text-style-name="P46" svg:x1="1.872cm" svg:y1="1.969cm" svg:x2="1.929cm" svg:y2="1.945cm"><text:p/></draw:line><draw:line draw:style-name="gr32" draw:text-style-name="P46" svg:x1="1.929cm" svg:y1="1.944cm" svg:x2="1.989cm" svg:y2="1.923cm"><text:p/></draw:line><draw:line draw:style-name="gr32" draw:text-style-name="P46" svg:x1="1.989cm" svg:y1="1.922cm" svg:x2="2.049cm" svg:y2="1.9cm"><text:p/></draw:line><draw:line draw:style-name="gr32" draw:text-style-name="P46" svg:x1="2.047cm" svg:y1="1.901cm" svg:x2="2.107cm" svg:y2="1.879cm"><text:p/></draw:line><draw:line draw:style-name="gr32" draw:text-style-name="P46" svg:x1="2.107cm" svg:y1="1.88cm" svg:x2="2.164cm" svg:y2="1.859cm"><text:p/></draw:line><draw:line draw:style-name="gr32" draw:text-style-name="P46" svg:x1="2.164cm" svg:y1="1.858cm" svg:x2="2.224cm" svg:y2="1.837cm"><text:p/></draw:line><draw:line draw:style-name="gr32" draw:text-style-name="P46" svg:x1="2.223cm" svg:y1="1.838cm" svg:x2="2.283cm" svg:y2="1.817cm"><text:p/></draw:line><draw:line draw:style-name="gr32" draw:text-style-name="P46" svg:x1="2.282cm" svg:y1="1.817cm" svg:x2="2.342cm" svg:y2="1.796cm"><text:p/></draw:line><draw:line draw:style-name="gr32" draw:text-style-name="P46" svg:x1="2.342cm" svg:y1="1.796cm" svg:x2="2.399cm" svg:y2="1.776cm"><text:p/></draw:line><draw:line draw:style-name="gr32" draw:text-style-name="P46" svg:x1="2.399cm" svg:y1="1.777cm" svg:x2="2.459cm" svg:y2="1.756cm"><text:p/></draw:line><draw:line draw:style-name="gr32" draw:text-style-name="P46" svg:x1="2.458cm" svg:y1="1.756cm" svg:x2="2.515cm" svg:y2="1.736cm"><text:p/></draw:line><draw:line draw:style-name="gr32" draw:text-style-name="P46" svg:x1="2.515cm" svg:y1="1.735cm" svg:x2="2.575cm" svg:y2="1.715cm"><text:p/></draw:line><draw:line draw:style-name="gr32" draw:text-style-name="P46" svg:x1="2.575cm" svg:y1="1.718cm" svg:x2="2.632cm" svg:y2="1.698cm"><text:p/></draw:line><draw:line draw:style-name="gr32" draw:text-style-name="P46" svg:x1="2.632cm" svg:y1="1.699cm" svg:x2="2.692cm" svg:y2="1.679cm"><text:p/></draw:line><draw:line draw:style-name="gr32" draw:text-style-name="P46" svg:x1="2.692cm" svg:y1="1.679cm" svg:x2="2.752cm" svg:y2="1.661cm"><text:p/></draw:line><draw:line draw:style-name="gr32" draw:text-style-name="P46" svg:x1="2.75cm" svg:y1="1.659cm" svg:x2="2.81cm" svg:y2="1.639cm"><text:p/></draw:line><draw:line draw:style-name="gr32" draw:text-style-name="P46" svg:x1="2.81cm" svg:y1="1.642cm" svg:x2="2.867cm" svg:y2="1.622cm"><text:p/></draw:line><draw:line draw:style-name="gr32" draw:text-style-name="P46" svg:x1="2.867cm" svg:y1="1.62cm" svg:x2="2.927cm" svg:y2="1.602cm"><text:p/></draw:line><draw:line draw:style-name="gr32" draw:text-style-name="P46" svg:x1="2.926cm" svg:y1="1.604cm" svg:x2="2.986cm" svg:y2="1.586cm"><text:p/></draw:line><draw:line draw:style-name="gr32" draw:text-style-name="P46" svg:x1="2.985cm" svg:y1="1.586cm" svg:x2="3.045cm" svg:y2="1.568cm"><text:p/></draw:line><draw:line draw:style-name="gr32" draw:text-style-name="P46" svg:x1="3.045cm" svg:y1="1.567cm" svg:x2="3.102cm" svg:y2="1.549cm"><text:p/></draw:line><draw:line draw:style-name="gr32" draw:text-style-name="P46" svg:x1="3.102cm" svg:y1="1.55cm" svg:x2="3.162cm" svg:y2="1.532cm"><text:p/></draw:line><draw:line draw:style-name="gr32" draw:text-style-name="P46" svg:x1="3.161cm" svg:y1="1.532cm" svg:x2="3.218cm" svg:y2="1.516cm"><text:p/></draw:line><draw:line draw:style-name="gr32" draw:text-style-name="P46" svg:x1="3.218cm" svg:y1="1.516cm" svg:x2="3.278cm" svg:y2="1.498cm"><text:p/></draw:line><draw:line draw:style-name="gr32" draw:text-style-name="P46" svg:x1="3.278cm" svg:y1="1.498cm" svg:x2="3.335cm" svg:y2="1.482cm"><text:p/></draw:line><draw:line draw:style-name="gr32" draw:text-style-name="P46" svg:x1="3.335cm" svg:y1="1.482cm" svg:x2="3.395cm" svg:y2="1.464cm"><text:p/></draw:line><draw:line draw:style-name="gr32" draw:text-style-name="P46" svg:x1="3.395cm" svg:y1="1.464cm" svg:x2="3.455cm" svg:y2="1.448cm"><text:p/></draw:line><draw:line draw:style-name="gr32" draw:text-style-name="P46" svg:x1="3.453cm" svg:y1="1.447cm" svg:x2="3.513cm" svg:y2="1.431cm"><text:p/></draw:line><draw:line draw:style-name="gr32" draw:text-style-name="P46" svg:x1="3.513cm" svg:y1="1.431cm" svg:x2="3.57cm" svg:y2="1.415cm"><text:p/></draw:line><draw:line draw:style-name="gr32" draw:text-style-name="P46" svg:x1="3.57cm" svg:y1="1.414cm" svg:x2="3.63cm" svg:y2="1.398cm"><text:p/></draw:line><draw:line draw:style-name="gr32" draw:text-style-name="P46" svg:x1="3.628cm" svg:y1="1.398cm" svg:x2="3.688cm" svg:y2="1.382cm"><text:p/></draw:line><draw:line draw:style-name="gr32" draw:text-style-name="P46" svg:x1="3.688cm" svg:y1="1.382cm" svg:x2="3.748cm" svg:y2="1.366cm"><text:p/></draw:line><draw:line draw:style-name="gr32" draw:text-style-name="P46" svg:x1="3.748cm" svg:y1="1.364cm" svg:x2="3.805cm" svg:y2="1.348cm"><text:p/></draw:line><draw:line draw:style-name="gr32" draw:text-style-name="P46" svg:x1="3.805cm" svg:y1="1.349cm" svg:x2="3.865cm" svg:y2="1.333cm"><text:p/></draw:line><draw:line draw:style-name="gr32" draw:text-style-name="P46" svg:x1="3.863cm" svg:y1="1.333cm" svg:x2="3.923cm" svg:y2="1.318cm"><text:p/></draw:line><draw:line draw:style-name="gr32" draw:text-style-name="P46" svg:x1="3.923cm" svg:y1="1.317cm" svg:x2="3.98cm" svg:y2="1.301cm"><text:p/></draw:line><draw:line draw:style-name="gr32" draw:text-style-name="P46" svg:x1="3.98cm" svg:y1="1.302cm" svg:x2="4.037cm" svg:y2="1.287cm"><text:p/></draw:line><draw:line draw:style-name="gr32" draw:text-style-name="P46" svg:x1="4.038cm" svg:y1="1.287cm" svg:x2="4.098cm" svg:y2="1.272cm"><text:p/></draw:line><draw:line draw:style-name="gr32" draw:text-style-name="P46" svg:x1="4.097cm" svg:y1="1.272cm" svg:x2="4.157cm" svg:y2="1.256cm"><text:p/></draw:line><draw:line draw:style-name="gr32" draw:text-style-name="P46" svg:x1="4.156cm" svg:y1="1.256cm" svg:x2="4.216cm" svg:y2="1.241cm"><text:p/></draw:line><draw:line draw:style-name="gr32" draw:text-style-name="P46" svg:x1="4.215cm" svg:y1="1.24cm" svg:x2="4.272cm" svg:y2="1.224cm"><text:p/></draw:line><draw:line draw:style-name="gr32" draw:text-style-name="P46" svg:x1="4.273cm" svg:y1="1.225cm" svg:x2="4.333cm" svg:y2="1.211cm"><text:p/></draw:line><draw:line draw:style-name="gr32" draw:text-style-name="P46" svg:x1="4.331cm" svg:y1="1.211cm" svg:x2="4.391cm" svg:y2="1.196cm"><text:p/></draw:line><draw:line draw:style-name="gr32" draw:text-style-name="P46" svg:x1="4.391cm" svg:y1="1.196cm" svg:x2="4.451cm" svg:y2="1.181cm"><text:p/></draw:line><draw:line draw:style-name="gr32" draw:text-style-name="P46" svg:x1="4.45cm" svg:y1="1.182cm" svg:x2="4.507cm" svg:y2="1.168cm"><text:p/></draw:line><draw:line draw:style-name="gr32" draw:text-style-name="P46" svg:x1="4.508cm" svg:y1="1.168cm" svg:x2="4.568cm" svg:y2="1.153cm"><text:p/></draw:line></draw:g></draw:g><draw:frame draw:style-name="gr33" draw:text-style-name="P44" svg:width="0.2cm" svg:height="0.408cm" svg:x="0.005cm" svg:y="3.466cm"><draw:text-box><text:p text:style-name="P43"><text:span text:style-name="T19">0</text:span></text:p></draw:text-box></draw:frame><draw:frame draw:style-name="gr34" draw:text-style-name="P45" svg:width="0.175cm" svg:height="0.408cm" svg:x="4.42cm" svg:y="3.415cm"><draw:text-box><text:p text:style-name="P43"><text:span text:style-name="T20">x</text:span></text:p></draw:text-box></draw:frame><draw:frame draw:style-name="gr35" draw:text-style-name="P45" svg:width="0.177cm" svg:height="0.408cm" svg:x="0.153cm" svg:y="0.026cm"><draw:text-box><text:p text:style-name="P43"><text:span text:style-name="T20">y</text:span></text:p></draw:text-box></draw:frame><draw:frame draw:style-name="gr33" draw:text-style-name="P44" svg:width="0.2cm" svg:height="0.408cm" svg:x="1.071cm" svg:y="3.466cm"><draw:text-box><text:p text:style-name="P43"><text:span text:style-name="T19">1</text:span></text:p></draw:text-box></draw:frame><draw:frame draw:style-name="gr33" draw:text-style-name="P44" svg:width="0.2cm" svg:height="0.408cm" svg:x="0.064cm" svg:y="1.97cm"><draw:text-box><text:p text:style-name="P43"><text:span text:style-name="T19">1</text:span></text:p></draw:text-box></draw:frame></draw:g>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pitch="variable" style:font-charset="x-symbol"/>
    <style:font-face style:name="Mangal2" svg:font-family="Mangal"/>
    <style:font-face style:name="OpenSymbol" svg:font-family="OpenSymbol"/>
    <style:font-face style:name="Gothic" svg:font-family="Gothic" style:font-pitch="variable"/>
    <style:font-face style:name="Lucidasans" svg:font-family="Lucidasans" style:font-pitch="variable"/>
    <style:font-face style:name="Mangal1" svg:font-family="Mangal" style:font-pitch="variable"/>
    <style:font-face style:name="OpenSymbol2" svg:font-family="OpenSymbol" style:font-pitch="variable"/>
    <style:font-face style:name="SimSun1" svg:font-family="SimSu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0" draw:display-name="Dashed (var) 10" draw:style="rect" draw:dots1="1" draw:dots1-length="63%" draw:distance="63%"/>
    <draw:stroke-dash draw:name="Dashed_20__28_var_29__20_100" draw:display-name="Dashed (var) 100" draw:style="round" draw:dots2="2" draw:distance="0.013cm"/>
    <draw:stroke-dash draw:name="Dashed_20__28_var_29__20_101" draw:display-name="Dashed (var) 101" draw:style="round" draw:dots2="2" draw:distance="0.013cm"/>
    <draw:stroke-dash draw:name="Dashed_20__28_var_29__20_102" draw:display-name="Dashed (var) 102" draw:style="round" draw:dots2="2" draw:distance="0.013cm"/>
    <draw:stroke-dash draw:name="Dashed_20__28_var_29__20_103" draw:display-name="Dashed (var) 103" draw:style="round" draw:dots2="2" draw:distance="0.013cm"/>
    <draw:stroke-dash draw:name="Dashed_20__28_var_29__20_104" draw:display-name="Dashed (var) 104" draw:style="round" draw:dots2="2" draw:distance="0.013cm"/>
    <draw:stroke-dash draw:name="Dashed_20__28_var_29__20_105" draw:display-name="Dashed (var) 105" draw:style="round" draw:dots2="2" draw:distance="0.013cm"/>
    <draw:stroke-dash draw:name="Dashed_20__28_var_29__20_106" draw:display-name="Dashed (var) 106" draw:style="round" draw:dots2="2" draw:distance="0.013cm"/>
    <draw:stroke-dash draw:name="Dashed_20__28_var_29__20_107" draw:display-name="Dashed (var) 107" draw:style="round" draw:dots2="2" draw:distance="0.013cm"/>
    <draw:stroke-dash draw:name="Dashed_20__28_var_29__20_108" draw:display-name="Dashed (var) 108" draw:style="round" draw:dots2="2" draw:distance="0.013cm"/>
    <draw:stroke-dash draw:name="Dashed_20__28_var_29__20_109" draw:display-name="Dashed (var) 109" draw:style="round" draw:dots2="2" draw:distance="0.013cm"/>
    <draw:stroke-dash draw:name="Dashed_20__28_var_29__20_11" draw:display-name="Dashed (var) 11" draw:style="rect" draw:dots1="1" draw:dots1-length="63%" draw:distance="63%"/>
    <draw:stroke-dash draw:name="Dashed_20__28_var_29__20_110" draw:display-name="Dashed (var) 110" draw:style="round" draw:dots2="2" draw:distance="0.013cm"/>
    <draw:stroke-dash draw:name="Dashed_20__28_var_29__20_111" draw:display-name="Dashed (var) 111" draw:style="round" draw:dots2="2" draw:distance="0.013cm"/>
    <draw:stroke-dash draw:name="Dashed_20__28_var_29__20_112" draw:display-name="Dashed (var) 112" draw:style="round" draw:dots2="2" draw:distance="0.013cm"/>
    <draw:stroke-dash draw:name="Dashed_20__28_var_29__20_113" draw:display-name="Dashed (var) 113" draw:style="round" draw:dots2="2" draw:distance="0.013cm"/>
    <draw:stroke-dash draw:name="Dashed_20__28_var_29__20_114" draw:display-name="Dashed (var) 114" draw:style="round" draw:dots2="2" draw:distance="0.013cm"/>
    <draw:stroke-dash draw:name="Dashed_20__28_var_29__20_115" draw:display-name="Dashed (var) 115" draw:style="round" draw:dots2="2" draw:distance="0.013cm"/>
    <draw:stroke-dash draw:name="Dashed_20__28_var_29__20_116" draw:display-name="Dashed (var) 116" draw:style="round" draw:dots2="2" draw:distance="0.013cm"/>
    <draw:stroke-dash draw:name="Dashed_20__28_var_29__20_117" draw:display-name="Dashed (var) 117" draw:style="round" draw:dots2="2" draw:distance="0.013cm"/>
    <draw:stroke-dash draw:name="Dashed_20__28_var_29__20_118" draw:display-name="Dashed (var) 118" draw:style="round" draw:dots2="2" draw:distance="0.007cm"/>
    <draw:stroke-dash draw:name="Dashed_20__28_var_29__20_119" draw:display-name="Dashed (var) 119" draw:style="round" draw:dots2="2" draw:distance="0.007cm"/>
    <draw:stroke-dash draw:name="Dashed_20__28_var_29__20_12" draw:display-name="Dashed (var) 12" draw:style="rect" draw:dots1="1" draw:dots1-length="63%" draw:distance="63%"/>
    <draw:stroke-dash draw:name="Dashed_20__28_var_29__20_120" draw:display-name="Dashed (var) 120" draw:style="round" draw:dots2="2" draw:distance="0.007cm"/>
    <draw:stroke-dash draw:name="Dashed_20__28_var_29__20_121" draw:display-name="Dashed (var) 121" draw:style="round" draw:dots2="2" draw:distance="0.007cm"/>
    <draw:stroke-dash draw:name="Dashed_20__28_var_29__20_122" draw:display-name="Dashed (var) 122" draw:style="round" draw:dots2="2" draw:distance="0.007cm"/>
    <draw:stroke-dash draw:name="Dashed_20__28_var_29__20_123" draw:display-name="Dashed (var) 123" draw:style="round" draw:dots2="2" draw:distance="0.007cm"/>
    <draw:stroke-dash draw:name="Dashed_20__28_var_29__20_124" draw:display-name="Dashed (var) 124" draw:style="round" draw:dots2="2" draw:distance="0.007cm"/>
    <draw:stroke-dash draw:name="Dashed_20__28_var_29__20_125" draw:display-name="Dashed (var) 125" draw:style="round" draw:dots2="2" draw:distance="0.007cm"/>
    <draw:stroke-dash draw:name="Dashed_20__28_var_29__20_126" draw:display-name="Dashed (var) 126" draw:style="round" draw:dots2="2" draw:distance="0.007cm"/>
    <draw:stroke-dash draw:name="Dashed_20__28_var_29__20_127" draw:display-name="Dashed (var) 127" draw:style="round" draw:dots2="2" draw:distance="0.007cm"/>
    <draw:stroke-dash draw:name="Dashed_20__28_var_29__20_128" draw:display-name="Dashed (var) 128" draw:style="round" draw:dots2="2" draw:distance="0.007cm"/>
    <draw:stroke-dash draw:name="Dashed_20__28_var_29__20_129" draw:display-name="Dashed (var) 129" draw:style="round" draw:dots2="2" draw:distance="0.007cm"/>
    <draw:stroke-dash draw:name="Dashed_20__28_var_29__20_13" draw:display-name="Dashed (var) 13" draw:style="rect" draw:dots1="1" draw:dots1-length="63%" draw:distance="63%"/>
    <draw:stroke-dash draw:name="Dashed_20__28_var_29__20_130" draw:display-name="Dashed (var) 130" draw:style="round" draw:dots2="2" draw:distance="0.007cm"/>
    <draw:stroke-dash draw:name="Dashed_20__28_var_29__20_131" draw:display-name="Dashed (var) 131" draw:style="round" draw:dots2="2" draw:distance="0.007cm"/>
    <draw:stroke-dash draw:name="Dashed_20__28_var_29__20_132" draw:display-name="Dashed (var) 132" draw:style="round" draw:dots2="2" draw:distance="0.007cm"/>
    <draw:stroke-dash draw:name="Dashed_20__28_var_29__20_133" draw:display-name="Dashed (var) 133" draw:style="round" draw:dots2="2" draw:distance="0.007cm"/>
    <draw:stroke-dash draw:name="Dashed_20__28_var_29__20_134" draw:display-name="Dashed (var) 134" draw:style="round" draw:dots2="2" draw:distance="0.007cm"/>
    <draw:stroke-dash draw:name="Dashed_20__28_var_29__20_135" draw:display-name="Dashed (var) 135" draw:style="round" draw:dots2="2" draw:distance="0.007cm"/>
    <draw:stroke-dash draw:name="Dashed_20__28_var_29__20_136" draw:display-name="Dashed (var) 136" draw:style="round" draw:dots2="2" draw:distance="0.007cm"/>
    <draw:stroke-dash draw:name="Dashed_20__28_var_29__20_137" draw:display-name="Dashed (var) 137" draw:style="round" draw:dots2="2" draw:distance="0.007cm"/>
    <draw:stroke-dash draw:name="Dashed_20__28_var_29__20_138" draw:display-name="Dashed (var) 138" draw:style="round" draw:dots2="2" draw:distance="0.007cm"/>
    <draw:stroke-dash draw:name="Dashed_20__28_var_29__20_139" draw:display-name="Dashed (var) 139" draw:style="round" draw:dots2="2" draw:distance="0.007cm"/>
    <draw:stroke-dash draw:name="Dashed_20__28_var_29__20_14" draw:display-name="Dashed (var) 14" draw:style="rect" draw:dots1="1" draw:dots1-length="63%" draw:distance="63%"/>
    <draw:stroke-dash draw:name="Dashed_20__28_var_29__20_140" draw:display-name="Dashed (var) 140" draw:style="round" draw:dots2="2" draw:distance="0.007cm"/>
    <draw:stroke-dash draw:name="Dashed_20__28_var_29__20_141" draw:display-name="Dashed (var) 141" draw:style="round" draw:dots2="2" draw:distance="0.007cm"/>
    <draw:stroke-dash draw:name="Dashed_20__28_var_29__20_142" draw:display-name="Dashed (var) 142" draw:style="round" draw:dots2="2" draw:distance="0.007cm"/>
    <draw:stroke-dash draw:name="Dashed_20__28_var_29__20_143" draw:display-name="Dashed (var) 143" draw:style="rect" draw:dots1="1" draw:dots1-length="36%" draw:distance="36%"/>
    <draw:stroke-dash draw:name="Dashed_20__28_var_29__20_144" draw:display-name="Dashed (var) 144" draw:style="rect" draw:dots1="1" draw:dots1-length="36%" draw:distance="36%"/>
    <draw:stroke-dash draw:name="Dashed_20__28_var_29__20_145" draw:display-name="Dashed (var) 145" draw:style="rect" draw:dots1="1" draw:dots1-length="36%" draw:distance="36%"/>
    <draw:stroke-dash draw:name="Dashed_20__28_var_29__20_146" draw:display-name="Dashed (var) 146" draw:style="rect" draw:dots1="1" draw:dots1-length="36%" draw:distance="36%"/>
    <draw:stroke-dash draw:name="Dashed_20__28_var_29__20_147" draw:display-name="Dashed (var) 147" draw:style="rect" draw:dots1="1" draw:dots1-length="36%" draw:distance="36%"/>
    <draw:stroke-dash draw:name="Dashed_20__28_var_29__20_148" draw:display-name="Dashed (var) 148" draw:style="rect" draw:dots1="1" draw:dots1-length="36%" draw:distance="36%"/>
    <draw:stroke-dash draw:name="Dashed_20__28_var_29__20_149" draw:display-name="Dashed (var) 149" draw:style="rect" draw:dots1="1" draw:dots1-length="36%" draw:distance="36%"/>
    <draw:stroke-dash draw:name="Dashed_20__28_var_29__20_15" draw:display-name="Dashed (var) 15" draw:style="rect" draw:dots1="1" draw:dots1-length="63%" draw:distance="63%"/>
    <draw:stroke-dash draw:name="Dashed_20__28_var_29__20_150" draw:display-name="Dashed (var) 150" draw:style="rect" draw:dots1="1" draw:dots1-length="36%" draw:distance="36%"/>
    <draw:stroke-dash draw:name="Dashed_20__28_var_29__20_151" draw:display-name="Dashed (var) 151" draw:style="rect" draw:dots1="1" draw:dots1-length="36%" draw:distance="36%"/>
    <draw:stroke-dash draw:name="Dashed_20__28_var_29__20_152" draw:display-name="Dashed (var) 152" draw:style="rect" draw:dots1="1" draw:dots1-length="36%" draw:distance="36%"/>
    <draw:stroke-dash draw:name="Dashed_20__28_var_29__20_153" draw:display-name="Dashed (var) 153" draw:style="rect" draw:dots1="1" draw:dots1-length="36%" draw:distance="36%"/>
    <draw:stroke-dash draw:name="Dashed_20__28_var_29__20_154" draw:display-name="Dashed (var) 154" draw:style="rect" draw:dots1="1" draw:dots1-length="36%" draw:distance="36%"/>
    <draw:stroke-dash draw:name="Dashed_20__28_var_29__20_155" draw:display-name="Dashed (var) 155" draw:style="rect" draw:dots1="1" draw:dots1-length="36%" draw:distance="36%"/>
    <draw:stroke-dash draw:name="Dashed_20__28_var_29__20_156" draw:display-name="Dashed (var) 156" draw:style="rect" draw:dots1="1" draw:dots1-length="36%" draw:distance="36%"/>
    <draw:stroke-dash draw:name="Dashed_20__28_var_29__20_157" draw:display-name="Dashed (var) 157" draw:style="rect" draw:dots1="1" draw:dots1-length="36%" draw:distance="36%"/>
    <draw:stroke-dash draw:name="Dashed_20__28_var_29__20_158" draw:display-name="Dashed (var) 158" draw:style="rect" draw:dots1="1" draw:dots1-length="36%" draw:distance="36%"/>
    <draw:stroke-dash draw:name="Dashed_20__28_var_29__20_159" draw:display-name="Dashed (var) 159" draw:style="rect" draw:dots1="1" draw:dots1-length="36%" draw:distance="36%"/>
    <draw:stroke-dash draw:name="Dashed_20__28_var_29__20_16" draw:display-name="Dashed (var) 16" draw:style="rect" draw:dots1="1" draw:dots1-length="63%" draw:distance="63%"/>
    <draw:stroke-dash draw:name="Dashed_20__28_var_29__20_160" draw:display-name="Dashed (var) 160" draw:style="rect" draw:dots1="1" draw:dots1-length="36%" draw:distance="36%"/>
    <draw:stroke-dash draw:name="Dashed_20__28_var_29__20_161" draw:display-name="Dashed (var) 161" draw:style="rect" draw:dots1="1" draw:dots1-length="36%" draw:distance="36%"/>
    <draw:stroke-dash draw:name="Dashed_20__28_var_29__20_162" draw:display-name="Dashed (var) 162" draw:style="rect" draw:dots1="1" draw:dots1-length="36%" draw:distance="36%"/>
    <draw:stroke-dash draw:name="Dashed_20__28_var_29__20_163" draw:display-name="Dashed (var) 163" draw:style="rect" draw:dots1="1" draw:dots1-length="36%" draw:distance="36%"/>
    <draw:stroke-dash draw:name="Dashed_20__28_var_29__20_164" draw:display-name="Dashed (var) 164" draw:style="rect" draw:dots1="1" draw:dots1-length="36%" draw:distance="36%"/>
    <draw:stroke-dash draw:name="Dashed_20__28_var_29__20_165" draw:display-name="Dashed (var) 165" draw:style="rect" draw:dots1="1" draw:dots1-length="36%" draw:distance="36%"/>
    <draw:stroke-dash draw:name="Dashed_20__28_var_29__20_166" draw:display-name="Dashed (var) 166" draw:style="rect" draw:dots1="1" draw:dots1-length="36%" draw:distance="36%"/>
    <draw:stroke-dash draw:name="Dashed_20__28_var_29__20_167" draw:display-name="Dashed (var) 167" draw:style="round" draw:dots2="2" draw:distance="0.004cm"/>
    <draw:stroke-dash draw:name="Dashed_20__28_var_29__20_168" draw:display-name="Dashed (var) 168" draw:style="round" draw:dots2="2" draw:distance="0.004cm"/>
    <draw:stroke-dash draw:name="Dashed_20__28_var_29__20_169" draw:display-name="Dashed (var) 169" draw:style="round" draw:dots2="2" draw:distance="0.004cm"/>
    <draw:stroke-dash draw:name="Dashed_20__28_var_29__20_17" draw:display-name="Dashed (var) 17" draw:style="rect" draw:dots1="1" draw:dots1-length="63%" draw:distance="63%"/>
    <draw:stroke-dash draw:name="Dashed_20__28_var_29__20_170" draw:display-name="Dashed (var) 170" draw:style="round" draw:dots2="2" draw:distance="0.004cm"/>
    <draw:stroke-dash draw:name="Dashed_20__28_var_29__20_171" draw:display-name="Dashed (var) 171" draw:style="round" draw:dots2="2" draw:distance="0.004cm"/>
    <draw:stroke-dash draw:name="Dashed_20__28_var_29__20_172" draw:display-name="Dashed (var) 172" draw:style="round" draw:dots2="2" draw:distance="0.004cm"/>
    <draw:stroke-dash draw:name="Dashed_20__28_var_29__20_173" draw:display-name="Dashed (var) 173" draw:style="round" draw:dots2="2" draw:distance="0.004cm"/>
    <draw:stroke-dash draw:name="Dashed_20__28_var_29__20_174" draw:display-name="Dashed (var) 174" draw:style="round" draw:dots2="2" draw:distance="0.004cm"/>
    <draw:stroke-dash draw:name="Dashed_20__28_var_29__20_175" draw:display-name="Dashed (var) 175" draw:style="round" draw:dots2="2" draw:distance="0.004cm"/>
    <draw:stroke-dash draw:name="Dashed_20__28_var_29__20_176" draw:display-name="Dashed (var) 176" draw:style="round" draw:dots2="2" draw:distance="0.004cm"/>
    <draw:stroke-dash draw:name="Dashed_20__28_var_29__20_177" draw:display-name="Dashed (var) 177" draw:style="round" draw:dots2="2" draw:distance="0.004cm"/>
    <draw:stroke-dash draw:name="Dashed_20__28_var_29__20_178" draw:display-name="Dashed (var) 178" draw:style="round" draw:dots2="2" draw:distance="0.004cm"/>
    <draw:stroke-dash draw:name="Dashed_20__28_var_29__20_179" draw:display-name="Dashed (var) 179" draw:style="round" draw:dots2="2" draw:distance="0.004cm"/>
    <draw:stroke-dash draw:name="Dashed_20__28_var_29__20_18" draw:display-name="Dashed (var) 18" draw:style="rect" draw:dots1="1" draw:dots1-length="63%" draw:distance="63%"/>
    <draw:stroke-dash draw:name="Dashed_20__28_var_29__20_180" draw:display-name="Dashed (var) 180" draw:style="round" draw:dots2="2" draw:distance="0.004cm"/>
    <draw:stroke-dash draw:name="Dashed_20__28_var_29__20_181" draw:display-name="Dashed (var) 181" draw:style="round" draw:dots2="2" draw:distance="0.004cm"/>
    <draw:stroke-dash draw:name="Dashed_20__28_var_29__20_182" draw:display-name="Dashed (var) 182" draw:style="round" draw:dots2="2" draw:distance="0.004cm"/>
    <draw:stroke-dash draw:name="Dashed_20__28_var_29__20_183" draw:display-name="Dashed (var) 183" draw:style="round" draw:dots2="2" draw:distance="0.004cm"/>
    <draw:stroke-dash draw:name="Dashed_20__28_var_29__20_184" draw:display-name="Dashed (var) 184" draw:style="round" draw:dots2="2" draw:distance="0.004cm"/>
    <draw:stroke-dash draw:name="Dashed_20__28_var_29__20_185" draw:display-name="Dashed (var) 185" draw:style="round" draw:dots2="2" draw:distance="0.004cm"/>
    <draw:stroke-dash draw:name="Dashed_20__28_var_29__20_186" draw:display-name="Dashed (var) 186" draw:style="round" draw:dots2="2" draw:distance="0.004cm"/>
    <draw:stroke-dash draw:name="Dashed_20__28_var_29__20_187" draw:display-name="Dashed (var) 187" draw:style="round" draw:dots2="2" draw:distance="0.004cm"/>
    <draw:stroke-dash draw:name="Dashed_20__28_var_29__20_188" draw:display-name="Dashed (var) 188" draw:style="round" draw:dots2="2" draw:distance="0.004cm"/>
    <draw:stroke-dash draw:name="Dashed_20__28_var_29__20_189" draw:display-name="Dashed (var) 189" draw:style="round" draw:dots2="2" draw:distance="0.004cm"/>
    <draw:stroke-dash draw:name="Dashed_20__28_var_29__20_19" draw:display-name="Dashed (var) 19" draw:style="rect" draw:dots1="1" draw:dots1-length="63%" draw:distance="63%"/>
    <draw:stroke-dash draw:name="Dashed_20__28_var_29__20_190" draw:display-name="Dashed (var) 190" draw:style="round" draw:dots2="2" draw:distance="0.004cm"/>
    <draw:stroke-dash draw:name="Dashed_20__28_var_29__20_191" draw:display-name="Dashed (var) 191" draw:style="round" draw:dots2="2" draw:distance="0.004cm"/>
    <draw:stroke-dash draw:name="Dashed_20__28_var_29__20_192" draw:display-name="Dashed (var) 192" draw:style="round" draw:dots2="2" draw:distance="0.004cm"/>
    <draw:stroke-dash draw:name="Dashed_20__28_var_29__20_193" draw:display-name="Dashed (var) 193" draw:style="rect" draw:dots1="1" draw:dots1-length="20%" draw:distance="20%"/>
    <draw:stroke-dash draw:name="Dashed_20__28_var_29__20_194" draw:display-name="Dashed (var) 194" draw:style="rect" draw:dots1="1" draw:dots1-length="20%" draw:distance="20%"/>
    <draw:stroke-dash draw:name="Dashed_20__28_var_29__20_195" draw:display-name="Dashed (var) 195" draw:style="rect" draw:dots1="1" draw:dots1-length="20%" draw:distance="20%"/>
    <draw:stroke-dash draw:name="Dashed_20__28_var_29__20_196" draw:display-name="Dashed (var) 196" draw:style="rect" draw:dots1="1" draw:dots1-length="20%" draw:distance="20%"/>
    <draw:stroke-dash draw:name="Dashed_20__28_var_29__20_197" draw:display-name="Dashed (var) 197" draw:style="rect" draw:dots1="1" draw:dots1-length="20%" draw:distance="20%"/>
    <draw:stroke-dash draw:name="Dashed_20__28_var_29__20_198" draw:display-name="Dashed (var) 198" draw:style="rect" draw:dots1="1" draw:dots1-length="20%" draw:distance="20%"/>
    <draw:stroke-dash draw:name="Dashed_20__28_var_29__20_199" draw:display-name="Dashed (var) 199" draw:style="rect" draw:dots1="1" draw:dots1-length="20%" draw:distance="20%"/>
    <draw:stroke-dash draw:name="Dashed_20__28_var_29__20_20" draw:display-name="Dashed (var) 20" draw:style="rect" draw:dots1="1" draw:dots1-length="63%" draw:distance="63%"/>
    <draw:stroke-dash draw:name="Dashed_20__28_var_29__20_200" draw:display-name="Dashed (var) 200" draw:style="rect" draw:dots1="1" draw:dots1-length="20%" draw:distance="20%"/>
    <draw:stroke-dash draw:name="Dashed_20__28_var_29__20_201" draw:display-name="Dashed (var) 201" draw:style="rect" draw:dots1="1" draw:dots1-length="20%" draw:distance="20%"/>
    <draw:stroke-dash draw:name="Dashed_20__28_var_29__20_202" draw:display-name="Dashed (var) 202" draw:style="rect" draw:dots1="1" draw:dots1-length="20%" draw:distance="20%"/>
    <draw:stroke-dash draw:name="Dashed_20__28_var_29__20_203" draw:display-name="Dashed (var) 203" draw:style="rect" draw:dots1="1" draw:dots1-length="20%" draw:distance="20%"/>
    <draw:stroke-dash draw:name="Dashed_20__28_var_29__20_204" draw:display-name="Dashed (var) 204" draw:style="rect" draw:dots1="1" draw:dots1-length="20%" draw:distance="20%"/>
    <draw:stroke-dash draw:name="Dashed_20__28_var_29__20_205" draw:display-name="Dashed (var) 205" draw:style="rect" draw:dots1="1" draw:dots1-length="20%" draw:distance="20%"/>
    <draw:stroke-dash draw:name="Dashed_20__28_var_29__20_206" draw:display-name="Dashed (var) 206" draw:style="rect" draw:dots1="1" draw:dots1-length="20%" draw:distance="20%"/>
    <draw:stroke-dash draw:name="Dashed_20__28_var_29__20_207" draw:display-name="Dashed (var) 207" draw:style="rect" draw:dots1="1" draw:dots1-length="20%" draw:distance="20%"/>
    <draw:stroke-dash draw:name="Dashed_20__28_var_29__20_208" draw:display-name="Dashed (var) 208" draw:style="rect" draw:dots1="1" draw:dots1-length="20%" draw:distance="20%"/>
    <draw:stroke-dash draw:name="Dashed_20__28_var_29__20_209" draw:display-name="Dashed (var) 209" draw:style="rect" draw:dots1="1" draw:dots1-length="20%" draw:distance="20%"/>
    <draw:stroke-dash draw:name="Dashed_20__28_var_29__20_21" draw:display-name="Dashed (var) 21" draw:style="rect" draw:dots1="1" draw:dots1-length="63%" draw:distance="63%"/>
    <draw:stroke-dash draw:name="Dashed_20__28_var_29__20_210" draw:display-name="Dashed (var) 210" draw:style="rect" draw:dots1="1" draw:dots1-length="20%" draw:distance="20%"/>
    <draw:stroke-dash draw:name="Dashed_20__28_var_29__20_211" draw:display-name="Dashed (var) 211" draw:style="rect" draw:dots1="1" draw:dots1-length="20%" draw:distance="20%"/>
    <draw:stroke-dash draw:name="Dashed_20__28_var_29__20_212" draw:display-name="Dashed (var) 212" draw:style="rect" draw:dots1="1" draw:dots1-length="20%" draw:distance="20%"/>
    <draw:stroke-dash draw:name="Dashed_20__28_var_29__20_213" draw:display-name="Dashed (var) 213" draw:style="rect" draw:dots1="1" draw:dots1-length="20%" draw:distance="20%"/>
    <draw:stroke-dash draw:name="Dashed_20__28_var_29__20_214" draw:display-name="Dashed (var) 214" draw:style="rect" draw:dots1="1" draw:dots1-length="20%" draw:distance="20%"/>
    <draw:stroke-dash draw:name="Dashed_20__28_var_29__20_215" draw:display-name="Dashed (var) 215" draw:style="rect" draw:dots1="1" draw:dots1-length="20%" draw:distance="20%"/>
    <draw:stroke-dash draw:name="Dashed_20__28_var_29__20_216" draw:display-name="Dashed (var) 216" draw:style="rect" draw:dots1="1" draw:dots1-length="20%" draw:distance="20%"/>
    <draw:stroke-dash draw:name="Dashed_20__28_var_29__20_217" draw:display-name="Dashed (var) 217" draw:style="round" draw:dots2="2" draw:distance="0.002cm"/>
    <draw:stroke-dash draw:name="Dashed_20__28_var_29__20_218" draw:display-name="Dashed (var) 218" draw:style="round" draw:dots2="2" draw:distance="0.002cm"/>
    <draw:stroke-dash draw:name="Dashed_20__28_var_29__20_219" draw:display-name="Dashed (var) 219" draw:style="round" draw:dots2="2" draw:distance="0.002cm"/>
    <draw:stroke-dash draw:name="Dashed_20__28_var_29__20_22" draw:display-name="Dashed (var) 22" draw:style="rect" draw:dots1="1" draw:dots1-length="63%" draw:distance="63%"/>
    <draw:stroke-dash draw:name="Dashed_20__28_var_29__20_220" draw:display-name="Dashed (var) 220" draw:style="round" draw:dots2="2" draw:distance="0.002cm"/>
    <draw:stroke-dash draw:name="Dashed_20__28_var_29__20_221" draw:display-name="Dashed (var) 221" draw:style="round" draw:dots2="2" draw:distance="0.002cm"/>
    <draw:stroke-dash draw:name="Dashed_20__28_var_29__20_222" draw:display-name="Dashed (var) 222" draw:style="round" draw:dots2="2" draw:distance="0.002cm"/>
    <draw:stroke-dash draw:name="Dashed_20__28_var_29__20_223" draw:display-name="Dashed (var) 223" draw:style="round" draw:dots2="2" draw:distance="0.002cm"/>
    <draw:stroke-dash draw:name="Dashed_20__28_var_29__20_224" draw:display-name="Dashed (var) 224" draw:style="round" draw:dots2="2" draw:distance="0.002cm"/>
    <draw:stroke-dash draw:name="Dashed_20__28_var_29__20_225" draw:display-name="Dashed (var) 225" draw:style="round" draw:dots2="2" draw:distance="0.002cm"/>
    <draw:stroke-dash draw:name="Dashed_20__28_var_29__20_226" draw:display-name="Dashed (var) 226" draw:style="round" draw:dots2="2" draw:distance="0.002cm"/>
    <draw:stroke-dash draw:name="Dashed_20__28_var_29__20_227" draw:display-name="Dashed (var) 227" draw:style="round" draw:dots2="2" draw:distance="0.002cm"/>
    <draw:stroke-dash draw:name="Dashed_20__28_var_29__20_228" draw:display-name="Dashed (var) 228" draw:style="round" draw:dots2="2" draw:distance="0.002cm"/>
    <draw:stroke-dash draw:name="Dashed_20__28_var_29__20_229" draw:display-name="Dashed (var) 229" draw:style="round" draw:dots2="2" draw:distance="0.002cm"/>
    <draw:stroke-dash draw:name="Dashed_20__28_var_29__20_23" draw:display-name="Dashed (var) 23" draw:style="rect" draw:dots1="1" draw:dots1-length="63%" draw:distance="63%"/>
    <draw:stroke-dash draw:name="Dashed_20__28_var_29__20_230" draw:display-name="Dashed (var) 230" draw:style="round" draw:dots2="2" draw:distance="0.002cm"/>
    <draw:stroke-dash draw:name="Dashed_20__28_var_29__20_231" draw:display-name="Dashed (var) 231" draw:style="round" draw:dots2="2" draw:distance="0.002cm"/>
    <draw:stroke-dash draw:name="Dashed_20__28_var_29__20_232" draw:display-name="Dashed (var) 232" draw:style="round" draw:dots2="2" draw:distance="0.002cm"/>
    <draw:stroke-dash draw:name="Dashed_20__28_var_29__20_233" draw:display-name="Dashed (var) 233" draw:style="round" draw:dots2="2" draw:distance="0.002cm"/>
    <draw:stroke-dash draw:name="Dashed_20__28_var_29__20_234" draw:display-name="Dashed (var) 234" draw:style="round" draw:dots2="2" draw:distance="0.002cm"/>
    <draw:stroke-dash draw:name="Dashed_20__28_var_29__20_235" draw:display-name="Dashed (var) 235" draw:style="round" draw:dots2="2" draw:distance="0.002cm"/>
    <draw:stroke-dash draw:name="Dashed_20__28_var_29__20_236" draw:display-name="Dashed (var) 236" draw:style="round" draw:dots2="2" draw:distance="0.002cm"/>
    <draw:stroke-dash draw:name="Dashed_20__28_var_29__20_237" draw:display-name="Dashed (var) 237" draw:style="round" draw:dots2="2" draw:distance="0.002cm"/>
    <draw:stroke-dash draw:name="Dashed_20__28_var_29__20_238" draw:display-name="Dashed (var) 238" draw:style="round" draw:dots2="2" draw:distance="0.002cm"/>
    <draw:stroke-dash draw:name="Dashed_20__28_var_29__20_239" draw:display-name="Dashed (var) 239" draw:style="round" draw:dots2="2" draw:distance="0.002cm"/>
    <draw:stroke-dash draw:name="Dashed_20__28_var_29__20_24" draw:display-name="Dashed (var) 24" draw:style="rect" draw:dots1="1" draw:dots1-length="63%" draw:distance="63%"/>
    <draw:stroke-dash draw:name="Dashed_20__28_var_29__20_240" draw:display-name="Dashed (var) 240" draw:style="round" draw:dots2="2" draw:distance="0.002cm"/>
    <draw:stroke-dash draw:name="Dashed_20__28_var_29__20_241" draw:display-name="Dashed (var) 241" draw:style="round" draw:dots2="2" draw:distance="0.002cm"/>
    <draw:stroke-dash draw:name="Dashed_20__28_var_29__20_242" draw:display-name="Dashed (var) 242" draw:style="round" draw:dots2="2" draw:distance="0.002cm"/>
    <draw:stroke-dash draw:name="Dashed_20__28_var_29__20_243" draw:display-name="Dashed (var) 243" draw:style="round" draw:dots2="2" draw:distance="0.002cm"/>
    <draw:stroke-dash draw:name="Dashed_20__28_var_29__20_244" draw:display-name="Dashed (var) 244" draw:style="round" draw:dots2="2" draw:distance="0.002cm"/>
    <draw:stroke-dash draw:name="Dashed_20__28_var_29__20_245" draw:display-name="Dashed (var) 245" draw:style="round" draw:dots2="2" draw:distance="0.002cm"/>
    <draw:stroke-dash draw:name="Dashed_20__28_var_29__20_246" draw:display-name="Dashed (var) 246" draw:style="round" draw:dots2="2" draw:distance="0.002cm"/>
    <draw:stroke-dash draw:name="Dashed_20__28_var_29__20_247" draw:display-name="Dashed (var) 247" draw:style="round" draw:dots2="2" draw:distance="0.002cm"/>
    <draw:stroke-dash draw:name="Dashed_20__28_var_29__20_248" draw:display-name="Dashed (var) 248" draw:style="round" draw:dots2="2" draw:distance="0.002cm"/>
    <draw:stroke-dash draw:name="Dashed_20__28_var_29__20_249" draw:display-name="Dashed (var) 249" draw:style="round" draw:dots2="2" draw:distance="0.002cm"/>
    <draw:stroke-dash draw:name="Dashed_20__28_var_29__20_25" draw:display-name="Dashed (var) 25" draw:style="rect" draw:dots1="1" draw:dots1-length="63%" draw:distance="63%"/>
    <draw:stroke-dash draw:name="Dashed_20__28_var_29__20_250" draw:display-name="Dashed (var) 250" draw:style="round" draw:dots2="2" draw:distance="0.002cm"/>
    <draw:stroke-dash draw:name="Dashed_20__28_var_29__20_251" draw:display-name="Dashed (var) 251" draw:style="round" draw:dots2="2" draw:distance="0.002cm"/>
    <draw:stroke-dash draw:name="Dashed_20__28_var_29__20_252" draw:display-name="Dashed (var) 252" draw:style="round" draw:dots2="2" draw:distance="0.002cm"/>
    <draw:stroke-dash draw:name="Dashed_20__28_var_29__20_253" draw:display-name="Dashed (var) 253" draw:style="round" draw:dots2="2" draw:distance="0.002cm"/>
    <draw:stroke-dash draw:name="Dashed_20__28_var_29__20_254" draw:display-name="Dashed (var) 254" draw:style="round" draw:dots2="2" draw:distance="0.002cm"/>
    <draw:stroke-dash draw:name="Dashed_20__28_var_29__20_255" draw:display-name="Dashed (var) 255" draw:style="round" draw:dots2="2" draw:distance="0.002cm"/>
    <draw:stroke-dash draw:name="Dashed_20__28_var_29__20_256" draw:display-name="Dashed (var) 256" draw:style="round" draw:dots2="2" draw:distance="0.002cm"/>
    <draw:stroke-dash draw:name="Dashed_20__28_var_29__20_257" draw:display-name="Dashed (var) 257" draw:style="round" draw:dots2="2" draw:distance="0.002cm"/>
    <draw:stroke-dash draw:name="Dashed_20__28_var_29__20_258" draw:display-name="Dashed (var) 258" draw:style="round" draw:dots2="2" draw:distance="0.002cm"/>
    <draw:stroke-dash draw:name="Dashed_20__28_var_29__20_259" draw:display-name="Dashed (var) 259" draw:style="round" draw:dots2="2" draw:distance="0.002cm"/>
    <draw:stroke-dash draw:name="Dashed_20__28_var_29__20_26" draw:display-name="Dashed (var) 26" draw:style="rect" draw:dots1="1" draw:dots1-length="63%" draw:distance="63%"/>
    <draw:stroke-dash draw:name="Dashed_20__28_var_29__20_260" draw:display-name="Dashed (var) 260" draw:style="round" draw:dots2="2" draw:distance="0.002cm"/>
    <draw:stroke-dash draw:name="Dashed_20__28_var_29__20_261" draw:display-name="Dashed (var) 261" draw:style="round" draw:dots2="2" draw:distance="0.002cm"/>
    <draw:stroke-dash draw:name="Dashed_20__28_var_29__20_262" draw:display-name="Dashed (var) 262" draw:style="round" draw:dots2="2" draw:distance="0.002cm"/>
    <draw:stroke-dash draw:name="Dashed_20__28_var_29__20_263" draw:display-name="Dashed (var) 263" draw:style="round" draw:dots2="2" draw:distance="0.002cm"/>
    <draw:stroke-dash draw:name="Dashed_20__28_var_29__20_264" draw:display-name="Dashed (var) 264" draw:style="round" draw:dots2="2" draw:distance="0.002cm"/>
    <draw:stroke-dash draw:name="Dashed_20__28_var_29__20_265" draw:display-name="Dashed (var) 265" draw:style="round" draw:dots2="2" draw:distance="0.002cm"/>
    <draw:stroke-dash draw:name="Dashed_20__28_var_29__20_266" draw:display-name="Dashed (var) 266" draw:style="round" draw:dots2="2" draw:distance="0.002cm"/>
    <draw:stroke-dash draw:name="Dashed_20__28_var_29__20_267" draw:display-name="Dashed (var) 267" draw:style="round" draw:dots2="2" draw:distance="0.002cm"/>
    <draw:stroke-dash draw:name="Dashed_20__28_var_29__20_268" draw:display-name="Dashed (var) 268" draw:style="round" draw:dots2="2" draw:distance="0.002cm"/>
    <draw:stroke-dash draw:name="Dashed_20__28_var_29__20_269" draw:display-name="Dashed (var) 269" draw:style="round" draw:dots2="2" draw:distance="0.002cm"/>
    <draw:stroke-dash draw:name="Dashed_20__28_var_29__20_27" draw:display-name="Dashed (var) 27" draw:style="rect" draw:dots1="1" draw:dots1-length="63%" draw:distance="63%"/>
    <draw:stroke-dash draw:name="Dashed_20__28_var_29__20_270" draw:display-name="Dashed (var) 270" draw:style="round" draw:dots2="2" draw:distance="0.002cm"/>
    <draw:stroke-dash draw:name="Dashed_20__28_var_29__20_271" draw:display-name="Dashed (var) 271" draw:style="round" draw:dots2="2" draw:distance="0.002cm"/>
    <draw:stroke-dash draw:name="Dashed_20__28_var_29__20_272" draw:display-name="Dashed (var) 272" draw:style="round" draw:dots2="2" draw:distance="0.002cm"/>
    <draw:stroke-dash draw:name="Dashed_20__28_var_29__20_273" draw:display-name="Dashed (var) 273" draw:style="round" draw:dots2="2" draw:distance="0.002cm"/>
    <draw:stroke-dash draw:name="Dashed_20__28_var_29__20_274" draw:display-name="Dashed (var) 274" draw:style="round" draw:dots2="2" draw:distance="0.002cm"/>
    <draw:stroke-dash draw:name="Dashed_20__28_var_29__20_275" draw:display-name="Dashed (var) 275" draw:style="round" draw:dots2="2" draw:distance="0.002cm"/>
    <draw:stroke-dash draw:name="Dashed_20__28_var_29__20_276" draw:display-name="Dashed (var) 276" draw:style="round" draw:dots2="2" draw:distance="0.002cm"/>
    <draw:stroke-dash draw:name="Dashed_20__28_var_29__20_277" draw:display-name="Dashed (var) 277" draw:style="round" draw:dots2="2" draw:distance="0.002cm"/>
    <draw:stroke-dash draw:name="Dashed_20__28_var_29__20_278" draw:display-name="Dashed (var) 278" draw:style="round" draw:dots2="2" draw:distance="0.002cm"/>
    <draw:stroke-dash draw:name="Dashed_20__28_var_29__20_279" draw:display-name="Dashed (var) 279" draw:style="round" draw:dots2="2" draw:distance="0.002cm"/>
    <draw:stroke-dash draw:name="Dashed_20__28_var_29__20_28" draw:display-name="Dashed (var) 28" draw:style="round" draw:dots2="2" draw:distance="0.007cm"/>
    <draw:stroke-dash draw:name="Dashed_20__28_var_29__20_280" draw:display-name="Dashed (var) 280" draw:style="round" draw:dots2="2" draw:distance="0.002cm"/>
    <draw:stroke-dash draw:name="Dashed_20__28_var_29__20_281" draw:display-name="Dashed (var) 281" draw:style="round" draw:dots2="2" draw:distance="0.002cm"/>
    <draw:stroke-dash draw:name="Dashed_20__28_var_29__20_282" draw:display-name="Dashed (var) 282" draw:style="round" draw:dots2="2" draw:distance="0.002cm"/>
    <draw:stroke-dash draw:name="Dashed_20__28_var_29__20_283" draw:display-name="Dashed (var) 283" draw:style="round" draw:dots2="2" draw:distance="0.002cm"/>
    <draw:stroke-dash draw:name="Dashed_20__28_var_29__20_284" draw:display-name="Dashed (var) 284" draw:style="round" draw:dots2="2" draw:distance="0.002cm"/>
    <draw:stroke-dash draw:name="Dashed_20__28_var_29__20_285" draw:display-name="Dashed (var) 285" draw:style="round" draw:dots2="2" draw:distance="0.002cm"/>
    <draw:stroke-dash draw:name="Dashed_20__28_var_29__20_286" draw:display-name="Dashed (var) 286" draw:style="round" draw:dots2="2" draw:distance="0.002cm"/>
    <draw:stroke-dash draw:name="Dashed_20__28_var_29__20_287" draw:display-name="Dashed (var) 287" draw:style="round" draw:dots2="2" draw:distance="0.002cm"/>
    <draw:stroke-dash draw:name="Dashed_20__28_var_29__20_288" draw:display-name="Dashed (var) 288" draw:style="round" draw:dots2="2" draw:distance="0.002cm"/>
    <draw:stroke-dash draw:name="Dashed_20__28_var_29__20_289" draw:display-name="Dashed (var) 289" draw:style="round" draw:dots2="2" draw:distance="0.002cm"/>
    <draw:stroke-dash draw:name="Dashed_20__28_var_29__20_290" draw:display-name="Dashed (var) 290" draw:style="round" draw:dots2="2" draw:distance="0.002cm"/>
    <draw:stroke-dash draw:name="Dashed_20__28_var_29__20_291" draw:display-name="Dashed (var) 291" draw:style="round" draw:dots2="2" draw:distance="0.002cm"/>
    <draw:stroke-dash draw:name="Dashed_20__28_var_29__20_292" draw:display-name="Dashed (var) 292" draw:style="round" draw:dots2="2" draw:distance="0.002cm"/>
    <draw:stroke-dash draw:name="Dashed_20__28_var_29__20_293" draw:display-name="Dashed (var) 293" draw:style="round" draw:dots2="2" draw:distance="0.002cm"/>
    <draw:stroke-dash draw:name="Dashed_20__28_var_29__20_294" draw:display-name="Dashed (var) 294" draw:style="round" draw:dots2="2" draw:distance="0.002cm"/>
    <draw:stroke-dash draw:name="Dashed_20__28_var_29__20_295" draw:display-name="Dashed (var) 295" draw:style="rect" draw:dots1="1" draw:dots1-length="63%" draw:distance="63%"/>
    <draw:stroke-dash draw:name="Dashed_20__28_var_29__20_296" draw:display-name="Dashed (var) 296" draw:style="rect" draw:dots1="1" draw:dots1-length="63%" draw:distance="63%"/>
    <draw:stroke-dash draw:name="Dashed_20__28_var_29__20_297" draw:display-name="Dashed (var) 297" draw:style="rect" draw:dots1="1" draw:dots1-length="63%" draw:distance="63%"/>
    <draw:stroke-dash draw:name="Dashed_20__28_var_29__20_298" draw:display-name="Dashed (var) 298" draw:style="rect" draw:dots1="1" draw:dots1-length="63%" draw:distance="63%"/>
    <draw:stroke-dash draw:name="Dashed_20__28_var_29__20_299" draw:display-name="Dashed (var) 299" draw:style="rect" draw:dots1="1" draw:dots1-length="63%" draw:distance="63%"/>
    <draw:stroke-dash draw:name="Dashed_20__28_var_29__20_3" draw:display-name="Dashed (var) 3" draw:style="round" draw:dots2="2" draw:distance="0.013cm"/>
    <draw:stroke-dash draw:name="Dashed_20__28_var_29__20_300" draw:display-name="Dashed (var) 300" draw:style="rect" draw:dots1="1" draw:dots1-length="63%" draw:distance="63%"/>
    <draw:stroke-dash draw:name="Dashed_20__28_var_29__20_301" draw:display-name="Dashed (var) 301" draw:style="rect" draw:dots1="1" draw:dots1-length="63%" draw:distance="63%"/>
    <draw:stroke-dash draw:name="Dashed_20__28_var_29__20_302" draw:display-name="Dashed (var) 302" draw:style="rect" draw:dots1="1" draw:dots1-length="63%" draw:distance="63%"/>
    <draw:stroke-dash draw:name="Dashed_20__28_var_29__20_303" draw:display-name="Dashed (var) 303" draw:style="rect" draw:dots1="1" draw:dots1-length="63%" draw:distance="63%"/>
    <draw:stroke-dash draw:name="Dashed_20__28_var_29__20_304" draw:display-name="Dashed (var) 304" draw:style="rect" draw:dots1="1" draw:dots1-length="63%" draw:distance="63%"/>
    <draw:stroke-dash draw:name="Dashed_20__28_var_29__20_305" draw:display-name="Dashed (var) 305" draw:style="rect" draw:dots1="1" draw:dots1-length="63%" draw:distance="63%"/>
    <draw:stroke-dash draw:name="Dashed_20__28_var_29__20_306" draw:display-name="Dashed (var) 306" draw:style="rect" draw:dots1="1" draw:dots1-length="63%" draw:distance="63%"/>
    <draw:stroke-dash draw:name="Dashed_20__28_var_29__20_307" draw:display-name="Dashed (var) 307" draw:style="rect" draw:dots1="1" draw:dots1-length="63%" draw:distance="63%"/>
    <draw:stroke-dash draw:name="Dashed_20__28_var_29__20_308" draw:display-name="Dashed (var) 308" draw:style="rect" draw:dots1="1" draw:dots1-length="63%" draw:distance="63%"/>
    <draw:stroke-dash draw:name="Dashed_20__28_var_29__20_309" draw:display-name="Dashed (var) 309" draw:style="rect" draw:dots1="1" draw:dots1-length="63%" draw:distance="63%"/>
    <draw:stroke-dash draw:name="Dashed_20__28_var_29__20_310" draw:display-name="Dashed (var) 310" draw:style="rect" draw:dots1="1" draw:dots1-length="63%" draw:distance="63%"/>
    <draw:stroke-dash draw:name="Dashed_20__28_var_29__20_311" draw:display-name="Dashed (var) 311" draw:style="rect" draw:dots1="1" draw:dots1-length="63%" draw:distance="63%"/>
    <draw:stroke-dash draw:name="Dashed_20__28_var_29__20_312" draw:display-name="Dashed (var) 312" draw:style="rect" draw:dots1="1" draw:dots1-length="63%" draw:distance="63%"/>
    <draw:stroke-dash draw:name="Dashed_20__28_var_29__20_313" draw:display-name="Dashed (var) 313" draw:style="rect" draw:dots1="1" draw:dots1-length="63%" draw:distance="63%"/>
    <draw:stroke-dash draw:name="Dashed_20__28_var_29__20_314" draw:display-name="Dashed (var) 314" draw:style="rect" draw:dots1="1" draw:dots1-length="63%" draw:distance="63%"/>
    <draw:stroke-dash draw:name="Dashed_20__28_var_29__20_315" draw:display-name="Dashed (var) 315" draw:style="rect" draw:dots1="1" draw:dots1-length="63%" draw:distance="63%"/>
    <draw:stroke-dash draw:name="Dashed_20__28_var_29__20_316" draw:display-name="Dashed (var) 316" draw:style="rect" draw:dots1="1" draw:dots1-length="63%" draw:distance="63%"/>
    <draw:stroke-dash draw:name="Dashed_20__28_var_29__20_317" draw:display-name="Dashed (var) 317" draw:style="rect" draw:dots1="1" draw:dots1-length="63%" draw:distance="63%"/>
    <draw:stroke-dash draw:name="Dashed_20__28_var_29__20_318" draw:display-name="Dashed (var) 318" draw:style="rect" draw:dots1="1" draw:dots1-length="63%" draw:distance="63%"/>
    <draw:stroke-dash draw:name="Dashed_20__28_var_29__20_319" draw:display-name="Dashed (var) 319" draw:style="round" draw:dots2="2" draw:distance="0.001cm"/>
    <draw:stroke-dash draw:name="Dashed_20__28_var_29__20_320" draw:display-name="Dashed (var) 320" draw:style="round" draw:dots2="2" draw:distance="0.001cm"/>
    <draw:stroke-dash draw:name="Dashed_20__28_var_29__20_321" draw:display-name="Dashed (var) 321" draw:style="round" draw:dots2="2" draw:distance="0.001cm"/>
    <draw:stroke-dash draw:name="Dashed_20__28_var_29__20_322" draw:display-name="Dashed (var) 322" draw:style="round" draw:dots2="2" draw:distance="0.001cm"/>
    <draw:stroke-dash draw:name="Dashed_20__28_var_29__20_323" draw:display-name="Dashed (var) 323" draw:style="round" draw:dots2="2" draw:distance="0.001cm"/>
    <draw:stroke-dash draw:name="Dashed_20__28_var_29__20_324" draw:display-name="Dashed (var) 324" draw:style="round" draw:dots2="2" draw:distance="0.001cm"/>
    <draw:stroke-dash draw:name="Dashed_20__28_var_29__20_325" draw:display-name="Dashed (var) 325" draw:style="round" draw:dots2="2" draw:distance="0.001cm"/>
    <draw:stroke-dash draw:name="Dashed_20__28_var_29__20_326" draw:display-name="Dashed (var) 326" draw:style="round" draw:dots2="2" draw:distance="0.001cm"/>
    <draw:stroke-dash draw:name="Dashed_20__28_var_29__20_327" draw:display-name="Dashed (var) 327" draw:style="round" draw:dots2="2" draw:distance="0.001cm"/>
    <draw:stroke-dash draw:name="Dashed_20__28_var_29__20_328" draw:display-name="Dashed (var) 328" draw:style="round" draw:dots2="2" draw:distance="0.001cm"/>
    <draw:stroke-dash draw:name="Dashed_20__28_var_29__20_329" draw:display-name="Dashed (var) 329" draw:style="round" draw:dots2="2" draw:distance="0.001cm"/>
    <draw:stroke-dash draw:name="Dashed_20__28_var_29__20_330" draw:display-name="Dashed (var) 330" draw:style="round" draw:dots2="2" draw:distance="0.001cm"/>
    <draw:stroke-dash draw:name="Dashed_20__28_var_29__20_331" draw:display-name="Dashed (var) 331" draw:style="round" draw:dots2="2" draw:distance="0.001cm"/>
    <draw:stroke-dash draw:name="Dashed_20__28_var_29__20_332" draw:display-name="Dashed (var) 332" draw:style="round" draw:dots2="2" draw:distance="0.001cm"/>
    <draw:stroke-dash draw:name="Dashed_20__28_var_29__20_333" draw:display-name="Dashed (var) 333" draw:style="round" draw:dots2="2" draw:distance="0.001cm"/>
    <draw:stroke-dash draw:name="Dashed_20__28_var_29__20_334" draw:display-name="Dashed (var) 334" draw:style="round" draw:dots2="2" draw:distance="0.001cm"/>
    <draw:stroke-dash draw:name="Dashed_20__28_var_29__20_335" draw:display-name="Dashed (var) 335" draw:style="round" draw:dots2="2" draw:distance="0.001cm"/>
    <draw:stroke-dash draw:name="Dashed_20__28_var_29__20_336" draw:display-name="Dashed (var) 336" draw:style="round" draw:dots2="2" draw:distance="0.001cm"/>
    <draw:stroke-dash draw:name="Dashed_20__28_var_29__20_337" draw:display-name="Dashed (var) 337" draw:style="round" draw:dots2="2" draw:distance="0.001cm"/>
    <draw:stroke-dash draw:name="Dashed_20__28_var_29__20_338" draw:display-name="Dashed (var) 338" draw:style="round" draw:dots2="2" draw:distance="0.001cm"/>
    <draw:stroke-dash draw:name="Dashed_20__28_var_29__20_339" draw:display-name="Dashed (var) 339" draw:style="round" draw:dots2="2" draw:distance="0.001cm"/>
    <draw:stroke-dash draw:name="Dashed_20__28_var_29__20_340" draw:display-name="Dashed (var) 340" draw:style="round" draw:dots2="2" draw:distance="0.001cm"/>
    <draw:stroke-dash draw:name="Dashed_20__28_var_29__20_341" draw:display-name="Dashed (var) 341" draw:style="round" draw:dots2="2" draw:distance="0.001cm"/>
    <draw:stroke-dash draw:name="Dashed_20__28_var_29__20_342" draw:display-name="Dashed (var) 342" draw:style="round" draw:dots2="2" draw:distance="0.001cm"/>
    <draw:stroke-dash draw:name="Dashed_20__28_var_29__20_343" draw:display-name="Dashed (var) 343" draw:style="round" draw:dots2="2" draw:distance="0.001cm"/>
    <draw:stroke-dash draw:name="Dashed_20__28_var_29__20_344" draw:display-name="Dashed (var) 344" draw:style="round" draw:dots2="2" draw:distance="0.001cm"/>
    <draw:stroke-dash draw:name="Dashed_20__28_var_29__20_4" draw:display-name="Dashed (var) 4" draw:style="rect" draw:dots1="1" draw:dots1-length="63%" draw:distance="63%"/>
    <draw:stroke-dash draw:name="Dashed_20__28_var_29__20_5" draw:display-name="Dashed (var) 5" draw:style="rect" draw:dots1="1" draw:dots1-length="63%" draw:distance="63%"/>
    <draw:stroke-dash draw:name="Dashed_20__28_var_29__20_6" draw:display-name="Dashed (var) 6" draw:style="rect" draw:dots1="1" draw:dots1-length="63%" draw:distance="63%"/>
    <draw:stroke-dash draw:name="Dashed_20__28_var_29__20_61" draw:display-name="Dashed (var) 61" draw:style="round" draw:dots2="2" draw:distance="0.013cm"/>
    <draw:stroke-dash draw:name="Dashed_20__28_var_29__20_62" draw:display-name="Dashed (var) 62" draw:style="round" draw:dots2="2" draw:distance="0.013cm"/>
    <draw:stroke-dash draw:name="Dashed_20__28_var_29__20_63" draw:display-name="Dashed (var) 63" draw:style="round" draw:dots2="2" draw:distance="0.013cm"/>
    <draw:stroke-dash draw:name="Dashed_20__28_var_29__20_64" draw:display-name="Dashed (var) 64" draw:style="round" draw:dots2="2" draw:distance="0.013cm"/>
    <draw:stroke-dash draw:name="Dashed_20__28_var_29__20_65" draw:display-name="Dashed (var) 65" draw:style="round" draw:dots2="2" draw:distance="0.013cm"/>
    <draw:stroke-dash draw:name="Dashed_20__28_var_29__20_66" draw:display-name="Dashed (var) 66" draw:style="round" draw:dots2="2" draw:distance="0.013cm"/>
    <draw:stroke-dash draw:name="Dashed_20__28_var_29__20_67" draw:display-name="Dashed (var) 67" draw:style="round" draw:dots2="2" draw:distance="0.013cm"/>
    <draw:stroke-dash draw:name="Dashed_20__28_var_29__20_68" draw:display-name="Dashed (var) 68" draw:style="round" draw:dots2="2" draw:distance="0.013cm"/>
    <draw:stroke-dash draw:name="Dashed_20__28_var_29__20_69" draw:display-name="Dashed (var) 69" draw:style="round" draw:dots2="2" draw:distance="0.013cm"/>
    <draw:stroke-dash draw:name="Dashed_20__28_var_29__20_7" draw:display-name="Dashed (var) 7" draw:style="rect" draw:dots1="1" draw:dots1-length="63%" draw:distance="63%"/>
    <draw:stroke-dash draw:name="Dashed_20__28_var_29__20_70" draw:display-name="Dashed (var) 70" draw:style="round" draw:dots2="2" draw:distance="0.013cm"/>
    <draw:stroke-dash draw:name="Dashed_20__28_var_29__20_71" draw:display-name="Dashed (var) 71" draw:style="round" draw:dots2="2" draw:distance="0.013cm"/>
    <draw:stroke-dash draw:name="Dashed_20__28_var_29__20_72" draw:display-name="Dashed (var) 72" draw:style="round" draw:dots2="2" draw:distance="0.013cm"/>
    <draw:stroke-dash draw:name="Dashed_20__28_var_29__20_73" draw:display-name="Dashed (var) 73" draw:style="round" draw:dots2="2" draw:distance="0.013cm"/>
    <draw:stroke-dash draw:name="Dashed_20__28_var_29__20_74" draw:display-name="Dashed (var) 74" draw:style="round" draw:dots2="2" draw:distance="0.013cm"/>
    <draw:stroke-dash draw:name="Dashed_20__28_var_29__20_75" draw:display-name="Dashed (var) 75" draw:style="rect" draw:dots1="1" draw:dots1-length="63%" draw:distance="63%"/>
    <draw:stroke-dash draw:name="Dashed_20__28_var_29__20_76" draw:display-name="Dashed (var) 76" draw:style="rect" draw:dots1="1" draw:dots1-length="63%" draw:distance="63%"/>
    <draw:stroke-dash draw:name="Dashed_20__28_var_29__20_77" draw:display-name="Dashed (var) 77" draw:style="rect" draw:dots1="1" draw:dots1-length="63%" draw:distance="63%"/>
    <draw:stroke-dash draw:name="Dashed_20__28_var_29__20_78" draw:display-name="Dashed (var) 78" draw:style="rect" draw:dots1="1" draw:dots1-length="63%" draw:distance="63%"/>
    <draw:stroke-dash draw:name="Dashed_20__28_var_29__20_79" draw:display-name="Dashed (var) 79" draw:style="rect" draw:dots1="1" draw:dots1-length="63%" draw:distance="63%"/>
    <draw:stroke-dash draw:name="Dashed_20__28_var_29__20_8" draw:display-name="Dashed (var) 8" draw:style="rect" draw:dots1="1" draw:dots1-length="63%" draw:distance="63%"/>
    <draw:stroke-dash draw:name="Dashed_20__28_var_29__20_80" draw:display-name="Dashed (var) 80" draw:style="rect" draw:dots1="1" draw:dots1-length="63%" draw:distance="63%"/>
    <draw:stroke-dash draw:name="Dashed_20__28_var_29__20_81" draw:display-name="Dashed (var) 81" draw:style="rect" draw:dots1="1" draw:dots1-length="63%" draw:distance="63%"/>
    <draw:stroke-dash draw:name="Dashed_20__28_var_29__20_82" draw:display-name="Dashed (var) 82" draw:style="rect" draw:dots1="1" draw:dots1-length="63%" draw:distance="63%"/>
    <draw:stroke-dash draw:name="Dashed_20__28_var_29__20_83" draw:display-name="Dashed (var) 83" draw:style="round" draw:dots2="2" draw:distance="0.004cm"/>
    <draw:stroke-dash draw:name="Dashed_20__28_var_29__20_84" draw:display-name="Dashed (var) 84" draw:style="round" draw:dots2="2" draw:distance="0.004cm"/>
    <draw:stroke-dash draw:name="Dashed_20__28_var_29__20_85" draw:display-name="Dashed (var) 85" draw:style="round" draw:dots2="2" draw:distance="0.004cm"/>
    <draw:stroke-dash draw:name="Dashed_20__28_var_29__20_86" draw:display-name="Dashed (var) 86" draw:style="round" draw:dots2="2" draw:distance="0.004cm"/>
    <draw:stroke-dash draw:name="Dashed_20__28_var_29__20_87" draw:display-name="Dashed (var) 87" draw:style="round" draw:dots2="2" draw:distance="0.004cm"/>
    <draw:stroke-dash draw:name="Dashed_20__28_var_29__20_88" draw:display-name="Dashed (var) 88" draw:style="round" draw:dots2="2" draw:distance="0.004cm"/>
    <draw:stroke-dash draw:name="Dashed_20__28_var_29__20_89" draw:display-name="Dashed (var) 89" draw:style="round" draw:dots2="2" draw:distance="0.004cm"/>
    <draw:stroke-dash draw:name="Dashed_20__28_var_29__20_9" draw:display-name="Dashed (var) 9" draw:style="rect" draw:dots1="1" draw:dots1-length="63%" draw:distance="63%"/>
    <draw:stroke-dash draw:name="Dashed_20__28_var_29__20_90" draw:display-name="Dashed (var) 90" draw:style="round" draw:dots2="2" draw:distance="0.004cm"/>
    <draw:stroke-dash draw:name="Dashed_20__28_var_29__20_91" draw:display-name="Dashed (var) 91" draw:style="round" draw:dots2="2" draw:distance="0.004cm"/>
    <draw:stroke-dash draw:name="Dashed_20__28_var_29__20_92" draw:display-name="Dashed (var) 92" draw:style="round" draw:dots2="2" draw:distance="0.004cm"/>
    <draw:stroke-dash draw:name="Dashed_20__28_var_29__20_93" draw:display-name="Dashed (var) 93" draw:style="round" draw:dots2="2" draw:distance="0.013cm"/>
    <draw:stroke-dash draw:name="Dashed_20__28_var_29__20_94" draw:display-name="Dashed (var) 94" draw:style="round" draw:dots2="2" draw:distance="0.013cm"/>
    <draw:stroke-dash draw:name="Dashed_20__28_var_29__20_95" draw:display-name="Dashed (var) 95" draw:style="round" draw:dots2="2" draw:distance="0.013cm"/>
    <draw:stroke-dash draw:name="Dashed_20__28_var_29__20_96" draw:display-name="Dashed (var) 96" draw:style="round" draw:dots2="2" draw:distance="0.013cm"/>
    <draw:stroke-dash draw:name="Dashed_20__28_var_29__20_97" draw:display-name="Dashed (var) 97" draw:style="round" draw:dots2="2" draw:distance="0.013cm"/>
    <draw:stroke-dash draw:name="Dashed_20__28_var_29__20_98" draw:display-name="Dashed (var) 98" draw:style="round" draw:dots2="2" draw:distance="0.013cm"/>
    <draw:stroke-dash draw:name="Dashed_20__28_var_29__20_99" draw:display-name="Dashed (var) 99" draw:style="round" draw:dots2="2" draw:distance="0.013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1T10:06:38.24</meta:creation-date>
    <meta:editing-duration>PT23H17M23S</meta:editing-duration>
    <meta:editing-cycles>136</meta:editing-cycles>
    <meta:generator>LibreOffice/6.2.3.2$Windows_X86_64 LibreOffice_project/aecc05fe267cc68dde00352a451aa867b3b546ac</meta:generator>
    <meta:initial-creator>Véronique et Thibaud FONTANET</meta:initial-creator>
    <dc:date>2019-08-06T11:36:30.278000000</dc:date>
    <meta:document-statistic meta:table-count="10" meta:image-count="0" meta:object-count="8" meta:page-count="2" meta:paragraph-count="70" meta:word-count="110" meta:character-count="490" meta:non-whitespace-character-count="304"/>
  </office:meta>
</office:document-meta>
</file>

<file path=Object 1/content.xml><?xml version="1.0" encoding="utf-8"?>
<math xmlns="http://www.w3.org/1998/Math/MathML" display="block">
  <semantics>
    <mfrac>
      <mn>1</mn>
      <mi>x</mi>
    </mfrac>
    <annotation encoding="StarMath 5.0">{1}over{x}</annotation>
  </semantics>
</math>
</file>

<file path=Object 2/content.xml><?xml version="1.0" encoding="utf-8"?>
<math xmlns="http://www.w3.org/1998/Math/MathML" display="block">
  <semantics>
    <mfrac>
      <mn>1</mn>
      <mi>x</mi>
    </mfrac>
    <annotation encoding="StarMath 5.0">{1}over{x}</annotation>
  </semantics>
</math>
</file>

<file path=Object 3/content.xml><?xml version="1.0" encoding="utf-8"?>
<math xmlns="http://www.w3.org/1998/Math/MathML" display="block">
  <semantics>
    <msqrt>
      <mi>x</mi>
    </msqrt>
    <annotation encoding="StarMath 5.0"> sqrt  x</annotation>
  </semantics>
</math>
</file>

<file path=Object 4/content.xml><?xml version="1.0" encoding="utf-8"?>
<math xmlns="http://www.w3.org/1998/Math/MathML" display="block">
  <semantics>
    <msqrt>
      <mi>x</mi>
    </msqrt>
    <annotation encoding="StarMath 5.0"> sqrt  x</annotation>
  </semantics>
</math>
</file>

<file path=Object 5/content.xml><?xml version="1.0" encoding="utf-8"?>
<math xmlns="http://www.w3.org/1998/Math/MathML" display="block">
  <semantics>
    <mfrac>
      <mn>1</mn>
      <mi>x</mi>
    </mfrac>
    <annotation encoding="StarMath 5.0">{1}over{x}</annotation>
  </semantics>
</math>
</file>

<file path=Object 6/content.xml><?xml version="1.0" encoding="utf-8"?>
<math xmlns="http://www.w3.org/1998/Math/MathML" display="block">
  <semantics>
    <mfrac>
      <mn>1</mn>
      <mi>x</mi>
    </mfrac>
    <annotation encoding="StarMath 5.0">{1}over{x}</annotation>
  </semantics>
</math>
</file>

<file path=Object 7/content.xml><?xml version="1.0" encoding="utf-8"?>
<math xmlns="http://www.w3.org/1998/Math/MathML" display="block">
  <semantics>
    <msqrt>
      <mi>x</mi>
    </msqrt>
    <annotation encoding="StarMath 5.0"> sqrt  x</annotation>
  </semantics>
</math>
</file>

<file path=Object 8/content.xml><?xml version="1.0" encoding="utf-8"?>
<math xmlns="http://www.w3.org/1998/Math/MathML" display="block">
  <semantics>
    <msqrt>
      <mi>x</mi>
    </msqrt>
    <annotation encoding="StarMath 5.0"> sqrt  x</annotation>
  </semantics>
</math>
</file>